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2 11 6 4 2 2 2 2 2 4"/>
    <style:font-face style:name="Kokila" svg:font-family="Kokila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)" style:num-format="१, २, ३, ...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7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8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9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10" style:parent-style-name="Normal" style:family="paragraph">
      <style:paragraph-properties fo:margin-left="3.5in" fo:text-indent="0.5in">
        <style:tab-stops/>
      </style:paragraph-properties>
      <style:text-properties style:font-name="Nirmala UI" style:font-name-complex="Nirmala UI" fo:color="#0070C0" fo:font-size="22pt" style:font-size-asian="22pt" style:font-size-complex="22pt"/>
    </style:style>
    <style:style style:name="P11" style:parent-style-name="Normal" style:family="paragraph">
      <style:text-properties style:font-name="Nirmala UI" style:font-name-complex="Nirmala UI"/>
    </style:style>
    <style:style style:name="P12" style:parent-style-name="Normal" style:family="paragraph">
      <style:text-properties style:font-name="Nirmala UI" style:font-name-complex="Nirmala UI"/>
    </style:style>
    <style:style style:name="P13" style:parent-style-name="Normal" style:family="paragraph">
      <style:text-properties style:font-name="Nirmala UI" style:font-name-complex="Nirmala UI"/>
    </style:style>
    <style:style style:name="P14" style:parent-style-name="Normal" style:family="paragraph">
      <style:text-properties style:font-name="Nirmala UI" style:font-name-complex="Nirmala UI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ize="36pt" style:font-size-asian="36pt" style:font-size-complex="36pt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Nirmala UI" style:font-name-complex="Nirmala UI"/>
    </style:style>
    <style:style style:name="P20" style:parent-style-name="Normal" style:family="paragraph">
      <style:text-properties style:font-name="Nirmala UI" style:font-name-complex="Nirmala UI"/>
    </style:style>
    <style:style style:name="P21" style:parent-style-name="Normal" style:family="paragraph">
      <style:text-properties style:font-name="Nirmala UI" style:font-name-complex="Nirmala UI"/>
    </style:style>
    <style:style style:name="P22" style:parent-style-name="Normal" style:family="paragraph">
      <style:text-properties style:font-name="Nirmala UI" style:font-name-complex="Nirmala UI"/>
    </style:style>
    <style:style style:name="P23" style:parent-style-name="Normal" style:family="paragraph">
      <style:text-properties style:font-name="Nirmala UI" style:font-name-complex="Nirmala UI"/>
    </style:style>
    <style:style style:name="P24" style:parent-style-name="Normal" style:family="paragraph">
      <style:text-properties style:font-name="Nirmala UI" style:font-name-complex="Nirmala UI"/>
    </style:style>
    <style:style style:name="P25" style:parent-style-name="Normal" style:family="paragraph">
      <style:text-properties style:font-name="Nirmala UI" style:font-name-complex="Nirmala UI"/>
    </style:style>
    <style:style style:name="P26" style:parent-style-name="Normal" style:family="paragraph">
      <style:text-properties style:font-name="Nirmala UI" style:font-name-complex="Nirmala UI"/>
    </style:style>
    <style:style style:name="P27" style:parent-style-name="Normal" style:family="paragraph">
      <style:text-properties style:font-name="Nirmala UI" style:font-name-complex="Nirmala UI"/>
    </style:style>
    <style:style style:name="P28" style:parent-style-name="Normal" style:family="paragraph">
      <style:text-properties style:font-name="Nirmala UI" style:font-name-complex="Nirmala UI"/>
    </style:style>
    <style:style style:name="P29" style:parent-style-name="HTMLPreformatted" style:family="paragraph">
      <style:paragraph-properties fo:background-color="#FFFFFF"/>
    </style:style>
    <style:style style:name="T30" style:parent-style-name="DefaultParagraphFont" style:family="text">
      <style:text-properties style:font-name="Nirmala UI" style:font-name-complex="Nirmala UI"/>
    </style:style>
    <style:style style:name="T31" style:parent-style-name="DefaultParagraphFont" style:family="text">
      <style:text-properties style:font-name="Nirmala UI" style:font-name-complex="Nirmala UI"/>
    </style:style>
    <style:style style:name="T32" style:parent-style-name="DefaultParagraphFont" style:family="text">
      <style:text-properties style:font-name="Nirmala UI" style:font-name-complex="Nirmala UI"/>
    </style:style>
    <style:style style:name="T33" style:parent-style-name="DefaultParagraphFont" style:family="text">
      <style:text-properties style:font-name="Nirmala UI" style:font-name-complex="Nirmala UI"/>
    </style:style>
    <style:style style:name="T34" style:parent-style-name="DefaultParagraphFont" style:family="text">
      <style:text-properties style:font-name="inherit" style:font-name-complex="Nirmala UI" fo:color="#0070C0" fo:font-size="14pt" style:font-size-asian="14pt" style:font-size-complex="14pt" style:script-type="complex" style:language-complex="hi" style:country-complex="IN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style:font-name="Nirmala UI" style:font-name-complex="Nirmala UI" fo:font-size="12pt" style:font-size-asian="12pt"/>
    </style:style>
    <style:style style:name="T37" style:parent-style-name="DefaultParagraphFont" style:family="text">
      <style:text-properties style:font-name="Nirmala UI" style:font-name-complex="Nirmala UI" fo:font-size="12pt" style:font-size-asian="12pt"/>
    </style:style>
    <style:style style:name="T38" style:parent-style-name="DefaultParagraphFont" style:family="text">
      <style:text-properties style:font-name="Nirmala UI" style:font-name-complex="Nirmala UI" fo:font-size="12pt" style:font-size-asian="12pt"/>
    </style:style>
    <style:style style:name="T39" style:parent-style-name="DefaultParagraphFont" style:family="text">
      <style:text-properties style:font-name="Nirmala UI" style:font-name-complex="Nirmala UI" fo:font-size="12pt" style:font-size-asian="12pt"/>
    </style:style>
    <style:style style:name="T40" style:parent-style-name="DefaultParagraphFont" style:family="text">
      <style:text-properties style:font-name="Nirmala UI" style:font-name-complex="Nirmala UI" fo:font-size="12pt" style:font-size-asian="12pt"/>
    </style:style>
    <style:style style:name="T41" style:parent-style-name="DefaultParagraphFont" style:family="text">
      <style:text-properties style:font-name="Nirmala UI" style:font-name-complex="Nirmala UI" fo:font-size="12pt" style:font-size-asian="12pt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style:font-name="Nirmala UI" style:font-name-complex="Nirmala UI" fo:font-size="12pt" style:font-size-asian="12pt"/>
    </style:style>
    <style:style style:name="T44" style:parent-style-name="DefaultParagraphFont" style:family="text">
      <style:text-properties style:font-name="Nirmala UI" style:font-name-complex="Nirmala UI" fo:font-size="12pt" style:font-size-asian="12pt"/>
    </style:style>
    <style:style style:name="T45" style:parent-style-name="DefaultParagraphFont" style:family="text">
      <style:text-properties style:font-name="Nirmala UI" style:font-name-complex="Nirmala UI" fo:font-size="12pt" style:font-size-asian="12pt"/>
    </style:style>
    <style:style style:name="T46" style:parent-style-name="DefaultParagraphFont" style:family="text">
      <style:text-properties style:font-name="Nirmala UI" style:font-name-complex="Nirmala UI" fo:font-size="12pt" style:font-size-asian="12pt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style:font-name="Nirmala UI" style:font-name-complex="Nirmala UI" fo:color="#000000" fo:font-size="12pt" style:font-size-asian="12pt" fo:background-color="#FFFFFF"/>
    </style:style>
    <style:style style:name="T49" style:parent-style-name="DefaultParagraphFont" style:family="text">
      <style:text-properties style:font-name="Nirmala UI" style:font-name-complex="Nirmala UI" fo:font-size="12pt" style:font-size-asian="12pt"/>
    </style:style>
    <style:style style:name="T50" style:parent-style-name="DefaultParagraphFont" style:family="text">
      <style:text-properties style:font-name="Nirmala UI" style:font-name-complex="Nirmala UI" fo:font-size="12pt" style:font-size-asian="12pt"/>
    </style:style>
    <style:style style:name="T51" style:parent-style-name="DefaultParagraphFont" style:family="text">
      <style:text-properties style:font-name="Nirmala UI" style:font-name-complex="Nirmala UI" fo:font-size="12pt" style:font-size-asian="12pt"/>
    </style:style>
    <style:style style:name="T52" style:parent-style-name="DefaultParagraphFont" style:family="text">
      <style:text-properties style:font-name="Nirmala UI" style:font-name-complex="Nirmala UI" fo:font-size="12pt" style:font-size-asian="12pt"/>
    </style:style>
    <style:style style:name="P53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54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55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56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57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58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59" style:parent-style-name="ListParagraph" style:family="paragraph">
      <style:text-properties style:font-name="Nirmala UI" style:font-name-complex="Nirmala UI" fo:font-size="10pt" style:font-size-asian="10pt" style:font-size-complex="9pt"/>
    </style:style>
    <style:style style:name="P60" style:parent-style-name="Normal" style:family="paragraph">
      <style:paragraph-properties fo:text-indent="0.5in"/>
      <style:text-properties style:font-name="Nirmala UI" style:font-name-complex="Nirmala UI" fo:font-size="12pt" style:font-size-asian="12pt"/>
    </style:style>
    <style:style style:name="P61" style:parent-style-name="Normal" style:family="paragraph">
      <style:text-properties style:font-name="Nirmala UI" style:font-name-complex="Nirmala UI"/>
    </style:style>
    <style:style style:name="P62" style:parent-style-name="Normal" style:family="paragraph">
      <style:text-properties style:font-name="Nirmala UI" style:font-name-complex="Nirmala UI"/>
    </style:style>
    <style:style style:name="P63" style:parent-style-name="Normal" style:family="paragraph">
      <style:text-properties style:font-name="Nirmala UI" style:font-name-complex="Nirmala UI"/>
    </style:style>
    <style:style style:name="P64" style:parent-style-name="Normal" style:family="paragraph">
      <style:text-properties style:font-name="Nirmala UI" style:font-name-complex="Nirmala UI"/>
    </style:style>
    <style:style style:name="P65" style:parent-style-name="Normal" style:family="paragraph">
      <style:text-properties style:font-name="Nirmala UI" style:font-name-complex="Nirmala UI"/>
    </style:style>
    <style:style style:name="P66" style:parent-style-name="Normal" style:family="paragraph">
      <style:text-properties style:font-name="Nirmala UI" style:font-name-complex="Nirmala UI"/>
    </style:style>
    <style:style style:name="P67" style:parent-style-name="Normal" style:family="paragraph">
      <style:text-properties style:font-name="Nirmala UI" style:font-name-complex="Nirmala UI"/>
    </style:style>
    <style:style style:name="P68" style:parent-style-name="Normal" style:family="paragraph">
      <style:text-properties style:font-name="Nirmala UI" style:font-name-complex="Nirmala UI"/>
    </style:style>
    <style:style style:name="P69" style:parent-style-name="Normal" style:family="paragraph">
      <style:text-properties style:font-name="Nirmala UI" style:font-name-complex="Nirmala UI"/>
    </style:style>
    <style:style style:name="P70" style:parent-style-name="Normal" style:family="paragraph">
      <style:text-properties style:font-name="Nirmala UI" style:font-name-complex="Nirmala UI"/>
    </style:style>
    <style:style style:name="P71" style:parent-style-name="Normal" style:family="paragraph">
      <style:text-properties style:font-name="Nirmala UI" style:font-name-complex="Nirmala UI"/>
    </style:style>
    <style:style style:name="P72" style:parent-style-name="Normal" style:family="paragraph">
      <style:text-properties style:font-name="Nirmala UI" style:font-name-complex="Nirmala UI"/>
    </style:style>
    <style:style style:name="T73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74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75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76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77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78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79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0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1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2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83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4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85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6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7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8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89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90" style:parent-style-name="Hyperlink" style:family="text">
      <style:text-properties style:font-name="Nirmala UI" style:font-name-asian="Times New Roman" style:font-name-complex="Nirmala UI" fo:font-size="10pt" style:font-size-asian="10pt" style:font-size-complex="10pt" style:language-asian="en" style:country-asian="IN"/>
    </style:style>
    <style:style style:name="T91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T92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93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0pt" style:language-asian="en" style:country-asian="IN"/>
    </style:style>
    <style:style style:name="P94" style:parent-style-name="HTMLPreformatted" style:family="paragraph">
      <style:paragraph-properties fo:background-color="#FFFFFF"/>
    </style:style>
    <style:style style:name="T95" style:parent-style-name="DefaultParagraphFont" style:family="text">
      <style:text-properties style:font-name="Nirmala UI" style:font-name-complex="Nirmala UI" fo:color="#0070C0" fo:font-size="14pt" style:font-size-asian="14pt" style:font-size-complex="12pt"/>
    </style:style>
    <style:style style:name="T96" style:parent-style-name="DefaultParagraphFont" style:family="text">
      <style:text-properties style:font-name="Nirmala UI" style:font-name-complex="Nirmala UI" fo:color="#0070C0" fo:font-size="14pt" style:font-size-asian="14pt" style:font-size-complex="14pt" style:language-complex="hi" style:country-complex="IN"/>
    </style:style>
    <style:style style:name="T97" style:parent-style-name="DefaultParagraphFont" style:family="text">
      <style:text-properties style:font-name="Nirmala UI" style:font-name-complex="Nirmala UI" fo:color="#0070C0" fo:font-size="14pt" style:font-size-asian="14pt" style:font-size-complex="14pt" style:language-complex="hi" style:country-complex="IN"/>
    </style:style>
    <style:style style:name="P98" style:parent-style-name="Normal" style:family="paragraph">
      <style:text-properties style:font-name="Nirmala UI" style:font-name-complex="Nirmala UI" fo:font-size="9pt" style:font-size-asian="9pt" style:font-size-complex="9pt"/>
    </style:style>
    <style:style style:name="P99" style:parent-style-name="Normal" style:family="paragraph">
      <style:paragraph-properties fo:text-align="justify"/>
    </style:style>
    <style:style style:name="T1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127" style:parent-style-name="DefaultParagraphFont" style:family="text">
      <style:text-properties style:font-name="Nirmala UI" style:font-name-complex="Nirmala UI" fo:font-size="8pt" style:font-size-asian="8pt" style:font-size-complex="9pt"/>
    </style:style>
    <style:style style:name="T1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" style:parent-style-name="DefaultParagraphFont" style:family="text">
      <style:text-properties style:font-name="Nirmala UI" style:font-name-complex="Nirmala UI" fo:color="#1D2129" fo:font-size="10.5pt" style:font-size-asian="10.5pt" style:font-size-complex="10.5pt"/>
    </style:style>
    <style:style style:name="T152" style:parent-style-name="DefaultParagraphFont" style:family="text">
      <style:text-properties style:font-name="Nirmala UI" style:font-name-complex="Nirmala UI" fo:color="#1D2129" fo:font-size="10.5pt" style:font-size-asian="10.5pt" style:font-size-complex="10.5pt"/>
    </style:style>
    <style:style style:name="T153" style:parent-style-name="DefaultParagraphFont" style:family="text">
      <style:text-properties style:font-name="Nirmala UI" style:font-name-complex="Nirmala UI" fo:color="#1D2129" fo:font-size="10.5pt" style:font-size-asian="10.5pt" style:font-size-complex="10.5pt"/>
    </style:style>
    <style:style style:name="T1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163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164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275" style:parent-style-name="DefaultParagraphFont" style:family="text">
      <style:text-properties style:font-name="Nirmala UI" style:font-name-complex="Nirmala UI" fo:font-size="10pt" style:font-size-asian="10pt" style:font-size-complex="10pt"/>
    </style:style>
    <style:style style:name="T276" style:parent-style-name="DefaultParagraphFont" style:family="text">
      <style:text-properties style:font-name="Nirmala UI" style:font-name-complex="Nirmala UI"/>
    </style:style>
    <style:style style:name="T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2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10" style:parent-style-name="Normal" style:family="paragraph">
      <style:paragraph-properties fo:text-align="justify"/>
    </style:style>
    <style:style style:name="T3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49" style:parent-style-name="DefaultParagraphFont" style:family="text">
      <style:text-properties style:font-name="Nirmala UI" style:font-name-asian="Times New Roman" style:font-name-complex="Nirmala UI" fo:color="#000000" fo:font-size="10pt" style:font-size-asian="10pt" style:font-size-complex="12pt" style:language-asian="en" style:country-asian="IN"/>
    </style:style>
    <style:style style:name="T450" style:parent-style-name="DefaultParagraphFont" style:family="text">
      <style:text-properties style:font-name="Nirmala UI" style:font-name-asian="Times New Roman" style:font-name-complex="Nirmala UI" fo:color="#000000" fo:font-size="12pt" style:font-size-asian="12pt" style:font-size-complex="12pt" style:language-asian="en" style:country-asian="IN"/>
    </style:style>
    <style:style style:name="T4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478" style:parent-style-name="Normal" style:family="paragraph">
      <style:paragraph-properties fo:text-align="justify"/>
    </style:style>
    <style:style style:name="T4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49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4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503" style:parent-style-name="ListParagraph" style:list-style-name="LFO3" style:family="paragraph">
      <style:paragraph-properties fo:text-align="justify"/>
    </style:style>
    <style:style style:name="T5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5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5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5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547" style:parent-style-name="ListParagraph" style:list-style-name="LFO3" style:family="paragraph">
      <style:paragraph-properties fo:text-align="justify"/>
    </style:style>
    <style:style style:name="T548" style:parent-style-name="DefaultParagraphFont" style:family="text">
      <style:text-properties style:font-name="Nirmala UI" style:font-name-complex="Nirmala UI" fo:font-weight="bold" style:font-weight-asian="bold" fo:color="#000000" fo:font-size="10pt" style:font-size-asian="10pt" style:font-size-complex="10pt" fo:background-color="#FFFFFF"/>
    </style:style>
    <style:style style:name="T54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5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6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7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8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59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0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1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2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3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0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1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3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48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P649" style:parent-style-name="Normal" style:family="paragraph">
      <style:paragraph-properties fo:text-align="justify"/>
    </style:style>
    <style:style style:name="T6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6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6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7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69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8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8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907" style:parent-style-name="Normal" style:family="paragraph">
      <style:paragraph-properties fo:text-align="justify"/>
    </style:style>
    <style:style style:name="T9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9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0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6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1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147" style:parent-style-name="Normal" style:family="paragraph">
      <style:paragraph-properties fo:text-align="justify"/>
    </style:style>
    <style:style style:name="T1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19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19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198" style:parent-style-name="Normal" style:family="paragraph">
      <style:paragraph-properties fo:text-align="justify"/>
    </style:style>
    <style:style style:name="T1199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1200" style:parent-style-name="DefaultParagraphFont" style:family="text">
      <style:text-properties style:font-name="Nirmala UI" style:font-name-complex="Nirmala UI" fo:font-size="12pt" style:font-size-asian="12pt"/>
    </style:style>
    <style:style style:name="P1201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202" style:parent-style-name="Normal" style:family="paragraph">
      <style:paragraph-properties fo:text-align="justify"/>
    </style:style>
    <style:style style:name="T12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0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2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3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32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328" style:parent-style-name="HTMLPreformatted" style:family="paragraph">
      <style:paragraph-properties fo:background-color="#FFFFFF"/>
    </style:style>
    <style:style style:name="T1329" style:parent-style-name="DefaultParagraphFont" style:family="text">
      <style:text-properties style:font-name="Nirmala UI" style:font-name-complex="Nirmala UI" fo:font-weight="bold" style:font-weight-asian="bold" style:font-size-complex="9pt"/>
    </style:style>
    <style:style style:name="T1330" style:parent-style-name="DefaultParagraphFont" style:family="text">
      <style:text-properties style:font-name="Nirmala UI" style:font-name-complex="Nirmala UI" style:font-size-complex="9pt"/>
    </style:style>
    <style:style style:name="T1331" style:parent-style-name="DefaultParagraphFont" style:family="text">
      <style:text-properties style:font-name="Nirmala UI" style:font-name-complex="Nirmala UI" style:font-size-complex="9pt"/>
    </style:style>
    <style:style style:name="T1332" style:parent-style-name="DefaultParagraphFont" style:family="text">
      <style:text-properties style:font-name="Nirmala UI" style:font-name-complex="Nirmala UI" style:font-size-complex="9pt"/>
    </style:style>
    <style:style style:name="T1333" style:parent-style-name="DefaultParagraphFont" style:family="text">
      <style:text-properties style:font-name="Nirmala UI" style:font-name-complex="Nirmala UI" style:font-size-complex="9pt"/>
    </style:style>
    <style:style style:name="T1334" style:parent-style-name="DefaultParagraphFont" style:family="text">
      <style:text-properties style:font-name="Nirmala UI" style:font-name-complex="Nirmala UI" style:font-size-complex="9pt"/>
    </style:style>
    <style:style style:name="T1335" style:parent-style-name="DefaultParagraphFont" style:family="text">
      <style:text-properties style:font-name="Nirmala UI" style:font-name-complex="Nirmala UI" style:font-size-complex="9pt"/>
    </style:style>
    <style:style style:name="T1336" style:parent-style-name="DefaultParagraphFont" style:family="text">
      <style:text-properties style:font-name="Nirmala UI" style:font-name-complex="Nirmala UI" style:font-size-complex="9pt"/>
    </style:style>
    <style:style style:name="T1337" style:parent-style-name="DefaultParagraphFont" style:family="text">
      <style:text-properties style:font-name="Nirmala UI" style:font-name-complex="Nirmala UI" style:font-size-complex="9pt"/>
    </style:style>
    <style:style style:name="T1338" style:parent-style-name="DefaultParagraphFont" style:family="text">
      <style:text-properties style:font-name="Nirmala UI" style:font-name-complex="Nirmala UI" style:font-size-complex="9pt"/>
    </style:style>
    <style:style style:name="T1339" style:parent-style-name="DefaultParagraphFont" style:family="text">
      <style:text-properties style:font-name="Nirmala UI" style:font-name-complex="Nirmala UI" style:font-size-complex="9pt"/>
    </style:style>
    <style:style style:name="T1340" style:parent-style-name="DefaultParagraphFont" style:family="text">
      <style:text-properties style:font-name="Nirmala UI" style:font-name-complex="Nirmala UI" style:font-size-complex="9pt"/>
    </style:style>
    <style:style style:name="T1341" style:parent-style-name="DefaultParagraphFont" style:family="text">
      <style:text-properties style:font-name="Nirmala UI" style:font-name-complex="Nirmala UI" style:font-size-complex="9pt"/>
    </style:style>
    <style:style style:name="T1342" style:parent-style-name="DefaultParagraphFont" style:family="text">
      <style:text-properties style:font-name="Nirmala UI" style:font-name-complex="Nirmala UI" style:font-size-complex="9pt"/>
    </style:style>
    <style:style style:name="T1343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44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45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46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47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48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49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50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51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52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53" style:parent-style-name="DefaultParagraphFont" style:family="text">
      <style:text-properties style:font-name="Nirmala UI" style:font-name-complex="Nirmala UI" fo:color="#212121" style:script-type="complex" fo:language="en" fo:country="US" style:language-asian="en" style:country-asian="US" style:language-complex="hi" style:country-complex="IN"/>
    </style:style>
    <style:style style:name="T1354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355" style:parent-style-name="DefaultParagraphFont" style:family="text">
      <style:text-properties style:font-name="Nirmala UI" style:font-name-complex="Nirmala UI" style:font-size-complex="9pt"/>
    </style:style>
    <style:style style:name="T1356" style:parent-style-name="DefaultParagraphFont" style:family="text">
      <style:text-properties style:font-name="Nirmala UI" style:font-name-complex="Nirmala UI" style:font-size-complex="9pt"/>
    </style:style>
    <style:style style:name="T1357" style:parent-style-name="DefaultParagraphFont" style:family="text">
      <style:text-properties style:font-name="Nirmala UI" style:font-name-complex="Nirmala UI" style:font-size-complex="9pt"/>
    </style:style>
    <style:style style:name="T1358" style:parent-style-name="DefaultParagraphFont" style:family="text">
      <style:text-properties style:font-name="Nirmala UI" style:font-name-complex="Nirmala UI" style:font-size-complex="9pt"/>
    </style:style>
    <style:style style:name="T1359" style:parent-style-name="DefaultParagraphFont" style:family="text">
      <style:text-properties style:font-name="Nirmala UI" style:font-name-complex="Nirmala UI" style:font-size-complex="9pt"/>
    </style:style>
    <style:style style:name="T1360" style:parent-style-name="DefaultParagraphFont" style:family="text">
      <style:text-properties style:font-name="Nirmala UI" style:font-name-complex="Nirmala UI" style:font-size-complex="9pt"/>
    </style:style>
    <style:style style:name="T1361" style:parent-style-name="DefaultParagraphFont" style:family="text">
      <style:text-properties style:font-name="Nirmala UI" style:font-name-complex="Nirmala UI" style:font-size-complex="9pt"/>
    </style:style>
    <style:style style:name="T1362" style:parent-style-name="DefaultParagraphFont" style:family="text">
      <style:text-properties style:font-name="Nirmala UI" style:font-name-complex="Nirmala UI" style:font-size-complex="9pt"/>
    </style:style>
    <style:style style:name="T1363" style:parent-style-name="DefaultParagraphFont" style:family="text">
      <style:text-properties style:font-name="Nirmala UI" style:font-name-complex="Nirmala UI" style:font-size-complex="9pt"/>
    </style:style>
    <style:style style:name="T1364" style:parent-style-name="DefaultParagraphFont" style:family="text">
      <style:text-properties style:font-name="Nirmala UI" style:font-name-complex="Nirmala UI" style:font-size-complex="9pt"/>
    </style:style>
    <style:style style:name="T1365" style:parent-style-name="DefaultParagraphFont" style:family="text">
      <style:text-properties style:font-name="Nirmala UI" style:font-name-complex="Nirmala UI" style:font-size-complex="9pt"/>
    </style:style>
    <style:style style:name="T1366" style:parent-style-name="DefaultParagraphFont" style:family="text">
      <style:text-properties style:font-name="Nirmala UI" style:font-name-complex="Nirmala UI" style:font-size-complex="9pt"/>
    </style:style>
    <style:style style:name="T1367" style:parent-style-name="DefaultParagraphFont" style:family="text">
      <style:text-properties style:font-name="Nirmala UI" style:font-name-complex="Nirmala UI" style:font-size-complex="9pt"/>
    </style:style>
    <style:style style:name="T1368" style:parent-style-name="DefaultParagraphFont" style:family="text">
      <style:text-properties style:font-name="Nirmala UI" style:font-name-complex="Nirmala UI" style:font-size-complex="9pt"/>
    </style:style>
    <style:style style:name="T1369" style:parent-style-name="DefaultParagraphFont" style:family="text">
      <style:text-properties style:font-name="Nirmala UI" style:font-name-complex="Nirmala UI" style:font-size-complex="9pt"/>
    </style:style>
    <style:style style:name="T1370" style:parent-style-name="DefaultParagraphFont" style:family="text">
      <style:text-properties style:font-name="Nirmala UI" style:font-name-complex="Nirmala UI" style:font-size-complex="9pt"/>
    </style:style>
    <style:style style:name="T1371" style:parent-style-name="DefaultParagraphFont" style:family="text">
      <style:text-properties style:font-name="Nirmala UI" style:font-name-complex="Nirmala UI" style:font-size-complex="9pt"/>
    </style:style>
    <style:style style:name="T1372" style:parent-style-name="DefaultParagraphFont" style:family="text">
      <style:text-properties style:font-name="Nirmala UI" style:font-name-complex="Nirmala UI" style:font-size-complex="9pt"/>
    </style:style>
    <style:style style:name="T1373" style:parent-style-name="DefaultParagraphFont" style:family="text">
      <style:text-properties style:font-name="Nirmala UI" style:font-name-complex="Nirmala UI" style:font-size-complex="9pt"/>
    </style:style>
    <style:style style:name="T1374" style:parent-style-name="DefaultParagraphFont" style:family="text">
      <style:text-properties style:font-name="Nirmala UI" style:font-name-complex="Nirmala UI" style:font-size-complex="9pt"/>
    </style:style>
    <style:style style:name="T1375" style:parent-style-name="DefaultParagraphFont" style:family="text">
      <style:text-properties style:font-name="Nirmala UI" style:font-name-complex="Nirmala UI" style:font-size-complex="9pt"/>
    </style:style>
    <style:style style:name="T1376" style:parent-style-name="DefaultParagraphFont" style:family="text">
      <style:text-properties style:font-name="Nirmala UI" style:font-name-complex="Nirmala UI" style:font-size-complex="9pt"/>
    </style:style>
    <style:style style:name="T1377" style:parent-style-name="DefaultParagraphFont" style:family="text">
      <style:text-properties style:font-name="Nirmala UI" style:font-name-complex="Nirmala UI" style:font-size-complex="9pt"/>
    </style:style>
    <style:style style:name="T1378" style:parent-style-name="DefaultParagraphFont" style:family="text">
      <style:text-properties style:font-name="Nirmala UI" style:font-name-complex="Nirmala UI" style:font-size-complex="9pt"/>
    </style:style>
    <style:style style:name="T1379" style:parent-style-name="DefaultParagraphFont" style:family="text">
      <style:text-properties style:font-name="Nirmala UI" style:font-name-complex="Nirmala UI" style:font-size-complex="9pt"/>
    </style:style>
    <style:style style:name="T1380" style:parent-style-name="DefaultParagraphFont" style:family="text">
      <style:text-properties style:font-name="Nirmala UI" style:font-name-complex="Nirmala UI" style:font-size-complex="9pt"/>
    </style:style>
    <style:style style:name="T1381" style:parent-style-name="DefaultParagraphFont" style:family="text">
      <style:text-properties style:font-name="Nirmala UI" style:font-name-complex="Nirmala UI" style:font-size-complex="9pt"/>
    </style:style>
    <style:style style:name="T1382" style:parent-style-name="DefaultParagraphFont" style:family="text">
      <style:text-properties style:font-name="Nirmala UI" style:font-name-complex="Nirmala UI" style:font-size-complex="9pt"/>
    </style:style>
    <style:style style:name="T1383" style:parent-style-name="DefaultParagraphFont" style:family="text">
      <style:text-properties style:font-name="Nirmala UI" style:font-name-complex="Nirmala UI" style:font-size-complex="9pt"/>
    </style:style>
    <style:style style:name="T1384" style:parent-style-name="DefaultParagraphFont" style:family="text">
      <style:text-properties style:font-name="Nirmala UI" style:font-name-complex="Nirmala UI" style:font-size-complex="9pt"/>
    </style:style>
    <style:style style:name="T1385" style:parent-style-name="DefaultParagraphFont" style:family="text">
      <style:text-properties style:font-name="Nirmala UI" style:font-name-complex="Nirmala UI" style:font-size-complex="9pt"/>
    </style:style>
    <style:style style:name="T1386" style:parent-style-name="DefaultParagraphFont" style:family="text">
      <style:text-properties style:font-name="Nirmala UI" style:font-name-complex="Nirmala UI" style:font-size-complex="9pt"/>
    </style:style>
    <style:style style:name="T1387" style:parent-style-name="DefaultParagraphFont" style:family="text">
      <style:text-properties style:font-name="Nirmala UI" style:font-name-complex="Nirmala UI" style:font-size-complex="9pt"/>
    </style:style>
    <style:style style:name="T1388" style:parent-style-name="DefaultParagraphFont" style:family="text">
      <style:text-properties style:font-name="Nirmala UI" style:font-name-complex="Nirmala UI" style:font-size-complex="9pt"/>
    </style:style>
    <style:style style:name="T1389" style:parent-style-name="DefaultParagraphFont" style:family="text">
      <style:text-properties style:font-name="Nirmala UI" style:font-name-complex="Nirmala UI" style:font-size-complex="9pt"/>
    </style:style>
    <style:style style:name="T1390" style:parent-style-name="DefaultParagraphFont" style:family="text">
      <style:text-properties style:font-name="Nirmala UI" style:font-name-complex="Nirmala UI" style:font-size-complex="9pt"/>
    </style:style>
    <style:style style:name="T1391" style:parent-style-name="DefaultParagraphFont" style:family="text">
      <style:text-properties style:font-name="Nirmala UI" style:font-name-complex="Nirmala UI" style:font-size-complex="9pt"/>
    </style:style>
    <style:style style:name="T1392" style:parent-style-name="DefaultParagraphFont" style:family="text">
      <style:text-properties style:font-name="Nirmala UI" style:font-name-complex="Nirmala UI" style:font-size-complex="9pt"/>
    </style:style>
    <style:style style:name="T1393" style:parent-style-name="DefaultParagraphFont" style:family="text">
      <style:text-properties style:font-name="Nirmala UI" style:font-name-complex="Nirmala UI" style:font-size-complex="9pt"/>
    </style:style>
    <style:style style:name="T1394" style:parent-style-name="DefaultParagraphFont" style:family="text">
      <style:text-properties style:font-name="Nirmala UI" style:font-name-complex="Nirmala UI" style:font-size-complex="9pt"/>
    </style:style>
    <style:style style:name="T1395" style:parent-style-name="DefaultParagraphFont" style:family="text">
      <style:text-properties style:font-name="Nirmala UI" style:font-name-complex="Nirmala UI" style:font-size-complex="9pt"/>
    </style:style>
    <style:style style:name="T1396" style:parent-style-name="DefaultParagraphFont" style:family="text">
      <style:text-properties style:font-name="Nirmala UI" style:font-name-complex="Nirmala UI" style:font-size-complex="9pt"/>
    </style:style>
    <style:style style:name="T1397" style:parent-style-name="DefaultParagraphFont" style:family="text">
      <style:text-properties style:font-name="Nirmala UI" style:font-name-complex="Nirmala UI" style:font-size-complex="9pt"/>
    </style:style>
    <style:style style:name="T1398" style:parent-style-name="DefaultParagraphFont" style:family="text">
      <style:text-properties style:font-name="Nirmala UI" style:font-name-complex="Nirmala UI" style:font-size-complex="9pt"/>
    </style:style>
    <style:style style:name="T1399" style:parent-style-name="DefaultParagraphFont" style:family="text">
      <style:text-properties style:font-name="Nirmala UI" style:font-name-complex="Nirmala UI" style:font-size-complex="9pt"/>
    </style:style>
    <style:style style:name="T1400" style:parent-style-name="DefaultParagraphFont" style:family="text">
      <style:text-properties style:font-name="Nirmala UI" style:font-name-complex="Nirmala UI" style:font-size-complex="9pt"/>
    </style:style>
    <style:style style:name="T1401" style:parent-style-name="DefaultParagraphFont" style:family="text">
      <style:text-properties style:font-name="Nirmala UI" style:font-name-complex="Nirmala UI" style:font-size-complex="9pt"/>
    </style:style>
    <style:style style:name="T1402" style:parent-style-name="DefaultParagraphFont" style:family="text">
      <style:text-properties style:font-name="Nirmala UI" style:font-name-complex="Nirmala UI" style:font-size-complex="9pt"/>
    </style:style>
    <style:style style:name="T1403" style:parent-style-name="DefaultParagraphFont" style:family="text">
      <style:text-properties style:font-name="Nirmala UI" style:font-name-complex="Nirmala UI" style:font-size-complex="9pt"/>
    </style:style>
    <style:style style:name="T1404" style:parent-style-name="DefaultParagraphFont" style:family="text">
      <style:text-properties style:font-name="Nirmala UI" style:font-name-complex="Nirmala UI" style:font-size-complex="9pt"/>
    </style:style>
    <style:style style:name="T1405" style:parent-style-name="DefaultParagraphFont" style:family="text">
      <style:text-properties style:font-name="Nirmala UI" style:font-name-complex="Nirmala UI" style:font-size-complex="9pt"/>
    </style:style>
    <style:style style:name="T1406" style:parent-style-name="DefaultParagraphFont" style:family="text">
      <style:text-properties style:font-name="Nirmala UI" style:font-name-complex="Nirmala UI" style:font-size-complex="9pt"/>
    </style:style>
    <style:style style:name="T1407" style:parent-style-name="DefaultParagraphFont" style:family="text">
      <style:text-properties style:font-name="Nirmala UI" style:font-name-complex="Nirmala UI" style:font-size-complex="9pt"/>
    </style:style>
    <style:style style:name="T1408" style:parent-style-name="DefaultParagraphFont" style:family="text">
      <style:text-properties style:font-name="Nirmala UI" style:font-name-complex="Nirmala UI" style:font-size-complex="9pt"/>
    </style:style>
    <style:style style:name="T1409" style:parent-style-name="DefaultParagraphFont" style:family="text">
      <style:text-properties style:font-name="Nirmala UI" style:font-name-complex="Nirmala UI" style:font-size-complex="9pt"/>
    </style:style>
    <style:style style:name="T1410" style:parent-style-name="DefaultParagraphFont" style:family="text">
      <style:text-properties style:font-name="Nirmala UI" style:font-name-complex="Nirmala UI" style:font-size-complex="9pt"/>
    </style:style>
    <style:style style:name="T1411" style:parent-style-name="DefaultParagraphFont" style:family="text">
      <style:text-properties style:font-name="Nirmala UI" style:font-name-complex="Nirmala UI" style:font-size-complex="9pt"/>
    </style:style>
    <style:style style:name="T1412" style:parent-style-name="DefaultParagraphFont" style:family="text">
      <style:text-properties style:font-name="Nirmala UI" style:font-name-complex="Nirmala UI" style:font-size-complex="9pt"/>
    </style:style>
    <style:style style:name="T1413" style:parent-style-name="DefaultParagraphFont" style:family="text">
      <style:text-properties style:font-name="Nirmala UI" style:font-name-complex="Nirmala UI" style:font-size-complex="9pt" style:script-type="complex" style:language-complex="hi" style:country-complex="IN"/>
    </style:style>
    <style:style style:name="T1414" style:parent-style-name="DefaultParagraphFont" style:family="text">
      <style:text-properties style:font-name="inherit" style:font-name-complex="Kokila" fo:color="#212121" style:script-type="complex" fo:language="en" fo:country="US" style:language-asian="en" style:country-asian="US" style:language-complex="hi" style:country-complex="IN"/>
    </style:style>
    <style:style style:name="T1415" style:parent-style-name="DefaultParagraphFont" style:family="text">
      <style:text-properties style:font-name="Nirmala UI" style:font-name-complex="Nirmala UI" style:font-size-complex="9pt"/>
    </style:style>
    <style:style style:name="P141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417" style:parent-style-name="Normal" style:family="paragraph">
      <style:paragraph-properties fo:text-align="justify"/>
    </style:style>
    <style:style style:name="T141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4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4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4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445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4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44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450" style:parent-style-name="Normal" style:family="paragraph">
      <style:paragraph-properties fo:text-align="justify"/>
    </style:style>
    <style:style style:name="T14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4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4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4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50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507" style:parent-style-name="Normal" style:family="paragraph">
      <style:paragraph-properties fo:text-align="justify"/>
    </style:style>
    <style:style style:name="T15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53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538" style:parent-style-name="Normal" style:family="paragraph">
      <style:paragraph-properties fo:text-align="justify"/>
    </style:style>
    <style:style style:name="T15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5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63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638" style:parent-style-name="Normal" style:family="paragraph">
      <style:paragraph-properties fo:text-align="justify"/>
    </style:style>
    <style:style style:name="T16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6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6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70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709" style:parent-style-name="Normal" style:family="paragraph">
      <style:paragraph-properties fo:text-align="justify"/>
    </style:style>
    <style:style style:name="T17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1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7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17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74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747" style:parent-style-name="Normal" style:family="paragraph">
      <style:paragraph-properties fo:text-align="justify"/>
    </style:style>
    <style:style style:name="T17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77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78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78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782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1783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1784" style:parent-style-name="Normal" style:family="paragraph">
      <style:paragraph-properties fo:text-align="justify"/>
    </style:style>
    <style:style style:name="T17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7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7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1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2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8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82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830" style:parent-style-name="ListParagraph" style:list-style-name="LFO9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31" style:parent-style-name="ListParagraph" style:list-style-name="LFO9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832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833" style:parent-style-name="Normal" style:family="paragraph">
      <style:paragraph-properties fo:text-align="justify"/>
    </style:style>
    <style:style style:name="T18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8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194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1941" style:parent-style-name="Normal" style:family="paragraph">
      <style:paragraph-properties fo:text-align="justify"/>
    </style:style>
    <style:style style:name="T19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973" style:parent-style-name="ListParagraph" style:list-style-name="LFO15" style:family="paragraph">
      <style:paragraph-properties fo:text-align="justify"/>
    </style:style>
    <style:style style:name="T19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19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993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994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995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1996" style:parent-style-name="ListParagraph" style:list-style-name="LFO16" style:family="paragraph">
      <style:paragraph-properties fo:text-align="justify"/>
    </style:style>
    <style:style style:name="T19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19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003" style:parent-style-name="DefaultParagraphFont" style:family="text">
      <style:text-properties style:font-name="Nirmala UI" style:font-name-complex="Nirmala UI" fo:font-weight="bold" style:font-weight-asian="bold" fo:color="#000000" fo:font-size="10pt" style:font-size-asian="10pt" style:font-size-complex="10pt" fo:background-color="#FFFFFF"/>
    </style:style>
    <style:style style:name="T20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05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06" style:parent-style-name="ListParagraph" style:list-style-name="LFO1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07" style:parent-style-name="ListParagraph" style:list-style-name="LFO15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0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009" style:parent-style-name="ListParagraph" style:list-style-name="LFO1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010" style:parent-style-name="ListParagraph" style:list-style-name="LFO1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011" style:parent-style-name="ListParagraph" style:list-style-name="LFO17" style:family="paragraph">
      <style:paragraph-properties fo:text-align="justify"/>
    </style:style>
    <style:style style:name="T20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0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09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10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101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102" style:parent-style-name="Normal" style:family="paragraph">
      <style:paragraph-properties fo:text-align="justify"/>
    </style:style>
    <style:style style:name="T21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1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2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2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23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233" style:parent-style-name="Normal" style:family="paragraph">
      <style:paragraph-properties fo:text-align="justify"/>
    </style:style>
    <style:style style:name="T223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3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3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3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3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2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27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276" style:parent-style-name="ListParagraph" style:list-style-name="LFO17" style:family="paragraph">
      <style:paragraph-properties fo:text-align="justify"/>
    </style:style>
    <style:style style:name="T2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2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321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322" style:parent-style-name="Normal" style:family="paragraph">
      <style:paragraph-properties fo:text-align="justify"/>
    </style:style>
    <style:style style:name="T23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3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37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7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8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390" style:parent-style-name="Normal" style:family="paragraph">
      <style:paragraph-properties fo:text-align="justify"/>
    </style:style>
    <style:style style:name="T2391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2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3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4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5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6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7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8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399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0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1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2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3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4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5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6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7" style:parent-style-name="DefaultParagraphFont" style:family="text"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T24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1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2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29" style:parent-style-name="ListParagraph" style:list-style-name="LFO21" style:family="paragraph">
      <style:paragraph-properties fo:text-align="justify"/>
    </style:style>
    <style:style style:name="T243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49" style:parent-style-name="DefaultParagraphFont" style:family="text">
      <style:text-properties style:font-name="Nirmala UI" style:font-name-complex="Nirmala UI" fo:font-weight="bold" style:font-weight-asian="bold" fo:color="#000000" fo:font-size="10pt" style:font-size-asian="10pt" style:font-size-complex="10pt" fo:background-color="#FFFFFF"/>
    </style:style>
    <style:style style:name="T24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52" style:parent-style-name="ListParagraph" style:list-style-name="LFO21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53" style:parent-style-name="ListParagraph" style:list-style-name="LFO21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5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455" style:parent-style-name="ListParagraph" style:list-style-name="LFO22" style:family="paragraph">
      <style:paragraph-properties fo:text-align="justify"/>
    </style:style>
    <style:style style:name="T24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4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4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519" style:parent-style-name="ListParagraph" style:list-style-name="LFO22" style:family="paragraph">
      <style:paragraph-properties fo:text-align="justify"/>
    </style:style>
    <style:style style:name="T2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552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553" style:parent-style-name="Normal" style:family="paragraph">
      <style:paragraph-properties fo:text-align="justify"/>
    </style:style>
    <style:style style:name="T25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5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7" style:parent-style-name="DefaultParagraphFont" style:family="text">
      <style:text-properties style:font-name="Nirmala UI" style:font-name-complex="Nirmala UI" fo:color="#000000" fo:font-size="10pt" style:font-size-asian="10pt" style:font-size-complex="10pt" fo:background-color="#FFFFFF"/>
    </style:style>
    <style:style style:name="T26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62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62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25" style:parent-style-name="ListParagraph" style:list-style-name="LFO24" style:family="paragraph">
      <style:paragraph-properties fo:text-align="justify"/>
    </style:style>
    <style:style style:name="T262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2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2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2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73" style:parent-style-name="ListParagraph" style:list-style-name="LFO24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74" style:parent-style-name="ListParagraph" style:list-style-name="LFO25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75" style:parent-style-name="ListParagraph" style:list-style-name="LFO25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76" style:parent-style-name="ListParagraph" style:list-style-name="LFO2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77" style:parent-style-name="ListParagraph" style:list-style-name="LFO26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678" style:parent-style-name="ListParagraph" style:list-style-name="LFO26" style:family="paragraph">
      <style:paragraph-properties fo:text-align="justify"/>
    </style:style>
    <style:style style:name="T26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6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6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01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702" style:parent-style-name="ListParagraph" style:list-style-name="LFO23" style:family="paragraph">
      <style:paragraph-properties fo:text-align="justify"/>
    </style:style>
    <style:style style:name="T27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0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741" style:parent-style-name="ListParagraph" style:list-style-name="LFO23" style:family="paragraph">
      <style:paragraph-properties fo:text-align="justify"/>
    </style:style>
    <style:style style:name="T27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7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784" style:parent-style-name="ListParagraph" style:list-style-name="LFO23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785" style:parent-style-name="ListParagraph" style:list-style-name="LFO23" style:family="paragraph">
      <style:paragraph-properties fo:text-align="justify"/>
    </style:style>
    <style:style style:name="T27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1" style:parent-style-name="DefaultParagraphFont" style:family="text">
      <style:text-properties style:font-name="Nirmala UI" style:font-name-asian="Times New Roman" style:font-name-complex="Nirmala UI" fo:color="#000000" fo:font-size="12pt" style:font-size-asian="12pt" style:font-size-complex="12pt" style:language-asian="en" style:country-asian="IN"/>
    </style:style>
    <style:style style:name="T27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7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8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81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2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2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22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2823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24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25" style:parent-style-name="ListParagraph" style:list-style-name="LFO2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26" style:parent-style-name="ListParagraph" style:list-style-name="LFO27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2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2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2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30" style:parent-style-name="Normal" style:family="paragraph">
      <style:paragraph-properties fo:text-align="justify"/>
    </style:style>
    <style:style style:name="T283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3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4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60" style:parent-style-name="ListParagraph" style:list-style-name="LFO29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61" style:parent-style-name="ListParagraph" style:list-style-name="LFO29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62" style:parent-style-name="ListParagraph" style:list-style-name="LFO29" style:family="paragraph">
      <style:paragraph-properties fo:text-align="justify" fo:margin-bottom="0.009in"/>
    </style:style>
    <style:style style:name="T28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6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8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94" style:parent-style-name="ListParagraph" style:list-style-name="LFO29" style:family="paragraph">
      <style:paragraph-properties fo:text-align="justify" fo:margin-bottom="0.009in"/>
      <style:text-properties style:font-name="Nirmala UI" style:font-name-complex="Nirmala UI" fo:font-weight="bold" style:font-weight-asian="bold" fo:font-size="10pt" style:font-size-asian="10pt" style:font-size-complex="10pt"/>
    </style:style>
    <style:style style:name="P2895" style:parent-style-name="Default" style:list-style-name="LFO29" style:family="paragraph">
      <style:paragraph-properties fo:margin-bottom="0.009in"/>
      <style:text-properties style:font-name="Nirmala UI" style:font-name-complex="Nirmala UI" fo:font-weight="bold" style:font-weight-asian="bold" fo:font-size="10pt" style:font-size-asian="10pt" style:font-size-complex="10pt"/>
    </style:style>
    <style:style style:name="P2896" style:parent-style-name="Default" style:list-style-name="LFO29" style:family="paragraph">
      <style:paragraph-properties fo:margin-bottom="0.009in"/>
      <style:text-properties style:font-name="Nirmala UI" style:font-name-complex="Nirmala UI" fo:font-weight="bold" style:font-weight-asian="bold" fo:font-size="10pt" style:font-size-asian="10pt" style:font-size-complex="10pt"/>
    </style:style>
    <style:style style:name="P289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89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899" style:parent-style-name="ListParagraph" style:list-style-name="LFO28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90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2901" style:parent-style-name="Normal" style:family="paragraph">
      <style:paragraph-properties fo:text-align="justify"/>
    </style:style>
    <style:style style:name="T29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29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297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2979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2980" style:parent-style-name="Normal" style:family="paragraph">
      <style:paragraph-properties fo:text-align="justify"/>
    </style:style>
    <style:style style:name="T29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299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0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1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1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1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1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1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16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17" style:parent-style-name="ListParagraph" style:list-style-name="LFO30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18" style:parent-style-name="ListParagraph" style:list-style-name="LFO30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1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2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2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39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3040" style:parent-style-name="Normal" style:family="paragraph">
      <style:paragraph-properties fo:text-align="justify"/>
    </style:style>
    <style:style style:name="T304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5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5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6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7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2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4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5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6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8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89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0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09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92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93" style:parent-style-name="ListParagraph" style:list-style-name="LFO31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94" style:parent-style-name="ListParagraph" style:list-style-name="LFO31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09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096" style:parent-style-name="Normal" style:family="paragraph">
      <style:paragraph-properties fo:text-align="justify"/>
    </style:style>
    <style:style style:name="T30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0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1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3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2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23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38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39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40" style:parent-style-name="ListParagraph" style:list-style-name="LFO32" style:family="paragraph">
      <style:paragraph-properties fo:text-align="justify"/>
    </style:style>
    <style:style style:name="T32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2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281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8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8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8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8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8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8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8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8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0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4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3295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9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29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298" style:parent-style-name="ListParagraph" style:list-style-name="LFO33" style:family="paragraph">
      <style:paragraph-properties fo:text-align="justify"/>
    </style:style>
    <style:style style:name="T32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1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3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34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4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48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49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50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5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352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353" style:parent-style-name="ListParagraph" style:list-style-name="LFO34" style:family="paragraph">
      <style:paragraph-properties fo:text-align="justify"/>
    </style:style>
    <style:style style:name="T33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7" style:parent-style-name="DefaultParagraphFont" style:family="text">
      <style:text-properties style:font-name="Nirmala UI" style:font-name-complex="Nirmala UI" fo:font-weight="bold" style:font-weight-asian="bold" fo:font-size="10pt" style:font-size-asian="10pt" style:font-size-complex="9pt"/>
    </style:style>
    <style:style style:name="T33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3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42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427" style:parent-style-name="Normal" style:family="paragraph">
      <style:paragraph-properties fo:text-align="justify"/>
      <style:text-properties style:font-name="Nirmala UI" style:font-name-complex="Nirmala UI" fo:font-weight="bold" style:font-weight-asian="bold" fo:font-size="10pt" style:font-size-asian="10pt" style:font-size-complex="9pt"/>
    </style:style>
    <style:style style:name="P3428" style:parent-style-name="Normal" style:family="paragraph">
      <style:paragraph-properties fo:text-align="justify"/>
    </style:style>
    <style:style style:name="T34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4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P3531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32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33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34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35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36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37" style:parent-style-name="Normal" style:family="paragraph">
      <style:paragraph-properties fo:text-align="justify"/>
      <style:text-properties style:font-name="Nirmala UI" style:font-name-complex="Nirmala UI" fo:font-size="10pt" style:font-size-asian="10pt" style:font-size-complex="9pt"/>
    </style:style>
    <style:style style:name="P3538" style:parent-style-name="Normal" style:family="paragraph">
      <style:paragraph-properties fo:text-align="justify"/>
      <style:text-properties style:font-name="Nirmala UI" style:font-name-asian="Times New Roman" style:font-name-complex="Nirmala UI" fo:color="#0070C0" fo:font-size="14pt" style:font-size-asian="14pt" style:font-size-complex="14pt" style:language-asian="en" style:country-asian="IN" style:language-complex="hi" style:country-complex="IN"/>
    </style:style>
    <style:style style:name="P3539" style:parent-style-name="Normal" style:family="paragraph">
      <style:paragraph-properties fo:text-align="justify"/>
    </style:style>
    <style:style style:name="T35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8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5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0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1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2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3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4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5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6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7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88" style:parent-style-name="Hyperlink" style:family="text">
      <style:text-properties style:font-name="Nirmala UI" style:font-name-complex="Nirmala UI" style:use-window-font-color="true" fo:font-size="10pt" style:font-size-asian="10pt" style:font-size-complex="9pt" style:text-underline-type="none"/>
    </style:style>
    <style:style style:name="T3689" style:parent-style-name="Hyperlink" style:family="text">
      <style:text-properties style:font-name="Nirmala UI" style:font-name-complex="Nirmala UI" fo:font-size="10pt" style:font-size-asian="10pt" style:font-size-complex="9pt"/>
    </style:style>
    <style:style style:name="T3690" style:parent-style-name="Hyperlink" style:family="text">
      <style:text-properties style:font-name="Nirmala UI" style:font-name-complex="Nirmala UI" fo:font-size="10pt" style:font-size-asian="10pt" style:font-size-complex="9pt"/>
    </style:style>
    <style:style style:name="T3691" style:parent-style-name="Hyperlink" style:family="text">
      <style:text-properties style:font-name="Nirmala UI" style:font-name-complex="Nirmala UI" fo:font-size="10pt" style:font-size-asian="10pt" style:font-size-complex="9pt"/>
    </style:style>
    <style:style style:name="T3692" style:parent-style-name="DefaultParagraphFont" style:family="text">
      <style:text-properties style:font-name="Nirmala UI" style:font-name-complex="Nirmala UI" fo:color="#00B0F0" fo:font-size="10pt" style:font-size-asian="10pt" style:font-size-complex="9pt"/>
    </style:style>
    <style:style style:name="T3693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4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5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6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7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8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699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0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1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2" style:parent-style-name="DefaultParagraphFont" style:family="text">
      <style:text-properties style:font-name="Nirmala UI" style:font-name-complex="Nirmala UI" fo:font-size="10pt" style:font-size-asian="10pt" style:font-size-complex="9pt"/>
    </style:style>
    <style:style style:name="T3703" style:parent-style-name="DefaultParagraphFont" style:family="text">
      <style:text-properties style:font-name="Nirmala UI" style:font-name-complex="Nirmala UI" fo:font-size="10pt" style:font-size-asian="10pt" style:font-size-complex="9pt"/>
    </style:style>
  </office:automatic-styles>
  <office:body>
    <office:text text:use-soft-page-breaks="true">
      <text:p text:style-name="P1"/>
      <text:p text:style-name="Normal"/>
      <text:p text:style-name="P7"/>
      <text:p text:style-name="P8"/>
      <text:p text:style-name="P9">ओपनचेन<text:s/>विनिर्देश<text:s/></text:p>
      <text:p text:style-name="P10">संस्करण<text:s/>१.२</text:p>
      <text:p text:style-name="P11"/>
      <text:p text:style-name="P12"/>
      <text:p text:style-name="P13"/>
      <text:p text:style-name="P14"/>
      <text:p text:style-name="P15">THIS IS A DRAFT</text:p>
      <text:p text:style-name="P16"/>
      <text:p text:style-name="P17">Cannot read this document? Install the font Nirmala UI:</text:p>
      <text:p text:style-name="P18">https://www.wfonts.com/font/nirmala-ui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<text:tab/></text:span><text:span text:style-name="T31"><text:tab/></text:span><text:span text:style-name="T32"><text:tab/></text:span><text:span text:style-name="T33"><text:tab/></text:span><text:span text:style-name="T34">विषय-सूची</text:span></text:p>
      <text:p text:style-name="Normal"/>
      <text:soft-page-break/>
      <text:list text:style-name="LFO1" text:continue-numbering="true">
        <text:list-item>
          <text:p text:style-name="P35"><text:span text:style-name="T36">प्रस्तावना</text:span><text:span text:style-name="T37">………………………</text:span><text:span text:style-name="T38">…</text:span><text:span text:style-name="T39">……………………………………………………………………</text:span><text:span text:style-name="T40"><text:s/></text:span><text:span text:style-name="T41">३</text:span></text:p>
        </text:list-item>
      </text:list>
      <text:p text:style-name="ListParagraph"/>
      <text:list text:style-name="LFO1" text:continue-numbering="true">
        <text:list-item>
          <text:p text:style-name="P42"><text:span text:style-name="T43">परिभाषाएँ ………………………</text:span><text:span text:style-name="T44">……………………………………………………………………</text:span><text:span text:style-name="T45"><text:s/></text:span><text:span text:style-name="T46">४</text:span></text:p>
        </text:list-item>
      </text:list>
      <text:p text:style-name="ListParagraph"/>
      <text:list text:style-name="LFO1" text:continue-numbering="true">
        <text:list-item>
          <text:p text:style-name="P47"><text:span text:style-name="T48">आवश्यकताऐ</text:span><text:span text:style-name="T49">……………</text:span><text:span text:style-name="T50">……………………………………………………………………………</text:span><text:span text:style-name="T51"><text:s/></text:span><text:span text:style-name="T52">५</text:span></text:p>
        </text:list-item>
      </text:list>
      <text:p text:style-name="P53"/>
      <text:p text:style-name="P54">उद्देश्य<text:s/>१:<text:s/>आपकी<text:s/>एफओएसएस<text:s/>(FOSS)<text:s/>उत्तरदायित्वों<text:s/>को<text:s/>जानिए<text:s/>……………………………………………………<text:s/>५</text:p>
      <text:p text:style-name="P55">उद्देश्य<text:s/>२:<text:s/>अनुपालन<text:s/>प्राप्त<text:s/>करने<text:s/>के<text:s/>लिए<text:s/>उत्तरदायित्व<text:s/>सौंपें<text:s/>………………………………………………………<text:s/>७</text:p>
      <text:p text:style-name="P56">उद्देश्य<text:s/>३:<text:s/>एफओएसएस<text:s/>सामग्री<text:s/>की<text:s/>समीक्षा<text:s/>करें<text:s/>और<text:s/>स्वीकृति<text:s/>दें<text:s/>……………………………………………………..<text:s/>८</text:p>
      <text:p text:style-name="P57">उद्देश्य<text:s/>४:<text:s/>एफओएसएस<text:s/><text:s/>सामग्री<text:s/>दस्तावेज़ीकरण<text:s/>और<text:s/>कलाकृतियों<text:s/>को<text:s/>वितरित<text:s/>करें<text:s/>…………………………….<text:s/>९</text:p>
      <text:p text:style-name="P58">उद्देश्य<text:s/>५:<text:s/>एफओएसएस<text:s/><text:s/>सामुदायिक<text:s/>व्यस्तता<text:s/>को<text:s/>समझें<text:s/>………………………………………………………………………<text:s/>१०</text:p>
      <text:p text:style-name="P59">उद्देश्य<text:s/>६:<text:s/><text:s/>ओपनचेन<text:s/>(OpenChain)<text:s/>आवश्यकताओं<text:s/>का<text:s/>अनुपालन<text:s/>प्रमाणित<text:s/>करें<text:s/>…………………….<text:s/>११</text:p>
      <text:p text:style-name="P60">अनुबंध<text:s/><text:bookmark-start text:name="_Hlk525905490"/>१<text:s/><text:bookmark-end text:name="_Hlk525905490"/>:<text:s/>भाषा<text:s/>अनुवाद<text:s/>……………………………………………………………………………<text:s/>१२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Normal"><text:span text:style-name="T73">प्रतिलिप्याधिकार</text:span><text:span text:style-name="T74"><text:s/>(कॉपीराइट)</text:span><text:span text:style-name="T75"><text:s/></text:span><text:span text:style-name="T76">©<text:s/></text:span><text:span text:style-name="T77">२०</text:span><text:span text:style-name="T78">१६- २०१८ लिनक्स फाउंडेशन</text:span><text:span text:style-name="T79"><text:s/>।</text:span><text:span text:style-name="T80"><text:s/></text:span><text:span text:style-name="T81">इस दस्तावेज़ को क्रिएटिव कॉमन्स एट्रिब्यूशन<text:s/></text:span><text:span text:style-name="T82">४</text:span><text:span text:style-name="T83">.</text:span><text:span text:style-name="T84">०<text:s/></text:span><text:span text:style-name="T85">इंटरनेशनल (सीसी-बाय<text:s/></text:span><text:span text:style-name="T86">४.०</text:span><text:span text:style-name="T87">) लाइसेंस के तहत लाइसेंस प्राप्त है।</text:span><text:span text:style-name="T88"><text:s/></text:span><text:span text:style-name="T89">लाइसेंस की एक प्रतिलिपि<text:s/></text:span><text:a xlink:href="https://creativecommons.org/licenses/by/4.0/" office:target-frame-name="_top" xlink:show="replace"><text:span text:style-name="T90">https://creativecommons.org/licenses/by/4.0/</text:span></text:a><text:span text:style-name="T91"><text:s/></text:span><text:span text:style-name="T92">पर<text:s/></text:span><text:span text:style-name="T93">पाई जा सकती है।</text:span></text:p>
      <text:p text:style-name="P94"><text:span text:style-name="T95">१</text:span><text:span text:style-name="T96">.<text:s/></text:span><text:span text:style-name="T97">प्रस्तावना</text:span></text:p>
      <text:p text:style-name="P98"/>
      <text:p text:style-name="P99"><text:span text:style-name="T100">ओपनचेन</text:span><text:span text:style-name="T101"><text:s/></text:span><text:span text:style-name="T102">पहल<text:s/></text:span><text:span text:style-name="T103">२०१३</text:span><text:span text:style-name="T104"><text:s/>में शुरू हुई जब सॉफ़्टवेयर सप्लाई चेन<text:s/></text:span><text:span text:style-name="T105">(</text:span><text:span text:style-name="T106">आपूर्ति</text:span><text:span text:style-name="T107"><text:s/></text:span><text:span text:style-name="T108">श्रृंखला</text:span><text:span text:style-name="T109">)</text:span><text:span text:style-name="T110"><text:s/></text:span><text:span text:style-name="T111">ओपन सोर्स<text:s/></text:span><text:span text:style-name="T112">(</text:span><text:span text:style-name="T113">खुले</text:span><text:span text:style-name="T114"><text:s/></text:span><text:span text:style-name="T115">स्रोत</text:span><text:span text:style-name="T116">)</text:span><text:span text:style-name="T117"><text:s/></text:span><text:span text:style-name="T118">वृत्तिक</text:span><text:span text:style-name="T119"><text:s/></text:span><text:span text:style-name="T120">के<text:s/></text:span><text:span text:style-name="T121">एक समूह<text:s/></text:span><text:span text:style-name="T122">ने दो उभरते<text:s/></text:span><text:span text:style-name="T123">स्वरूप</text:span><text:span text:style-name="T124"><text:s/>देखे:</text:span><text:span text:style-name="T125"><text:s/></text:span><text:span text:style-name="T126">१)</text:span><text:span text:style-name="T127"><text:s/></text:span><text:span text:style-name="T128">परिपक्व</text:span><text:span text:style-name="T129"><text:s/></text:span><text:span text:style-name="T130">ओपन</text:span><text:span text:style-name="T131"><text:s/></text:span><text:span text:style-name="T132">सोर्स</text:span><text:span text:style-name="T133"><text:s/></text:span><text:span text:style-name="T134">अनुपालन</text:span><text:span text:style-name="T135"><text:s/></text:span><text:span text:style-name="T136">कार्यक्रम</text:span><text:span text:style-name="T137"><text:s/></text:span><text:span text:style-name="T138">वाले</text:span><text:span text:style-name="T139"><text:s/></text:span><text:span text:style-name="T140">संस्था</text:span><text:span text:style-name="T141">ओ</text:span><text:span text:style-name="T142"><text:s/></text:span><text:span text:style-name="T143">के</text:span><text:span text:style-name="T144"><text:s/></text:span><text:span text:style-name="T145">बीच</text:span><text:span text:style-name="T146"><text:s/></text:span><text:span text:style-name="T147">अनेक</text:span><text:span text:style-name="T148"><text:s/></text:span><text:span text:style-name="T149">प्रक्रियाओं</text:span><text:span text:style-name="T150"><text:s/></text:span><text:span text:style-name="T151">में</text:span><text:span text:style-name="T152"><text:s/></text:span><text:span text:style-name="T153"><text:s/></text:span><text:span text:style-name="T154">समानताएं</text:span><text:span text:style-name="T155"><text:s/></text:span><text:span text:style-name="T156">उपस्थित</text:span><text:span text:style-name="T157"><text:s/></text:span><text:span text:style-name="T158">थी</text:span><text:span text:style-name="T159"><text:s/></text:span><text:span text:style-name="T160">;</text:span><text:span text:style-name="T161"><text:s/></text:span><text:span text:style-name="T162">और</text:span><text:span text:style-name="T163"><text:s/></text:span><text:span text:style-name="T164">२)<text:s/></text:span><text:span text:style-name="T165">कम</text:span><text:span text:style-name="T166"><text:s/></text:span><text:span text:style-name="T167">विकसित</text:span><text:span text:style-name="T168"><text:s/></text:span><text:span text:style-name="T169">कार्यक्रमों</text:span><text:span text:style-name="T170"><text:s/></text:span><text:span text:style-name="T171">के</text:span><text:span text:style-name="T172"><text:s/></text:span><text:span text:style-name="T173">साथ</text:span><text:span text:style-name="T174"><text:s/></text:span><text:span text:style-name="T175">सॉफ्टवेयर</text:span><text:span text:style-name="T176"><text:s/></text:span><text:span text:style-name="T177">का</text:span><text:span text:style-name="T178"><text:s/></text:span><text:span text:style-name="T179">आदान</text:span><text:span text:style-name="T180">-</text:span><text:span text:style-name="T181">प्रदान</text:span><text:span text:style-name="T182"><text:s/></text:span><text:span text:style-name="T183">करने</text:span><text:span text:style-name="T184"><text:s/></text:span><text:span text:style-name="T185">वाली</text:span><text:span text:style-name="T186"><text:s/></text:span><text:span text:style-name="T187"><text:s/></text:span><text:span text:style-name="T188">संस्था</text:span><text:span text:style-name="T189">ओ</text:span><text:span text:style-name="T190"><text:s/></text:span><text:span text:style-name="T191">की</text:span><text:span text:style-name="T192"><text:s/></text:span><text:span text:style-name="T193">एक</text:span><text:span text:style-name="T194"><text:s/></text:span><text:span text:style-name="T195">बड़ी</text:span><text:span text:style-name="T196"><text:s/></text:span><text:span text:style-name="T197">संख्या</text:span><text:span text:style-name="T198"><text:s/></text:span><text:span text:style-name="T199">अभी</text:span><text:span text:style-name="T200"><text:s/></text:span><text:span text:style-name="T201">भी</text:span><text:span text:style-name="T202"><text:s/></text:span><text:span text:style-name="T203">बनी</text:span><text:span text:style-name="T204"><text:s/></text:span><text:span text:style-name="T205">हुई</text:span><text:span text:style-name="T206"><text:s/></text:span><text:span text:style-name="T207">थी</text:span><text:span text:style-name="T208">।</text:span><text:span text:style-name="T209"><text:s/></text:span><text:span text:style-name="T210">दूसरे</text:span><text:span text:style-name="T211"><text:s/></text:span><text:span text:style-name="T212">अवलोकन</text:span><text:span text:style-name="T213"><text:s/></text:span><text:span text:style-name="T214">के</text:span><text:span text:style-name="T215"><text:s/></text:span><text:span text:style-name="T216">परिणामस्वरूप</text:span><text:span text:style-name="T217"><text:s/></text:span><text:span text:style-name="T218">सॉफ्टवेयर</text:span><text:span text:style-name="T219"><text:s/></text:span><text:span text:style-name="T220">के</text:span><text:span text:style-name="T221"><text:s/></text:span><text:span text:style-name="T222">आदान</text:span><text:span text:style-name="T223">-</text:span><text:span text:style-name="T224">प्रदान</text:span><text:span text:style-name="T225"><text:s/></text:span><text:span text:style-name="T226">के</text:span><text:span text:style-name="T227"><text:s/></text:span><text:span text:style-name="T228">साथ</text:span><text:span text:style-name="T229"><text:s/></text:span><text:span text:style-name="T230">अनुपालन</text:span><text:span text:style-name="T231"><text:s/></text:span><text:span text:style-name="T232">कलाकृतियों</text:span><text:span text:style-name="T233"><text:s/></text:span><text:span text:style-name="T234">की</text:span><text:span text:style-name="T235"><text:s/></text:span><text:span text:style-name="T236">स्थिरता</text:span><text:span text:style-name="T237"><text:s/></text:span><text:span text:style-name="T238">और</text:span><text:span text:style-name="T239"><text:s/></text:span><text:span text:style-name="T240">गुणवत्ता</text:span><text:span text:style-name="T241"><text:s/></text:span><text:span text:style-name="T242">में</text:span><text:span text:style-name="T243"><text:s/></text:span><text:span text:style-name="T244">विश्वास</text:span><text:span text:style-name="T245"><text:s/></text:span><text:span text:style-name="T246">की</text:span><text:span text:style-name="T247"><text:s/></text:span><text:span text:style-name="T248">कमी</text:span><text:span text:style-name="T249"><text:s/></text:span><text:span text:style-name="T250">हुई।</text:span><text:span text:style-name="T251"><text:s/></text:span><text:span text:style-name="T252">नतीजतन</text:span><text:span text:style-name="T253">,<text:s/></text:span><text:span text:style-name="T254">आपूर्ति</text:span><text:span text:style-name="T255"><text:s/></text:span><text:span text:style-name="T256">श्रृंखला</text:span><text:span text:style-name="T257"><text:s/></text:span><text:span text:style-name="T258">के</text:span><text:span text:style-name="T259"><text:s/></text:span><text:span text:style-name="T260">प्रत्येक</text:span><text:span text:style-name="T261"><text:s/></text:span><text:span text:style-name="T262">स्तर</text:span><text:span text:style-name="T263"><text:s/></text:span><text:span text:style-name="T264">पर</text:span><text:span text:style-name="T265">,<text:s/></text:span><text:span text:style-name="T266">बाद</text:span><text:span text:style-name="T267"><text:s/></text:span><text:span text:style-name="T268">की</text:span><text:span text:style-name="T269"><text:s/></text:span><text:span text:style-name="T270">(</text:span><text:span text:style-name="T271">डाउनस्ट्रीम</text:span><text:span text:style-name="T272">)</text:span><text:span text:style-name="T273"><text:s/></text:span><text:span text:style-name="T274">संस्था</text:span><text:span text:style-name="T275">ऐ</text:span><text:span text:style-name="T276"><text:s/></text:span><text:span text:style-name="T277">लगातार<text:s/></text:span><text:span text:style-name="T278">अन्य</text:span><text:span text:style-name="T279"><text:s/></text:span><text:span text:style-name="T280">पूर्व</text:span><text:span text:style-name="T281"><text:s/></text:span><text:span text:style-name="T282">(</text:span><text:span text:style-name="T283">अपस्ट्रीम</text:span><text:span text:style-name="T284">)</text:span><text:span text:style-name="T285"><text:s/></text:span><text:span text:style-name="T286">संस्था</text:span><text:span text:style-name="T287">ओ</text:span><text:span text:style-name="T288"><text:s/></text:span><text:span text:style-name="T289">द्वारा</text:span><text:span text:style-name="T290"><text:s/></text:span><text:span text:style-name="T291">पहले</text:span><text:span text:style-name="T292"><text:s/></text:span><text:span text:style-name="T293">से</text:span><text:span text:style-name="T294"><text:s/></text:span><text:span text:style-name="T295">किए</text:span><text:span text:style-name="T296"><text:s/></text:span><text:span text:style-name="T297">गए</text:span><text:span text:style-name="T298"><text:s/></text:span><text:span text:style-name="T299">अनुपालन</text:span><text:span text:style-name="T300"><text:s/></text:span><text:span text:style-name="T301">कार्य</text:span><text:span text:style-name="T302"><text:s/></text:span><text:span text:style-name="T303">को</text:span><text:span text:style-name="T304"><text:s/></text:span><text:span text:style-name="T305">दोहरा<text:s/></text:span><text:span text:style-name="T306">रहे</text:span><text:span text:style-name="T307"><text:s/></text:span><text:span text:style-name="T308">थे।</text:span><text:span text:style-name="T309"><text:s/></text:span></text:p>
      <text:soft-page-break/>
      <text:p text:style-name="P310"><text:span text:style-name="T311">एक</text:span><text:span text:style-name="T312"><text:s/></text:span><text:span text:style-name="T313">अध्ययन</text:span><text:span text:style-name="T314"><text:s/></text:span><text:span text:style-name="T315">समूह</text:span><text:span text:style-name="T316"><text:s/></text:span><text:span text:style-name="T317">का</text:span><text:span text:style-name="T318"><text:s/></text:span><text:span text:style-name="T319">गठन</text:span><text:span text:style-name="T320"><text:s/></text:span><text:span text:style-name="T321">इस</text:span><text:span text:style-name="T322"><text:s/></text:span><text:span text:style-name="T323">बात</text:span><text:span text:style-name="T324"><text:s/></text:span><text:span text:style-name="T325">पर</text:span><text:span text:style-name="T326"><text:s/></text:span><text:span text:style-name="T327">विचार</text:span><text:span text:style-name="T328"><text:s/></text:span><text:span text:style-name="T329">करने</text:span><text:span text:style-name="T330"><text:s/></text:span><text:span text:style-name="T331">के</text:span><text:span text:style-name="T332"><text:s/></text:span><text:span text:style-name="T333">लिए</text:span><text:span text:style-name="T334"><text:s/></text:span><text:span text:style-name="T335">किया</text:span><text:span text:style-name="T336"><text:s/></text:span><text:span text:style-name="T337">गया</text:span><text:span text:style-name="T338"><text:s/></text:span><text:span text:style-name="T339">था</text:span><text:span text:style-name="T340"><text:s/></text:span><text:span text:style-name="T341">कि</text:span><text:span text:style-name="T342"><text:s/></text:span><text:span text:style-name="T343">एक</text:span><text:span text:style-name="T344"><text:s/></text:span><text:span text:style-name="T345">मानक</text:span><text:span text:style-name="T346"><text:s/></text:span><text:span text:style-name="T347">कार्यक्रम</text:span><text:span text:style-name="T348"><text:s/></text:span><text:span text:style-name="T349">विनिर्देश</text:span><text:span text:style-name="T350"><text:s/></text:span><text:span text:style-name="T351">बनाया</text:span><text:span text:style-name="T352"><text:s/></text:span><text:span text:style-name="T353">जा</text:span><text:span text:style-name="T354"><text:s/></text:span><text:span text:style-name="T355">सकता</text:span><text:span text:style-name="T356"><text:s/></text:span><text:span text:style-name="T357">है</text:span><text:span text:style-name="T358"><text:s/></text:span><text:span text:style-name="T359">जो</text:span><text:span text:style-name="T360">: i)<text:s/></text:span><text:span text:style-name="T361">उद्योग</text:span><text:span text:style-name="T362"><text:s/></text:span><text:span text:style-name="T363">भर</text:span><text:span text:style-name="T364"><text:s/></text:span><text:span text:style-name="T365">में</text:span><text:span text:style-name="T366"><text:s/></text:span><text:span text:style-name="T367">साझा</text:span><text:span text:style-name="T368"><text:s/></text:span><text:span text:style-name="T369">किए</text:span><text:span text:style-name="T370"><text:s/></text:span><text:span text:style-name="T371">जाने</text:span><text:span text:style-name="T372"><text:s/></text:span><text:span text:style-name="T373">वाले</text:span><text:span text:style-name="T374"><text:s/></text:span><text:span text:style-name="T375">खुले</text:span><text:span text:style-name="T376"><text:s/></text:span><text:span text:style-name="T377">स्रोत</text:span><text:span text:style-name="T378"><text:s/></text:span><text:span text:style-name="T379">अनुपालन</text:span><text:span text:style-name="T380"><text:s/></text:span><text:span text:style-name="T381">की</text:span><text:span text:style-name="T382"><text:s/></text:span><text:span text:style-name="T383">जानकारी</text:span><text:span text:style-name="T384"><text:s/></text:span><text:span text:style-name="T385">में<text:s/></text:span><text:span text:style-name="T386">अधिक</text:span><text:span text:style-name="T387"><text:s/></text:span><text:span text:style-name="T388">गुणवत्ता</text:span><text:span text:style-name="T389"><text:s/></text:span><text:span text:style-name="T390">और</text:span><text:span text:style-name="T391"><text:s/></text:span><text:span text:style-name="T392">स्थिरता</text:span><text:span text:style-name="T393"><text:s/></text:span><text:span text:style-name="T394">प्रदान</text:span><text:span text:style-name="T395"><text:s/></text:span><text:span text:style-name="T396">करेगा</text:span><text:span text:style-name="T397">;<text:s/></text:span><text:span text:style-name="T398">और</text:span><text:span text:style-name="T399"><text:s/>ii)<text:s/></text:span><text:span text:style-name="T400">अनुपालन</text:span><text:span text:style-name="T401"><text:s/></text:span><text:span text:style-name="T402">पुनः</text:span><text:span text:style-name="T403"><text:s/></text:span><text:span text:style-name="T404">कार्य<text:s/></text:span><text:span text:style-name="T405">के</text:span><text:span text:style-name="T406"><text:s/></text:span><text:span text:style-name="T407">परिणामस्वरूप</text:span><text:span text:style-name="T408"><text:s/></text:span><text:span text:style-name="T409">खुले</text:span><text:span text:style-name="T410"><text:s/></text:span><text:span text:style-name="T411">स्रोत</text:span><text:span text:style-name="T412"><text:s/></text:span><text:span text:style-name="T413">से</text:span><text:span text:style-name="T414"><text:s/></text:span><text:span text:style-name="T415">जुड़े</text:span><text:span text:style-name="T416"><text:s/></text:span><text:span text:style-name="T417">उच्च</text:span><text:span text:style-name="T418"><text:s/></text:span><text:span text:style-name="T419">लेनदेन</text:span><text:span text:style-name="T420"><text:s/></text:span><text:span text:style-name="T421">लागत</text:span><text:span text:style-name="T422"><text:s/></text:span><text:span text:style-name="T423">को</text:span><text:span text:style-name="T424"><text:s/></text:span><text:span text:style-name="T425">कम</text:span><text:span text:style-name="T426"><text:s/></text:span><text:span text:style-name="T427">करें।</text:span><text:span text:style-name="T428"><text:s/></text:span><text:span text:style-name="T429">अध्ययन</text:span><text:span text:style-name="T430"><text:s/></text:span><text:span text:style-name="T431">समूह</text:span><text:span text:style-name="T432"><text:s/></text:span><text:span text:style-name="T433">एक</text:span><text:span text:style-name="T434"><text:s/></text:span><text:span text:style-name="T435">कार्य</text:span><text:span text:style-name="T436"><text:s/></text:span><text:span text:style-name="T437">समूह</text:span><text:span text:style-name="T438"><text:s/></text:span><text:span text:style-name="T439">में</text:span><text:span text:style-name="T440"><text:s/></text:span><text:span text:style-name="T441">विकसित</text:span><text:span text:style-name="T442"><text:s/></text:span><text:span text:style-name="T443">हुआ</text:span><text:span text:style-name="T444">,<text:s/></text:span><text:span text:style-name="T445">और</text:span><text:span text:style-name="T446"><text:s/></text:span><text:span text:style-name="T447">अप्रैल</text:span><text:span text:style-name="T448"><text:s/></text:span><text:span text:style-name="T449">२०१६</text:span><text:span text:style-name="T450"><text:s/></text:span><text:span text:style-name="T451">में</text:span><text:span text:style-name="T452"><text:s/></text:span><text:span text:style-name="T453">औपचारिक</text:span><text:span text:style-name="T454"><text:s/></text:span><text:span text:style-name="T455">रूप</text:span><text:span text:style-name="T456"><text:s/></text:span><text:span text:style-name="T457">से</text:span><text:span text:style-name="T458"><text:s/></text:span><text:span text:style-name="T459">लिनक्स</text:span><text:span text:style-name="T460"><text:s/></text:span><text:span text:style-name="T461">फाउंडेशन</text:span><text:span text:style-name="T462"><text:s/></text:span><text:span text:style-name="T463">सहयोगी</text:span><text:span text:style-name="T464"><text:s/></text:span><text:span text:style-name="T465">परियोजना</text:span><text:span text:style-name="T466"><text:s/></text:span><text:span text:style-name="T467">के</text:span><text:span text:style-name="T468"><text:s/></text:span><text:span text:style-name="T469">रूप</text:span><text:span text:style-name="T470"><text:s/></text:span><text:span text:style-name="T471">में</text:span><text:span text:style-name="T472"><text:s/></text:span><text:span text:style-name="T473">आयोजित</text:span><text:span text:style-name="T474"><text:s/></text:span><text:span text:style-name="T475">किया</text:span><text:span text:style-name="T476"><text:s/></text:span><text:span text:style-name="T477">गया।</text:span></text:p>
      <text:p text:style-name="P478"><text:span text:style-name="T479">ओपनचेन</text:span><text:span text:style-name="T480"><text:s/></text:span><text:span text:style-name="T481">पहल</text:span><text:span text:style-name="T482"><text:s/></text:span><text:span text:style-name="T483">की</text:span><text:span text:style-name="T484"><text:s/></text:span><text:span text:style-name="T485"><text:s/></text:span><text:span text:style-name="T486">परिकल्पना</text:span><text:span text:style-name="T487"><text:s/>(</text:span><text:span text:style-name="T488">विजन</text:span><text:span text:style-name="T489">)</text:span><text:span text:style-name="T490"><text:s/></text:span><text:span text:style-name="T491">और</text:span><text:span text:style-name="T492"><text:s/></text:span><text:span text:style-name="T493">लक्ष्य<text:s/></text:span><text:span text:style-name="T494">(</text:span><text:span text:style-name="T495">मिशन</text:span><text:span text:style-name="T496">)</text:span><text:span text:style-name="T497"><text:s/></text:span><text:span text:style-name="T498">निम्नानुसार</text:span><text:span text:style-name="T499"><text:s/></text:span><text:span text:style-name="T500">है</text:span><text:span text:style-name="T501">:</text:span><text:span text:style-name="T502"><text:s/></text:span></text:p>
      <text:list text:style-name="LFO3" text:continue-numbering="true">
        <text:list-item>
          <text:p text:style-name="P503"><text:span text:style-name="T504">परिकल्पना</text:span><text:span text:style-name="T505">:</text:span><text:span text:style-name="T506"><text:s/></text:span><text:span text:style-name="T507">एक</text:span><text:span text:style-name="T508"><text:s/></text:span><text:span text:style-name="T509">सॉफ्टवेयर</text:span><text:span text:style-name="T510"><text:s/></text:span><text:span text:style-name="T511">सप्लाई</text:span><text:span text:style-name="T512"><text:s/></text:span><text:span text:style-name="T513">चेन</text:span><text:span text:style-name="T514"><text:s/></text:span><text:span text:style-name="T515">जहां</text:span><text:span text:style-name="T516"><text:s/></text:span><text:span text:style-name="T517">फ्री</text:span><text:span text:style-name="T518"><text:s/>/<text:s/></text:span><text:span text:style-name="T519">ओपन</text:span><text:span text:style-name="T520"><text:s/></text:span><text:span text:style-name="T521">सोर्स</text:span><text:span text:style-name="T522"><text:s/></text:span><text:span text:style-name="T523">सॉफ्टवेयर</text:span><text:span text:style-name="T524"><text:s/>(</text:span><text:span text:style-name="T525">एफओएसएस</text:span><text:span text:style-name="T526">)<text:s/></text:span><text:span text:style-name="T527">भरोसेमंद</text:span><text:span text:style-name="T528"><text:s/></text:span><text:span text:style-name="T529">और</text:span><text:span text:style-name="T530"><text:s/></text:span><text:span text:style-name="T531">स्थिर</text:span><text:span text:style-name="T532"><text:s/></text:span><text:span text:style-name="T533"><text:s/></text:span><text:span text:style-name="T534">अनुपालन</text:span><text:span text:style-name="T535"><text:s/></text:span><text:span text:style-name="T536">जानकारी</text:span><text:span text:style-name="T537"><text:s/></text:span><text:span text:style-name="T538">के</text:span><text:span text:style-name="T539"><text:s/></text:span><text:span text:style-name="T540">साथ</text:span><text:span text:style-name="T541"><text:s/></text:span><text:span text:style-name="T542">दिया</text:span><text:span text:style-name="T543"><text:s/></text:span><text:span text:style-name="T544">जाता</text:span><text:span text:style-name="T545"><text:s/></text:span><text:span text:style-name="T546">है।</text:span></text:p>
        </text:list-item>
        <text:list-item>
          <text:p text:style-name="P547"><text:span text:style-name="T548">लक्ष्य:</text:span><text:span text:style-name="T549"><text:s/></text:span><text:span text:style-name="T550">सॉफ़्टवेयर</text:span><text:span text:style-name="T551"><text:s/></text:span><text:span text:style-name="T552">सप्लाई</text:span><text:span text:style-name="T553"><text:s/></text:span><text:span text:style-name="T554">चेन</text:span><text:span text:style-name="T555"><text:s/></text:span><text:span text:style-name="T556">प्रतिभागियों</text:span><text:span text:style-name="T557"><text:s/></text:span><text:span text:style-name="T558">के</text:span><text:span text:style-name="T559"><text:s/></text:span><text:span text:style-name="T560">लिए</text:span><text:span text:style-name="T561"><text:s/></text:span><text:span text:style-name="T562"><text:s/></text:span><text:span text:style-name="T563">फ्री</text:span><text:span text:style-name="T564"><text:s/>/<text:s/></text:span><text:span text:style-name="T565">ओपन</text:span><text:span text:style-name="T566"><text:s/></text:span><text:span text:style-name="T567">सोर्स</text:span><text:span text:style-name="T568">सॉफ़्टवेयर</text:span><text:span text:style-name="T569"><text:s/>(</text:span><text:span text:style-name="T570">एफओएसएस</text:span><text:span text:style-name="T571">)<text:s/></text:span><text:span text:style-name="T572">के</text:span><text:span text:style-name="T573"><text:s/></text:span><text:span text:style-name="T574">प्रभावी</text:span><text:span text:style-name="T575"><text:s/></text:span><text:span text:style-name="T576">प्रबंधन</text:span><text:span text:style-name="T577"><text:s/></text:span><text:span text:style-name="T578">को</text:span><text:span text:style-name="T579"><text:s/></text:span><text:span text:style-name="T580">प्राप्त</text:span><text:span text:style-name="T581"><text:s/></text:span><text:span text:style-name="T582">करने</text:span><text:span text:style-name="T583"><text:s/></text:span><text:span text:style-name="T584">के</text:span><text:span text:style-name="T585"><text:s/></text:span><text:span text:style-name="T586">लिए</text:span><text:span text:style-name="T587"><text:s/></text:span><text:span text:style-name="T588">आवश्यकताओं</text:span><text:span text:style-name="T589"><text:s/></text:span><text:span text:style-name="T590">की</text:span><text:span text:style-name="T591"><text:s/></text:span><text:span text:style-name="T592">स्थापना</text:span><text:span text:style-name="T593"><text:s/></text:span><text:span text:style-name="T594">करें</text:span><text:span text:style-name="T595">,<text:s/></text:span><text:span text:style-name="T596">जैसे</text:span><text:span text:style-name="T597"><text:s/></text:span><text:span text:style-name="T598">कि</text:span><text:span text:style-name="T599"><text:s/></text:span><text:span text:style-name="T600">आवश्यकताएं</text:span><text:span text:style-name="T601"><text:s/></text:span><text:span text:style-name="T602">और</text:span><text:span text:style-name="T603"><text:s/></text:span><text:span text:style-name="T604">संबंधित</text:span><text:span text:style-name="T605"><text:s/></text:span><text:span text:style-name="T606">संपार्श्विक</text:span><text:span text:style-name="T607"><text:s/></text:span><text:span text:style-name="T608">सॉफ्टवेयर</text:span><text:span text:style-name="T609"><text:s/></text:span><text:span text:style-name="T610">आपूर्ति</text:span><text:span text:style-name="T611"><text:s/></text:span><text:span text:style-name="T612">श्रृंखला</text:span><text:span text:style-name="T613">,<text:s/></text:span><text:span text:style-name="T614">ओपन</text:span><text:span text:style-name="T615"><text:s/></text:span><text:span text:style-name="T616">सोर्स</text:span><text:span text:style-name="T617"><text:s/></text:span><text:span text:style-name="T618">समुदाय</text:span><text:span text:style-name="T619"><text:s/></text:span><text:span text:style-name="T620">और</text:span><text:span text:style-name="T621"><text:s/></text:span><text:span text:style-name="T622">शैक्षणिक</text:span><text:span text:style-name="T623"><text:s/></text:span><text:span text:style-name="T624">समुदाय<text:s/></text:span><text:span text:style-name="T625">के</text:span><text:span text:style-name="T626"><text:s/></text:span><text:span text:style-name="T627">प्रतिनिधियों</text:span><text:span text:style-name="T628"><text:s/></text:span><text:span text:style-name="T629">द्वारा</text:span><text:span text:style-name="T630"><text:s/></text:span><text:span text:style-name="T631">सहयोगी</text:span><text:span text:style-name="T632"><text:s/></text:span><text:span text:style-name="T633">और</text:span><text:span text:style-name="T634"><text:s/></text:span><text:span text:style-name="T635">खुले</text:span><text:span text:style-name="T636"><text:s/></text:span><text:span text:style-name="T637">तौर</text:span><text:span text:style-name="T638"><text:s/></text:span><text:span text:style-name="T639">पर</text:span><text:span text:style-name="T640"><text:s/></text:span><text:span text:style-name="T641">विकसित</text:span><text:span text:style-name="T642"><text:s/></text:span><text:span text:style-name="T643">किए</text:span><text:span text:style-name="T644"><text:s/></text:span><text:span text:style-name="T645">जा</text:span><text:span text:style-name="T646"><text:s/></text:span><text:span text:style-name="T647">सके।</text:span><text:span text:style-name="T648"><text:s/></text:span></text:p>
        </text:list-item>
      </text:list>
      <text:p text:style-name="P649"><text:span text:style-name="T650">परिकल्पना</text:span><text:span text:style-name="T651"><text:s/></text:span><text:span text:style-name="T652">और</text:span><text:span text:style-name="T653"><text:s/></text:span><text:span text:style-name="T654">लक्ष्य<text:s/></text:span><text:span text:style-name="T655">के</text:span><text:span text:style-name="T656"><text:s/></text:span><text:span text:style-name="T657">अनुसार</text:span><text:span text:style-name="T658">,<text:s/></text:span><text:span text:style-name="T659">यह</text:span><text:span text:style-name="T660"><text:s/></text:span><text:span text:style-name="T661">विनिर्देश</text:span><text:span text:style-name="T662"><text:s/></text:span><text:span text:style-name="T663">आवश्यकताओं</text:span><text:span text:style-name="T664"><text:s/></text:span><text:span text:style-name="T665">के</text:span><text:span text:style-name="T666"><text:s/></text:span><text:span text:style-name="T667">एक</text:span><text:span text:style-name="T668"><text:s/></text:span><text:a xlink:href="http://www.shabdkosh.com/translate/%E0%A4%97%E0%A5%81%E0%A4%9F/%E0%A4%97%E0%A5%81%E0%A4%9F-meaning-in-Hindi-English" office:target-frame-name="_top" xlink:show="replace"><text:span text:style-name="T669">गुट</text:span></text:a><text:span text:style-name="T670"><text:s/></text:span><text:span text:style-name="T671">को</text:span><text:span text:style-name="T672"><text:s/></text:span><text:span text:style-name="T673">परिभाषित</text:span><text:span text:style-name="T674"><text:s/></text:span><text:span text:style-name="T675">करता</text:span><text:span text:style-name="T676"><text:s/></text:span><text:span text:style-name="T677">है</text:span><text:span text:style-name="T678"><text:s/></text:span><text:span text:style-name="T679">जो</text:span><text:span text:style-name="T680"><text:s/></text:span><text:span text:style-name="T681">यदि</text:span><text:span text:style-name="T682"><text:s/></text:span><text:span text:style-name="T683">पूरा<text:s/></text:span><text:span text:style-name="T684">हो</text:span><text:span text:style-name="T685">,<text:s/></text:span><text:span text:style-name="T686">तो यह<text:s/></text:span><text:span text:style-name="T687">संभावना</text:span><text:span text:style-name="T688"><text:s/></text:span><text:span text:style-name="T689">है</text:span><text:span text:style-name="T690"><text:s/></text:span><text:span text:style-name="T691">कि</text:span><text:span text:style-name="T692"><text:s/></text:span><text:span text:style-name="T693">एक</text:span><text:span text:style-name="T694"><text:s/></text:span><text:span text:style-name="T695">खुले</text:span><text:span text:style-name="T696"><text:s/></text:span><text:span text:style-name="T697">स्रोत</text:span><text:span text:style-name="T698"><text:s/></text:span><text:span text:style-name="T699">अनुपालन</text:span><text:span text:style-name="T700"><text:s/></text:span><text:span text:style-name="T701">कार्यक्रम</text:span><text:span text:style-name="T702"><text:s/></text:span><text:span text:style-name="T703">ने</text:span><text:span text:style-name="T704"><text:s/></text:span><text:span text:style-name="T705">गुणवत्ता</text:span><text:span text:style-name="T706">,<text:s/></text:span><text:span text:style-name="T707">स्थिरता</text:span><text:span text:style-name="T708"><text:s/></text:span><text:span text:style-name="T709">और</text:span><text:span text:style-name="T710"><text:s/></text:span><text:span text:style-name="T711">पूर्णता</text:span><text:span text:style-name="T712"><text:s/></text:span><text:span text:style-name="T713">के</text:span><text:span text:style-name="T714"><text:s/></text:span><text:span text:style-name="T715">पर्याप्त</text:span><text:span text:style-name="T716"><text:s/></text:span><text:span text:style-name="T717">स्तर</text:span><text:span text:style-name="T718"><text:s/></text:span><text:span text:style-name="T719">को</text:span><text:span text:style-name="T720"><text:s/></text:span><text:span text:style-name="T721">हासिल</text:span><text:span text:style-name="T722"><text:s/></text:span><text:span text:style-name="T723">किया</text:span><text:span text:style-name="T724"><text:s/></text:span><text:span text:style-name="T725">है</text:span><text:span text:style-name="T726">;<text:s/></text:span><text:span text:style-name="T727">हालांकि</text:span><text:span text:style-name="T728"><text:s/></text:span><text:span text:style-name="T729">एक</text:span><text:span text:style-name="T730"><text:s/></text:span><text:span text:style-name="T731">कार्यक्रम</text:span><text:span text:style-name="T732"><text:s/></text:span><text:span text:style-name="T733">जो</text:span><text:span text:style-name="T734"><text:s/></text:span><text:span text:style-name="T735">सभी</text:span><text:span text:style-name="T736"><text:s/></text:span><text:span text:style-name="T737">विनिर्देश</text:span><text:span text:style-name="T738"><text:s/></text:span><text:span text:style-name="T739">आवश्यकताओं</text:span><text:span text:style-name="T740"><text:s/></text:span><text:span text:style-name="T741">को</text:span><text:span text:style-name="T742"><text:s/></text:span><text:span text:style-name="T743">पूरा</text:span><text:span text:style-name="T744"><text:s/></text:span><text:span text:style-name="T745">करता</text:span><text:span text:style-name="T746"><text:s/></text:span><text:span text:style-name="T747">है</text:span><text:span text:style-name="T748">,<text:s/></text:span><text:span text:style-name="T749">पूर्ण</text:span><text:span text:style-name="T750"><text:s/></text:span><text:span text:style-name="T751">अनुपालन</text:span><text:span text:style-name="T752"><text:s/></text:span><text:span text:style-name="T753">की</text:span><text:span text:style-name="T754"><text:s/></text:span><text:span text:style-name="T755">प्रत्याभूति<text:s/></text:span><text:span text:style-name="T756">नहीं</text:span><text:span text:style-name="T757"><text:s/></text:span><text:span text:style-name="T758">देता</text:span><text:span text:style-name="T759"><text:s/></text:span><text:span text:style-name="T760">है।</text:span><text:span text:style-name="T761"><text:s/></text:span><text:span text:style-name="T762">यह<text:s/></text:span><text:span text:style-name="T763">आधार</text:span><text:span text:style-name="T764"><text:s/></text:span><text:span text:style-name="T765"><text:s/></text:span><text:span text:style-name="T766">स्तर</text:span><text:span text:style-name="T767"><text:s/>(</text:span><text:span text:style-name="T768">न्यूनतम</text:span><text:span text:style-name="T769">)</text:span><text:span text:style-name="T770"><text:s/></text:span><text:span text:style-name="T771">की</text:span><text:span text:style-name="T772"><text:s/></text:span><text:span text:style-name="T773">आवश्यकताओं</text:span><text:span text:style-name="T774"><text:s/></text:span><text:span text:style-name="T775">के</text:span><text:span text:style-name="T776"><text:s/></text:span><text:a xlink:href="http://www.shabdkosh.com/translate/%E0%A4%97%E0%A5%81%E0%A4%9F/%E0%A4%97%E0%A5%81%E0%A4%9F-meaning-in-Hindi-English" office:target-frame-name="_top" xlink:show="replace"><text:span text:style-name="T777">गुट</text:span></text:a><text:span text:style-name="T778"><text:s/></text:span><text:span text:style-name="T779">का</text:span><text:span text:style-name="T780"><text:s/></text:span><text:span text:style-name="T781">वर्णन</text:span><text:span text:style-name="T782"><text:s/></text:span><text:span text:style-name="T783">करती</text:span><text:span text:style-name="T784"><text:s/></text:span><text:span text:style-name="T785">हैं</text:span><text:span text:style-name="T786"><text:s/></text:span><text:span text:style-name="T787">जिन्हें</text:span><text:span text:style-name="T788"><text:s/></text:span><text:span text:style-name="T789">एक</text:span><text:span text:style-name="T790"><text:s/></text:span><text:span text:style-name="T791">कार्यक्रम</text:span><text:span text:style-name="T792"><text:s/></text:span><text:span text:style-name="T793">पूरा</text:span><text:span text:style-name="T794"><text:s/></text:span><text:span text:style-name="T795">करें</text:span><text:span text:style-name="T796"><text:s/></text:span><text:span text:style-name="T797">तो<text:s/></text:span><text:span text:style-name="T798">वो<text:s/></text:span><text:span text:style-name="T799">ओपनचेन</text:span><text:span text:style-name="T800"><text:s/></text:span><text:span text:style-name="T801">अनुरूप</text:span><text:span text:style-name="T802"><text:s/></text:span><text:span text:style-name="T803">माना</text:span><text:span text:style-name="T804"><text:s/></text:span><text:span text:style-name="T805">जा<text:s/></text:span><text:span text:style-name="T806">सकता</text:span><text:span text:style-name="T807"><text:s/></text:span><text:span text:style-name="T808">है</text:span><text:span text:style-name="T809"><text:s/></text:span><text:span text:style-name="T810">।</text:span><text:span text:style-name="T811"><text:s/></text:span><text:span text:style-name="T812">यह<text:s/></text:span><text:span text:style-name="T813">विनिर्देशन</text:span><text:span text:style-name="T814"><text:s/>"</text:span><text:span text:style-name="T815">कैसे</text:span><text:span text:style-name="T816">"<text:s/></text:span><text:span text:style-name="T817">और</text:span><text:span text:style-name="T818"><text:s/>"</text:span><text:span text:style-name="T819">कब</text:span><text:span text:style-name="T820">"<text:s/></text:span><text:span text:style-name="T821">विचारों</text:span><text:span text:style-name="T822"><text:s/></text:span><text:span text:style-name="T823">के</text:span><text:span text:style-name="T824"><text:s/></text:span><text:span text:style-name="T825">विपरीत</text:span><text:span text:style-name="T826"><text:s/></text:span><text:span text:style-name="T827">अनुपालन</text:span><text:span text:style-name="T828"><text:s/></text:span><text:span text:style-name="T829">कार्यक्रम</text:span><text:span text:style-name="T830"><text:s/></text:span><text:span text:style-name="T831">के</text:span><text:span text:style-name="T832"><text:s/>"</text:span><text:span text:style-name="T833">क्या</text:span><text:span text:style-name="T834">"<text:s/></text:span><text:span text:style-name="T835">और</text:span><text:span text:style-name="T836"><text:s/>"</text:span><text:span text:style-name="T837">क्यों</text:span><text:span text:style-name="T838">"<text:s/></text:span><text:span text:style-name="T839">गुणों</text:span><text:span text:style-name="T840"><text:s/></text:span><text:span text:style-name="T841">पर</text:span><text:span text:style-name="T842"><text:s/></text:span><text:span text:style-name="T843">केंद्रित</text:span><text:span text:style-name="T844"><text:s/></text:span><text:span text:style-name="T845">है।</text:span><text:span text:style-name="T846"><text:s/></text:span><text:span text:style-name="T847">यह</text:span><text:span text:style-name="T848"><text:s/></text:span><text:span text:style-name="T849">एक</text:span><text:span text:style-name="T850"><text:s/></text:span><text:span text:style-name="T851">व्यावहारिक</text:span><text:span text:style-name="T852"><text:s/></text:span><text:span text:style-name="T853">स्तर</text:span><text:span text:style-name="T854"><text:s/></text:span><text:span text:style-name="T855">की</text:span><text:span text:style-name="T856"><text:s/></text:span><text:span text:style-name="T857">लचीलापन</text:span><text:span text:style-name="T858"><text:s/></text:span><text:span text:style-name="T859">सुनिश्चित</text:span><text:span text:style-name="T860"><text:s/></text:span><text:span text:style-name="T861">करता</text:span><text:span text:style-name="T862"><text:s/></text:span><text:span text:style-name="T863">है</text:span><text:span text:style-name="T864"><text:s/></text:span><text:span text:style-name="T865">जो</text:span><text:span text:style-name="T866"><text:s/></text:span><text:span text:style-name="T867">विभिन्न</text:span><text:span text:style-name="T868"><text:s/></text:span><text:span text:style-name="T869">संस्था</text:span><text:span text:style-name="T870">ओ</text:span><text:span text:style-name="T871"><text:s/></text:span><text:span text:style-name="T872">को</text:span><text:span text:style-name="T873"><text:s/></text:span><text:span text:style-name="T874">अपनी</text:span><text:span text:style-name="T875"><text:s/></text:span><text:span text:style-name="T876">नीतियों</text:span><text:span text:style-name="T877"><text:s/></text:span><text:span text:style-name="T878">और</text:span><text:span text:style-name="T879"><text:s/></text:span><text:span text:style-name="T880">प्रक्रियाओं</text:span><text:span text:style-name="T881"><text:s/></text:span><text:span text:style-name="T882">को</text:span><text:span text:style-name="T883"><text:s/></text:span><text:span text:style-name="T884">सर्वोत्तम</text:span><text:span text:style-name="T885"><text:s/></text:span><text:span text:style-name="T886">रूप</text:span><text:span text:style-name="T887"><text:s/></text:span><text:span text:style-name="T888">से</text:span><text:span text:style-name="T889"><text:s/></text:span><text:span text:style-name="T890">अपने</text:span><text:span text:style-name="T891"><text:s/></text:span><text:span text:style-name="T892">उद्देश्यों</text:span><text:span text:style-name="T893"><text:s/></text:span><text:span text:style-name="T894">के</text:span><text:span text:style-name="T895"><text:s/></text:span><text:span text:style-name="T896">अनुरूप</text:span><text:span text:style-name="T897"><text:s/></text:span><text:span text:style-name="T898">बनाने</text:span><text:span text:style-name="T899"><text:s/></text:span><text:span text:style-name="T900">में</text:span><text:span text:style-name="T901"><text:s/></text:span><text:span text:style-name="T902">सक्षम</text:span><text:span text:style-name="T903"><text:s/></text:span><text:span text:style-name="T904">बनाता</text:span><text:span text:style-name="T905"><text:s/></text:span><text:span text:style-name="T906">है।</text:span></text:p>
      <text:p text:style-name="P907"><text:span text:style-name="T908">धारा</text:span><text:span text:style-name="T909"><text:s/></text:span><text:span text:style-name="T910">२</text:span><text:span text:style-name="T911"><text:s/></text:span><text:span text:style-name="T912">विनिर्देशों</text:span><text:span text:style-name="T913"><text:s/></text:span><text:span text:style-name="T914">में</text:span><text:span text:style-name="T915"><text:s/></text:span><text:span text:style-name="T916">उपयोग</text:span><text:span text:style-name="T917"><text:s/></text:span><text:span text:style-name="T918">की</text:span><text:span text:style-name="T919"><text:s/></text:span><text:span text:style-name="T920">जाने</text:span><text:span text:style-name="T921"><text:s/></text:span><text:span text:style-name="T922">वाली</text:span><text:span text:style-name="T923"><text:s/></text:span><text:span text:style-name="T924">प्रमुख</text:span><text:span text:style-name="T925"><text:s/></text:span><text:span text:style-name="T926">निबंधन</text:span><text:span text:style-name="T927"><text:s/></text:span><text:span text:style-name="T928">की</text:span><text:span text:style-name="T929"><text:s/></text:span><text:span text:style-name="T930">परिभाषाओं</text:span><text:span text:style-name="T931"><text:s/></text:span><text:span text:style-name="T932">को</text:span><text:span text:style-name="T933"><text:s/></text:span><text:span text:style-name="T934">प्रस्तुत</text:span><text:span text:style-name="T935"><text:s/></text:span><text:span text:style-name="T936">करता</text:span><text:span text:style-name="T937"><text:s/></text:span><text:span text:style-name="T938">है।</text:span><text:span text:style-name="T939"><text:s/></text:span><text:span text:style-name="T940">धारा</text:span><text:span text:style-name="T941"><text:s/></text:span><text:span text:style-name="T942">३</text:span><text:span text:style-name="T943"><text:s/></text:span><text:span text:style-name="T944">विनिर्देश</text:span><text:span text:style-name="T945"><text:s/></text:span><text:span text:style-name="T946">आवश्यकताओं</text:span><text:span text:style-name="T947"><text:s/></text:span><text:span text:style-name="T948">को</text:span><text:span text:style-name="T949"><text:s/></text:span><text:span text:style-name="T950">प्रस्तुत</text:span><text:span text:style-name="T951"><text:s/></text:span><text:span text:style-name="T952">करता</text:span><text:span text:style-name="T953"><text:s/></text:span><text:span text:style-name="T954">है</text:span><text:span text:style-name="T955"><text:s/></text:span><text:span text:style-name="T956">जहां</text:span><text:span text:style-name="T957"><text:s/></text:span><text:span text:style-name="T958">प्रत्येक</text:span><text:span text:style-name="T959"><text:s/></text:span><text:span text:style-name="T960">में</text:span><text:span text:style-name="T961"><text:s/></text:span><text:span text:style-name="T962">एक</text:span><text:span text:style-name="T963"><text:s/></text:span><text:span text:style-name="T964">या</text:span><text:span text:style-name="T965"><text:s/></text:span><text:span text:style-name="T966">अधिक</text:span><text:span text:style-name="T967"><text:s/></text:span><text:span text:style-name="T968">सत्यापन</text:span><text:span text:style-name="T969"><text:s/></text:span><text:span text:style-name="T970">सामग्री</text:span><text:span text:style-name="T971"><text:s/></text:span><text:span text:style-name="T972">की</text:span><text:span text:style-name="T973"><text:s/></text:span><text:span text:style-name="T974">एक</text:span><text:span text:style-name="T975"><text:s/></text:span><text:span text:style-name="T976">सूची</text:span><text:span text:style-name="T977"><text:s/></text:span><text:span text:style-name="T978">होती</text:span><text:span text:style-name="T979"><text:s/></text:span><text:span text:style-name="T980">है।</text:span><text:span text:style-name="T981"><text:s/></text:span><text:span text:style-name="T982">वे</text:span><text:span text:style-name="T983"><text:s/></text:span><text:span text:style-name="T984">उन</text:span><text:span text:style-name="T985"><text:s/></text:span><text:span text:style-name="T986">सबूतों</text:span><text:span text:style-name="T987"><text:s/></text:span><text:span text:style-name="T988">का</text:span><text:span text:style-name="T989"><text:s/></text:span><text:span text:style-name="T990">प्रतिनिधित्व</text:span><text:span text:style-name="T991"><text:s/></text:span><text:span text:style-name="T992">करते</text:span><text:span text:style-name="T993"><text:s/></text:span><text:span text:style-name="T994">हैं</text:span><text:span text:style-name="T995"><text:s/></text:span><text:span text:style-name="T996">जो</text:span><text:span text:style-name="T997"><text:s/></text:span><text:span text:style-name="T998">किसी</text:span><text:span text:style-name="T999"><text:s/></text:span><text:span text:style-name="T1000">दिए</text:span><text:span text:style-name="T1001"><text:s/></text:span><text:span text:style-name="T1002">गए</text:span><text:span text:style-name="T1003"><text:s/></text:span><text:span text:style-name="T1004">आवश्यकता</text:span><text:span text:style-name="T1005"><text:s/></text:span><text:span text:style-name="T1006">को</text:span><text:span text:style-name="T1007"><text:s/></text:span><text:span text:style-name="T1008">संतुष्ट</text:span><text:span text:style-name="T1009"><text:s/></text:span><text:span text:style-name="T1010">माना</text:span><text:span text:style-name="T1011"><text:s/></text:span><text:span text:style-name="T1012">जा</text:span><text:span text:style-name="T1013"><text:s/></text:span><text:span text:style-name="T1014">सकता</text:span><text:span text:style-name="T1015"><text:s/></text:span><text:span text:style-name="T1016">है।</text:span><text:span text:style-name="T1017"><text:s/></text:span><text:span text:style-name="T1018">यदि</text:span><text:span text:style-name="T1019"><text:s/></text:span><text:span text:style-name="T1020">किसी</text:span><text:span text:style-name="T1021"><text:s/></text:span><text:span text:style-name="T1022">दिए</text:span><text:span text:style-name="T1023"><text:s/></text:span><text:span text:style-name="T1024">गए</text:span><text:span text:style-name="T1025"><text:s/></text:span><text:span text:style-name="T1026">कार्यक्रम</text:span><text:span text:style-name="T1027"><text:s/></text:span><text:span text:style-name="T1028">के</text:span><text:span text:style-name="T1029"><text:s/></text:span><text:span text:style-name="T1030">लिए</text:span><text:span text:style-name="T1031"><text:s/></text:span><text:span text:style-name="T1032">सभी</text:span><text:span text:style-name="T1033"><text:s/></text:span><text:span text:style-name="T1034">आवश्यकताओं</text:span><text:span text:style-name="T1035"><text:s/></text:span><text:span text:style-name="T1036">को</text:span><text:span text:style-name="T1037"><text:s/></text:span><text:span text:style-name="T1038">पूरा</text:span><text:span text:style-name="T1039"><text:s/></text:span><text:span text:style-name="T1040">किया</text:span><text:span text:style-name="T1041"><text:s/></text:span><text:span text:style-name="T1042">गया</text:span><text:span text:style-name="T1043"><text:s/></text:span><text:span text:style-name="T1044">है</text:span><text:span text:style-name="T1045">,<text:s/></text:span><text:span text:style-name="T1046">तो</text:span><text:span text:style-name="T1047"><text:s/></text:span><text:span text:style-name="T1048">इसे</text:span><text:span text:style-name="T1049"><text:s/></text:span><text:span text:style-name="T1050">विनिर्देश</text:span><text:span text:style-name="T1051"><text:s/></text:span><text:span text:style-name="T1052">के</text:span><text:span text:style-name="T1053"><text:s/></text:span><text:span text:style-name="T1054">संस्करण</text:span><text:span text:style-name="T1055"><text:s/></text:span><text:span text:style-name="T1056">१</text:span><text:span text:style-name="T1057">.</text:span><text:span text:style-name="T1058">२</text:span><text:span text:style-name="T1059"><text:s/></text:span><text:span text:style-name="T1060">के</text:span><text:span text:style-name="T1061"><text:s/></text:span><text:span text:style-name="T1062">अनुसार</text:span><text:span text:style-name="T1063"><text:s/></text:span><text:span text:style-name="T1064">ओपनचेन</text:span><text:span text:style-name="T1065"><text:s/></text:span><text:span text:style-name="T1066">अनुरूप</text:span><text:span text:style-name="T1067"><text:s/></text:span><text:span text:style-name="T1068">माना</text:span><text:span text:style-name="T1069"><text:s/></text:span><text:span text:style-name="T1070">जाएगा।</text:span><text:span text:style-name="T1071"><text:s/></text:span><text:span text:style-name="T1072">सत्यापन</text:span><text:span text:style-name="T1073"><text:s/></text:span><text:span text:style-name="T1074">सामग्री</text:span><text:span text:style-name="T1075"><text:s/></text:span><text:span text:style-name="T1076">सार्वजनिक</text:span><text:span text:style-name="T1077"><text:s/></text:span><text:span text:style-name="T1078">होने</text:span><text:span text:style-name="T1079"><text:s/></text:span><text:span text:style-name="T1080">का</text:span><text:span text:style-name="T1081"><text:s/></text:span><text:span text:style-name="T1082">इरादा</text:span><text:span text:style-name="T1083"><text:s/></text:span><text:span text:style-name="T1084">नहीं</text:span><text:span text:style-name="T1085"><text:s/></text:span><text:span text:style-name="T1086">है</text:span><text:span text:style-name="T1087">,<text:s/></text:span><text:span text:style-name="T1088">लेकिन</text:span><text:span text:style-name="T1089"><text:s/></text:span><text:span text:style-name="T1090">अप्रकटीकरण</text:span><text:span text:style-name="T1091"><text:s/></text:span><text:span text:style-name="T1092">समझौते</text:span><text:span text:style-name="T1093"><text:s/>(</text:span><text:span text:style-name="T1094">नॉन</text:span><text:span text:style-name="T1095"><text:s/></text:span><text:span text:style-name="T1096">डिस्क्लोसर</text:span><text:span text:style-name="T1097"><text:s/></text:span><text:span text:style-name="T1098">एग्रीमेंट</text:span><text:span text:style-name="T1099"><text:s/></text:span><text:span text:style-name="T1100">या</text:span><text:span text:style-name="T1101"><text:s/>“</text:span><text:span text:style-name="T1102">एनडीए</text:span><text:span text:style-name="T1103">”</text:span><text:span text:style-name="T1104">)</text:span><text:span text:style-name="T1105"><text:s/></text:span><text:span text:style-name="T1106">के</text:span><text:span text:style-name="T1107"><text:s/></text:span><text:span text:style-name="T1108">तहत</text:span><text:span text:style-name="T1109"><text:s/></text:span><text:span text:style-name="T1110">या</text:span><text:span text:style-name="T1111"><text:s/></text:span><text:span text:style-name="T1112">ओपन</text:span><text:span text:style-name="T1113"><text:s/></text:span><text:span text:style-name="T1114">चेन</text:span><text:span text:style-name="T1115"><text:s/></text:span><text:span text:style-name="T1116">संस्था</text:span><text:span text:style-name="T1117"><text:s/></text:span><text:span text:style-name="T1118">से</text:span><text:span text:style-name="T1119"><text:s/></text:span><text:span text:style-name="T1120">निजी</text:span><text:span text:style-name="T1121"><text:s/></text:span><text:span text:style-name="T1122">अनुरोध</text:span><text:span text:style-name="T1123"><text:s/></text:span><text:span text:style-name="T1124">पर</text:span><text:span text:style-name="T1125"><text:s/></text:span><text:span text:style-name="T1126">अनुरूपता</text:span><text:span text:style-name="T1127"><text:s/></text:span><text:span text:style-name="T1128">को</text:span><text:span text:style-name="T1129"><text:s/></text:span><text:span text:style-name="T1130">प्रमाणित</text:span><text:span text:style-name="T1131"><text:s/></text:span><text:span text:style-name="T1132">करने</text:span><text:span text:style-name="T1133"><text:s/></text:span><text:span text:style-name="T1134">के</text:span><text:span text:style-name="T1135"><text:s/></text:span><text:span text:style-name="T1136">लिए</text:span><text:span text:style-name="T1137"><text:s/></text:span><text:span text:style-name="T1138">प्रदान</text:span><text:span text:style-name="T1139"><text:s/></text:span><text:span text:style-name="T1140">किया</text:span><text:span text:style-name="T1141"><text:s/></text:span><text:span text:style-name="T1142">जा</text:span><text:span text:style-name="T1143"><text:s/></text:span><text:span text:style-name="T1144">सकता</text:span><text:span text:style-name="T1145"><text:s/></text:span><text:span text:style-name="T1146">है।</text:span></text:p>
      <text:p text:style-name="P1147"><text:span text:style-name="T1148">विनिर्देशन</text:span><text:span text:style-name="T1149"><text:s/></text:span><text:span text:style-name="T1150">की</text:span><text:span text:style-name="T1151"><text:s/></text:span><text:span text:style-name="T1152">व्याख्या</text:span><text:span text:style-name="T1153"><text:s/></text:span><text:span text:style-name="T1154">करने</text:span><text:span text:style-name="T1155"><text:s/></text:span><text:span text:style-name="T1156">के</text:span><text:span text:style-name="T1157"><text:s/></text:span><text:span text:style-name="T1158">विषय</text:span><text:span text:style-name="T1159"><text:s/></text:span><text:span text:style-name="T1160">में</text:span><text:span text:style-name="T1161"><text:s/></text:span><text:span text:style-name="T1162">अतिरिक्त</text:span><text:span text:style-name="T1163"><text:s/></text:span><text:span text:style-name="T1164">स्पष्टीकरण</text:span><text:span text:style-name="T1165"><text:s/></text:span><text:span text:style-name="T1166">विशिष्टता</text:span><text:span text:style-name="T1167"><text:s/></text:span><text:span text:style-name="T1168">पूछे</text:span><text:span text:style-name="T1169"><text:s/></text:span><text:span text:style-name="T1170">जाने</text:span><text:span text:style-name="T1171"><text:s/></text:span><text:span text:style-name="T1172">वाले</text:span><text:span text:style-name="T1173"><text:s/></text:span><text:span text:style-name="T1174">प्रश्नों</text:span><text:span text:style-name="T1175"><text:s/></text:span><text:span text:style-name="T1176">(</text:span><text:span text:style-name="T1177">एफएक्यू</text:span><text:span text:style-name="T1178">)<text:s/></text:span><text:span text:style-name="T1179">की</text:span><text:span text:style-name="T1180"><text:s/></text:span><text:span text:style-name="T1181">समीक्षा</text:span><text:span text:style-name="T1182"><text:s/></text:span><text:span text:style-name="T1183">करके</text:span><text:span text:style-name="T1184"><text:s/></text:span><text:span text:style-name="T1185">प्राप्त</text:span><text:span text:style-name="T1186"><text:s/></text:span><text:span text:style-name="T1187">किया</text:span><text:span text:style-name="T1188"><text:s/></text:span><text:span text:style-name="T1189">जा</text:span><text:span text:style-name="T1190"><text:s/></text:span><text:span text:style-name="T1191">सकता</text:span><text:span text:style-name="T1192"><text:s/></text:span><text:span text:style-name="T1193">है</text:span><text:span text:style-name="T1194">:</text:span><text:span text:style-name="T1195"><text:s/></text:span><text:a xlink:href="https://www.openchainproject.org/specification-faq" office:target-frame-name="_top" xlink:show="replace"><text:span text:style-name="Hyperlink">https://www.openchainproject.org/specification-faq</text:span></text:a><text:s/></text:p>
      <text:p text:style-name="P1196"/>
      <text:p text:style-name="P1197"/>
      <text:p text:style-name="P1198"><text:span text:style-name="T1199">२) परिभाषाएँ</text:span><text:span text:style-name="T1200"><text:s/></text:span></text:p>
      <text:p text:style-name="P1201"/>
      <text:p text:style-name="P1202"><text:span text:style-name="T1203">अनुपालन</text:span><text:span text:style-name="T1204"><text:s/></text:span><text:span text:style-name="T1205">कलाकृतियाँ</text:span><text:span text:style-name="T1206">-</text:span><text:span text:style-name="T1207"><text:s/></text:span><text:span text:style-name="T1208">कलाकृतियों</text:span><text:span text:style-name="T1209"><text:s/></text:span><text:span text:style-name="T1210">का</text:span><text:span text:style-name="T1211"><text:s/></text:span><text:span text:style-name="T1212">एक</text:span><text:span text:style-name="T1213"><text:s/></text:span><text:span text:style-name="T1214">संग्रह</text:span><text:span text:style-name="T1215"><text:s/></text:span><text:span text:style-name="T1216">जो</text:span><text:span text:style-name="T1217"><text:s/></text:span><text:span text:style-name="T1218">एक</text:span><text:span text:style-name="T1219"><text:s/></text:span><text:span text:style-name="T1220">आपूर्ति</text:span><text:span text:style-name="T1221"><text:s/></text:span><text:span text:style-name="T1222">सॉफ्टवेयर</text:span><text:span text:style-name="T1223"><text:s/></text:span><text:span text:style-name="T1224">प्रकाशन</text:span><text:span text:style-name="T1225"><text:s/></text:span><text:span text:style-name="T1226">के</text:span><text:span text:style-name="T1227"><text:s/></text:span><text:span text:style-name="T1228">लिए</text:span><text:span text:style-name="T1229"><text:s/></text:span><text:span text:style-name="T1230">एफओएसएस</text:span><text:span text:style-name="T1231"><text:s/></text:span><text:span text:style-name="T1232">प्रबंधन</text:span><text:span text:style-name="T1233"><text:s/></text:span><text:span text:style-name="T1234">कार्यक्रम</text:span><text:span text:style-name="T1235"><text:s/></text:span><text:span text:style-name="T1236">के</text:span><text:span text:style-name="T1237"><text:s/></text:span><text:span text:style-name="T1238">उत्पादन</text:span><text:span text:style-name="T1239"><text:s/></text:span><text:span text:style-name="T1240">का</text:span><text:span text:style-name="T1241"><text:s/></text:span><text:span text:style-name="T1242">प्रतिनिधित्व</text:span><text:span text:style-name="T1243"><text:s/></text:span><text:span text:style-name="T1244">करता</text:span><text:span text:style-name="T1245"><text:s/></text:span><text:span text:style-name="T1246">है।</text:span><text:span text:style-name="T1247"><text:s/></text:span><text:span text:style-name="T1248">संग्रह</text:span><text:span text:style-name="T1249"><text:s/></text:span><text:span text:style-name="T1250">में</text:span><text:span text:style-name="T1251"><text:s/></text:span><text:span text:style-name="T1252">निम्नलिखित</text:span><text:span text:style-name="T1253"><text:s/></text:span><text:span text:style-name="T1254">में</text:span><text:span text:style-name="T1255"><text:s/></text:span><text:span text:style-name="T1256">से</text:span><text:span text:style-name="T1257"><text:s/></text:span><text:span text:style-name="T1258">एक</text:span><text:span text:style-name="T1259"><text:s/></text:span><text:span text:style-name="T1260">या</text:span><text:span text:style-name="T1261"><text:s/></text:span><text:span text:style-name="T1262">अधिक</text:span><text:span text:style-name="T1263"><text:s/></text:span><text:span text:style-name="T1264">समाविष्ट</text:span><text:span text:style-name="T1265"><text:s/></text:span><text:span text:style-name="T1266">हो</text:span><text:span text:style-name="T1267"><text:s/></text:span><text:span text:style-name="T1268">सकते</text:span><text:span text:style-name="T1269"><text:s/></text:span><text:span text:style-name="T1270">हैं</text:span><text:span text:style-name="T1271"><text:s/>(</text:span><text:span text:style-name="T1272">लेकिन</text:span><text:span text:style-name="T1273"><text:s/></text:span><text:span text:style-name="T1274">इस</text:span><text:span text:style-name="T1275"><text:s/></text:span><text:span text:style-name="T1276">तक</text:span><text:span text:style-name="T1277"><text:s/></text:span><text:span text:style-name="T1278">सीमित</text:span><text:span text:style-name="T1279"><text:s/></text:span><text:span text:style-name="T1280">नहीं</text:span><text:span text:style-name="T1281"><text:s/></text:span><text:span text:style-name="T1282">हैं</text:span><text:span text:style-name="T1283">):<text:s/></text:span><text:span text:style-name="T1284">स्रोत</text:span><text:span text:style-name="T1285"><text:s/></text:span><text:span text:style-name="T1286">कोड</text:span><text:span text:style-name="T1287">,<text:s/></text:span><text:s/><text:span text:style-name="T1288">श्रेय</text:span><text:span text:style-name="T1289"><text:s/></text:span><text:span text:style-name="T1290">सूचनाएं</text:span><text:span text:style-name="T1291">,<text:s/></text:span><text:span text:style-name="T1292">प्रतिलिप्याधिकार</text:span><text:span text:style-name="T1293"><text:s/></text:span><text:span text:style-name="T1294">सूचनाएं</text:span><text:span text:style-name="T1295">,</text:span><text:span text:style-name="T1296">,<text:s/></text:span><text:span text:style-name="T1297">लाइसेंस</text:span><text:span text:style-name="T1298"><text:s/></text:span><text:span text:style-name="T1299">की</text:span><text:span text:style-name="T1300"><text:s/></text:span><text:span text:style-name="T1301">प्रतिलिपि</text:span><text:span text:style-name="T1302">,<text:s/></text:span><text:span text:style-name="T1303">संशोधन</text:span><text:span text:style-name="T1304"><text:s/></text:span><text:span text:style-name="T1305">अधिसूचनाएं</text:span><text:span text:style-name="T1306">,<text:s/></text:span><text:span text:style-name="T1307">लिखित</text:span><text:span text:style-name="T1308"><text:s/></text:span><text:span text:style-name="T1309">प्रस्ताव</text:span><text:span text:style-name="T1310">,<text:s/></text:span><text:span text:style-name="T1311">सामग्री</text:span><text:span text:style-name="T1312"><text:s/></text:span><text:span text:style-name="T1313">का</text:span><text:span text:style-name="T1314"><text:s/></text:span><text:span text:style-name="T1315">एफओएसएस</text:span><text:span text:style-name="T1316"><text:s/></text:span><text:span text:style-name="T1317">घटक</text:span><text:span text:style-name="T1318"><text:s/></text:span><text:span text:style-name="T1319">बिल</text:span><text:span text:style-name="T1320">,<text:s/></text:span><text:span text:style-name="T1321">एसपीडीएक्स</text:span><text:span text:style-name="T1322"><text:s/></text:span><text:span text:style-name="T1323">दस्तावेज</text:span><text:span text:style-name="T1324"><text:s/></text:span><text:span text:style-name="T1325">इत्यादि</text:span><text:span text:style-name="T1326">।</text:span></text:p>
      <text:p text:style-name="P1327"/>
      <text:p text:style-name="P1328"><text:span text:style-name="T1329">एफओएसएस</text:span><text:span text:style-name="T1330"><text:s/></text:span><text:span text:style-name="T1331">(</text:span><text:span text:style-name="T1332">फ्री</text:span><text:span text:style-name="T1333"><text:s/></text:span><text:span text:style-name="T1334">और</text:span><text:span text:style-name="T1335"><text:s/></text:span><text:span text:style-name="T1336">ओपन</text:span><text:span text:style-name="T1337"><text:s/></text:span><text:span text:style-name="T1338">सोर्स</text:span><text:span text:style-name="T1339"><text:s/></text:span><text:span text:style-name="T1340">सॉफ्टवेयर</text:span><text:span text:style-name="T1341">)</text:span><text:span text:style-name="T1342"><text:s/>-<text:s/></text:span><text:span text:style-name="T1343">एक</text:span><text:span text:style-name="T1344"><text:s/></text:span><text:span text:style-name="T1345">या</text:span><text:span text:style-name="T1346"><text:s/></text:span><text:span text:style-name="T1347">अधिक</text:span><text:span text:style-name="T1348"><text:s/></text:span><text:span text:style-name="T1349">लाइसेंस</text:span><text:span text:style-name="T1350"><text:s/></text:span><text:span text:style-name="T1351">के</text:span><text:span text:style-name="T1352"><text:s/></text:span><text:span text:style-name="T1353">अधीन</text:span><text:span text:style-name="T1354"><text:s/></text:span><text:span text:style-name="T1355">ऐसा<text:s/></text:span><text:span text:style-name="T1356">सॉफ़्टवेयर</text:span><text:span text:style-name="T1357"><text:s/></text:span><text:span text:style-name="T1358">जो<text:s/></text:span><text:span text:style-name="T1359">ओपन</text:span><text:span text:style-name="T1360"><text:s/></text:span><text:span text:style-name="T1361">सोर्स</text:span><text:span text:style-name="T1362"><text:s/></text:span><text:span text:style-name="T1363">इनिशिएटिव</text:span><text:span text:style-name="T1364"><text:s/>(</text:span><text:span text:style-name="T1365">Opensource</text:span><text:span text:style-name="T1366">.org)</text:span><text:span text:style-name="T1367"><text:s/></text:span><text:span text:style-name="T1368">द्वारा</text:span><text:span text:style-name="T1369"><text:s/></text:span><text:span text:style-name="T1370">प्रकाशित</text:span><text:span text:style-name="T1371"><text:s/></text:span><text:span text:style-name="T1372">ओपन</text:span><text:span text:style-name="T1373"><text:s/></text:span><text:span text:style-name="T1374">सोर्स</text:span><text:span text:style-name="T1375"><text:s/></text:span><text:span text:style-name="T1376">परिभाषा</text:span><text:span text:style-name="T1377"><text:s/></text:span><text:span text:style-name="T1378"><text:s/></text:span><text:span text:style-name="T1379">या</text:span><text:span text:style-name="T1380"><text:s/></text:span><text:span text:style-name="T1381">फ्री</text:span><text:span text:style-name="T1382"><text:s/></text:span><text:span text:style-name="T1383">सॉफ्टवेयर</text:span><text:span text:style-name="T1384"><text:s/></text:span><text:span text:style-name="T1385">परिभाषा</text:span><text:span text:style-name="T1386"><text:s/></text:span><text:span text:style-name="T1387">(</text:span><text:span text:style-name="T1388">फ्री</text:span><text:span text:style-name="T1389"><text:s/></text:span><text:span text:style-name="T1390">सॉफ्टवेयर</text:span><text:span text:style-name="T1391"><text:s/></text:span><text:span text:style-name="T1392">फाउंडेशन</text:span><text:span text:style-name="T1393"><text:s/></text:span><text:span text:style-name="T1394">द्वारा</text:span><text:span text:style-name="T1395"><text:s/></text:span><text:span text:style-name="T1396">प्रकाशित</text:span><text:span text:style-name="T1397">)<text:s/></text:span><text:span text:style-name="T1398">या</text:span><text:span text:style-name="T1399"><text:s/></text:span><text:span text:style-name="T1400">इसी</text:span><text:span text:style-name="T1401"><text:s/></text:span><text:span text:style-name="T1402">तरह</text:span><text:span text:style-name="T1403"><text:s/></text:span><text:span text:style-name="T1404">के</text:span><text:span text:style-name="T1405"><text:s/></text:span><text:span text:style-name="T1406">लाइसेंस</text:span><text:span text:style-name="T1407">,</text:span><text:span text:style-name="T1408"><text:s/></text:span><text:span text:style-name="T1409">को</text:span><text:span text:style-name="T1410"><text:s/></text:span><text:span text:style-name="T1411">पूरा</text:span><text:span text:style-name="T1412"><text:s/></text:span><text:span text:style-name="T1413">करता</text:span><text:span text:style-name="T1414"><text:s/></text:span><text:span text:style-name="T1415">है।</text:span></text:p>
      <text:p text:style-name="P1416"/>
      <text:soft-page-break/>
      <text:p text:style-name="P1417"><text:span text:style-name="T1418">एफओएसएस</text:span><text:span text:style-name="T1419"><text:s/></text:span><text:span text:style-name="T1420">सहकार</text:span><text:span text:style-name="T1421">-<text:s/></text:span><text:span text:style-name="T1422">एक</text:span><text:span text:style-name="T1423"><text:s/></text:span><text:span text:style-name="T1424">निर्दिष्ट</text:span><text:span text:style-name="T1425"><text:s/></text:span><text:span text:style-name="T1426">व्यक्ति</text:span><text:span text:style-name="T1427"><text:s/></text:span><text:span text:style-name="T1428">जिसे</text:span><text:span text:style-name="T1429"><text:s/></text:span><text:span text:style-name="T1430">बाहरी</text:span><text:span text:style-name="T1431"><text:s/></text:span><text:span text:style-name="T1432">एफओएसएस</text:span><text:span text:style-name="T1433"><text:s/></text:span><text:span text:style-name="T1434">पूछताछ</text:span><text:span text:style-name="T1435"><text:s/></text:span><text:span text:style-name="T1436">ग्रहण</text:span><text:span text:style-name="T1437"><text:s/></text:span><text:span text:style-name="T1438">करने</text:span><text:span text:style-name="T1439"><text:s/></text:span><text:span text:style-name="T1440">के</text:span><text:span text:style-name="T1441"><text:s/></text:span><text:span text:style-name="T1442">लिए</text:span><text:span text:style-name="T1443"><text:s/></text:span><text:span text:style-name="T1444">नियुक्त</text:span><text:s/><text:span text:style-name="T1445">किया</text:span><text:span text:style-name="T1446"><text:s/>गया</text:span><text:span text:style-name="T1447"><text:s/></text:span><text:span text:style-name="T1448">है।</text:span></text:p>
      <text:p text:style-name="P1449"/>
      <text:p text:style-name="P1450"><text:span text:style-name="T1451">निर्धारित लाइसेंस</text:span><text:span text:style-name="T1452"><text:s/></text:span><text:span text:style-name="T1453">-<text:s/></text:span><text:span text:style-name="T1454">आपूर्ति</text:span><text:span text:style-name="T1455"><text:s/></text:span><text:span text:style-name="T1456">सॉफ्टवेयर</text:span><text:span text:style-name="T1457"><text:s/></text:span><text:span text:style-name="T1458">को</text:span><text:span text:style-name="T1459"><text:s/></text:span><text:span text:style-name="T1460">नियंत्रित</text:span><text:span text:style-name="T1461"><text:s/></text:span><text:span text:style-name="T1462">करने</text:span><text:span text:style-name="T1463"><text:s/></text:span><text:span text:style-name="T1464">वाले</text:span><text:span text:style-name="T1465"><text:s/></text:span><text:span text:style-name="T1466">लाइसेंस</text:span><text:span text:style-name="T1467"><text:s/></text:span><text:span text:style-name="T1468">की</text:span><text:span text:style-name="T1469"><text:s/></text:span><text:span text:style-name="T1470">पहचान</text:span><text:span text:style-name="T1471"><text:s/></text:span><text:span text:style-name="T1472">करने</text:span><text:span text:style-name="T1473"><text:s/></text:span><text:span text:style-name="T1474">के</text:span><text:span text:style-name="T1475"><text:s/></text:span><text:span text:style-name="T1476">उचित</text:span><text:span text:style-name="T1477"><text:s/></text:span><text:span text:style-name="T1478">तरीके</text:span><text:span text:style-name="T1479"><text:s/></text:span><text:span text:style-name="T1480">का</text:span><text:span text:style-name="T1481"><text:s/></text:span><text:span text:style-name="T1482">पालन</text:span><text:span text:style-name="T1483"><text:s/></text:span><text:span text:style-name="T1484">करने</text:span><text:span text:style-name="T1485"><text:s/></text:span><text:span text:style-name="T1486">के</text:span><text:span text:style-name="T1487"><text:s/></text:span><text:span text:style-name="T1488">परिणामस्वरूप</text:span><text:span text:style-name="T1489"><text:s/></text:span><text:span text:style-name="T1490">निर्धारित</text:span><text:span text:style-name="T1491"><text:s/></text:span><text:span text:style-name="T1492">किया</text:span><text:span text:style-name="T1493"><text:s/></text:span><text:span text:style-name="T1494">गया</text:span><text:span text:style-name="T1495"><text:s/></text:span><text:span text:style-name="T1496">एफओएसएस</text:span><text:span text:style-name="T1497"><text:s/></text:span><text:span text:style-name="T1498">लाइसेंस</text:span><text:span text:style-name="T1499"><text:s/></text:span><text:span text:style-name="T1500">का</text:span><text:span text:style-name="T1501"><text:s/></text:span><text:span text:style-name="T1502">एक</text:span><text:span text:style-name="T1503"><text:s/></text:span><text:span text:style-name="T1504">गुट<text:s/></text:span><text:span text:style-name="T1505">।</text:span></text:p>
      <text:p text:style-name="P1506"/>
      <text:p text:style-name="P1507"><text:span text:style-name="T1508">ओपनचेन</text:span><text:span text:style-name="T1509"><text:s/></text:span><text:span text:style-name="T1510">अनुरूप</text:span><text:span text:style-name="T1511"><text:s/></text:span><text:span text:style-name="T1512">कार्यक्रम</text:span><text:span text:style-name="T1513">-<text:s/></text:span><text:span text:style-name="T1514">एक</text:span><text:span text:style-name="T1515"><text:s/></text:span><text:span text:style-name="T1516">कार्यक्रम</text:span><text:span text:style-name="T1517"><text:s/></text:span><text:span text:style-name="T1518">जो</text:span><text:span text:style-name="T1519"><text:s/></text:span><text:span text:style-name="T1520">इस</text:span><text:span text:style-name="T1521"><text:s/></text:span><text:span text:style-name="T1522">विनिर्देश</text:span><text:span text:style-name="T1523"><text:s/></text:span><text:span text:style-name="T1524">की</text:span><text:span text:style-name="T1525"><text:s/></text:span><text:span text:style-name="T1526">सभी</text:span><text:span text:style-name="T1527"><text:s/></text:span><text:span text:style-name="T1528">आवश्यकताओं</text:span><text:span text:style-name="T1529"><text:s/></text:span><text:span text:style-name="T1530">को</text:span><text:span text:style-name="T1531"><text:s/></text:span><text:span text:style-name="T1532">पूरा</text:span><text:span text:style-name="T1533"><text:s/></text:span><text:span text:style-name="T1534">करता</text:span><text:span text:style-name="T1535"><text:s/></text:span><text:span text:style-name="T1536">है।</text:span></text:p>
      <text:p text:style-name="P1537"/>
      <text:p text:style-name="P1538"><text:span text:style-name="T1539">सॉफ्टवेयर</text:span><text:span text:style-name="T1540"><text:s/></text:span><text:span text:style-name="T1541">कर्मचारी</text:span><text:span text:style-name="T1542"><text:s/>-</text:span><text:span text:style-name="T1543"><text:s/></text:span><text:span text:style-name="T1544">कोई</text:span><text:span text:style-name="T1545"><text:s/></text:span><text:span text:style-name="T1546">भी</text:span><text:span text:style-name="T1547"><text:s/></text:span><text:span text:style-name="T1548">कर्मचारी</text:span><text:span text:style-name="T1549"><text:s/></text:span><text:span text:style-name="T1550">या</text:span><text:span text:style-name="T1551"><text:s/></text:span><text:span text:style-name="T1552">ठेकेदार</text:span><text:span text:style-name="T1553"><text:s/></text:span><text:span text:style-name="T1554">जो</text:span><text:span text:style-name="T1555"><text:s/></text:span><text:span text:style-name="T1556">आपूर्ति</text:span><text:span text:style-name="T1557"><text:s/></text:span><text:span text:style-name="T1558">सॉफ्टवेयर</text:span><text:span text:style-name="T1559"><text:s/></text:span><text:span text:style-name="T1560">परिभाषित</text:span><text:span text:style-name="T1561"><text:s/></text:span><text:span text:style-name="T1562">करता</text:span><text:span text:style-name="T1563"><text:s/></text:span><text:span text:style-name="T1564">है</text:span><text:span text:style-name="T1565">,<text:s/></text:span><text:span text:style-name="T1566">योगदान<text:s/></text:span><text:span text:style-name="T1567">करता</text:span><text:span text:style-name="T1568"><text:s/></text:span><text:span text:style-name="T1569">है</text:span><text:span text:style-name="T1570"><text:s/></text:span><text:span text:style-name="T1571">या</text:span><text:span text:style-name="T1572"><text:s/></text:span><text:span text:style-name="T1573">तैयार</text:span><text:span text:style-name="T1574"><text:s/></text:span><text:span text:style-name="T1575">करने</text:span><text:span text:style-name="T1576"><text:s/></text:span><text:span text:style-name="T1577">का</text:span><text:span text:style-name="T1578"><text:s/></text:span><text:span text:style-name="T1579"><text:s/></text:span><text:span text:style-name="T1580">उत्तरदाईत्व<text:s/></text:span><text:span text:style-name="T1581">लेता<text:s/></text:span><text:span text:style-name="T1582">है।</text:span><text:span text:style-name="T1583"><text:s/></text:span><text:span text:style-name="T1584">संस्था<text:s/></text:span><text:span text:style-name="T1585">के</text:span><text:span text:style-name="T1586"><text:s/></text:span><text:span text:style-name="T1587">आधार</text:span><text:span text:style-name="T1588"><text:s/></text:span><text:span text:style-name="T1589">पर</text:span><text:span text:style-name="T1590">,<text:s/></text:span><text:span text:style-name="T1591">इसमें</text:span><text:span text:style-name="T1592"><text:s/></text:span><text:span text:style-name="T1593">सॉफ्टवेयर</text:span><text:span text:style-name="T1594"><text:s/></text:span><text:span text:style-name="T1595">डेवलपर्स</text:span><text:span text:style-name="T1596">,<text:s/></text:span><text:span text:style-name="T1597">प्रकाशन<text:s/></text:span><text:span text:style-name="T1598">इंजीनियरों</text:span><text:span text:style-name="T1599">,<text:s/></text:span><text:span text:style-name="T1600">गुणवत्ता</text:span><text:span text:style-name="T1601"><text:s/></text:span><text:span text:style-name="T1602">इंजीनियरों</text:span><text:span text:style-name="T1603">,<text:s/></text:span><text:span text:style-name="T1604">उत्पाद</text:span><text:span text:style-name="T1605"><text:s/></text:span><text:span text:style-name="T1606">विपणन</text:span><text:span text:style-name="T1607"><text:s/></text:span><text:span text:style-name="T1608">और</text:span><text:span text:style-name="T1609"><text:s/></text:span><text:span text:style-name="T1610">उत्पाद</text:span><text:span text:style-name="T1611"><text:s/></text:span><text:span text:style-name="T1612">प्रबंधन</text:span><text:span text:style-name="T1613"><text:s/></text:span><text:span text:style-name="T1614">समाविष्ट</text:span><text:span text:style-name="T1615"><text:s/></text:span><text:span text:style-name="T1616">हो</text:span><text:span text:style-name="T1617"><text:s/></text:span><text:span text:style-name="T1618">सकते</text:span><text:span text:style-name="T1619"><text:s/></text:span><text:span text:style-name="T1620">हैं</text:span><text:span text:style-name="T1621"><text:s/>(</text:span><text:span text:style-name="T1622">लेकिन</text:span><text:span text:style-name="T1623"><text:s/></text:span><text:span text:style-name="T1624">इस</text:span><text:span text:style-name="T1625"><text:s/></text:span><text:span text:style-name="T1626">तक</text:span><text:span text:style-name="T1627"><text:s/></text:span><text:span text:style-name="T1628">ही</text:span><text:span text:style-name="T1629"><text:s/></text:span><text:span text:style-name="T1630">सीमित</text:span><text:span text:style-name="T1631"><text:s/></text:span><text:span text:style-name="T1632">नहीं</text:span><text:span text:style-name="T1633"><text:s/></text:span><text:span text:style-name="T1634">है</text:span><text:span text:style-name="T1635">) ।</text:span><text:span text:style-name="T1636"><text:s/></text:span></text:p>
      <text:p text:style-name="P1637"/>
      <text:p text:style-name="P1638"><text:span text:style-name="T1639">एसपीडीएक्स</text:span><text:span text:style-name="T1640"><text:s/></text:span><text:span text:style-name="T1641">या</text:span><text:span text:style-name="T1642"><text:s/></text:span><text:span text:style-name="T1643">सॉफ्टवेयर पैकेज डाटा एक्सचेंज</text:span><text:span text:style-name="T1644"><text:s/>-<text:s/></text:span><text:span text:style-name="T1645">किसी</text:span><text:span text:style-name="T1646"><text:s/></text:span><text:span text:style-name="T1647">दिए</text:span><text:span text:style-name="T1648"><text:s/></text:span><text:span text:style-name="T1649">गए</text:span><text:span text:style-name="T1650"><text:s/></text:span><text:span text:style-name="T1651">सॉफ़्टवेयर</text:span><text:span text:style-name="T1652"><text:s/></text:span><text:span text:style-name="T1653">पैकेज</text:span><text:span text:style-name="T1654"><text:s/></text:span><text:span text:style-name="T1655">के</text:span><text:span text:style-name="T1656"><text:s/></text:span><text:span text:style-name="T1657">लिए</text:span><text:span text:style-name="T1658"><text:s/></text:span><text:span text:style-name="T1659">लाइसेंस</text:span><text:span text:style-name="T1660"><text:s/></text:span><text:span text:style-name="T1661">और</text:span><text:span text:style-name="T1662"><text:s/></text:span><text:span text:style-name="T1663">कॉपीराइट</text:span><text:span text:style-name="T1664"><text:s/></text:span><text:span text:style-name="T1665">जानकारी</text:span><text:span text:style-name="T1666"><text:s/></text:span><text:span text:style-name="T1667">का</text:span><text:span text:style-name="T1668"><text:s/></text:span><text:span text:style-name="T1669">आदान</text:span><text:span text:style-name="T1670">-</text:span><text:span text:style-name="T1671">प्रदान</text:span><text:span text:style-name="T1672"><text:s/></text:span><text:span text:style-name="T1673">करने</text:span><text:span text:style-name="T1674"><text:s/></text:span><text:span text:style-name="T1675">के</text:span><text:span text:style-name="T1676"><text:s/></text:span><text:span text:style-name="T1677">लिए</text:span><text:span text:style-name="T1678"><text:s/></text:span><text:span text:style-name="T1679">एसपीडीएक्स</text:span><text:span text:style-name="T1680"><text:s/></text:span><text:span text:style-name="T1681">संचालक समुदाय द्वारा</text:span><text:span text:style-name="T1682"><text:s/></text:span><text:span text:style-name="T1683">बनाए</text:span><text:span text:style-name="T1684"><text:s/></text:span><text:span text:style-name="T1685">गए</text:span><text:span text:style-name="T1686"><text:s/></text:span><text:span text:style-name="T1687">प्रारूप</text:span><text:span text:style-name="T1688"><text:s/></text:span><text:span text:style-name="T1689">मानक।</text:span><text:span text:style-name="T1690"><text:s/></text:span><text:span text:style-name="T1691">एसपीडीएक्स</text:span><text:span text:style-name="T1692"><text:s/></text:span><text:span text:style-name="T1693">विनिर्देश</text:span><text:span text:style-name="T1694"><text:s/></text:span><text:span text:style-name="T1695">का</text:span><text:span text:style-name="T1696"><text:s/></text:span><text:span text:style-name="T1697">विवरण</text:span><text:span text:style-name="T1698"><text:s/>www.spdx.org<text:s/></text:span><text:span text:style-name="T1699">पर</text:span><text:span text:style-name="T1700"><text:s/></text:span><text:span text:style-name="T1701">पाया</text:span><text:span text:style-name="T1702"><text:s/></text:span><text:span text:style-name="T1703">जा</text:span><text:span text:style-name="T1704"><text:s/></text:span><text:span text:style-name="T1705">सकता</text:span><text:span text:style-name="T1706"><text:s/></text:span><text:span text:style-name="T1707">है।</text:span></text:p>
      <text:p text:style-name="P1708"/>
      <text:p text:style-name="P1709"><text:span text:style-name="T1710">आपूर्ति</text:span><text:span text:style-name="T1711"><text:s/></text:span><text:span text:style-name="T1712">सॉफ्टवेयर<text:s/></text:span><text:span text:style-name="T1713">-</text:span><text:span text:style-name="T1714"><text:s/></text:span><text:span text:style-name="T1715">ऐसा<text:s/></text:span><text:span text:style-name="T1716">सॉफ्टवेयर</text:span><text:span text:style-name="T1717"><text:s/></text:span><text:span text:style-name="T1718">जो</text:span><text:span text:style-name="T1719"><text:s/></text:span><text:span text:style-name="T1720">एक</text:span><text:span text:style-name="T1721"><text:s/></text:span><text:span text:style-name="T1722">संस्था</text:span><text:span text:style-name="T1723"><text:s/></text:span><text:span text:style-name="T1724">तीसरे</text:span><text:span text:style-name="T1725"><text:s/></text:span><text:span text:style-name="T1726">पक्ष</text:span><text:span text:style-name="T1727"><text:s/>(</text:span><text:span text:style-name="T1728">जैसे</text:span><text:span text:style-name="T1729">,<text:s/></text:span><text:span text:style-name="T1730">अन्य</text:span><text:span text:style-name="T1731"><text:s/></text:span><text:span text:style-name="T1732">संस्था</text:span><text:span text:style-name="T1733">ओ</text:span><text:span text:style-name="T1734"><text:s/></text:span><text:span text:style-name="T1735">या</text:span><text:span text:style-name="T1736"><text:s/></text:span><text:span text:style-name="T1737">व्यक्तियों</text:span><text:span text:style-name="T1738">)<text:s/></text:span><text:span text:style-name="T1739">को</text:span><text:span text:style-name="T1740"><text:s/></text:span><text:span text:style-name="T1741">प्रदान</text:span><text:span text:style-name="T1742"><text:s/></text:span><text:span text:style-name="T1743">करता</text:span><text:span text:style-name="T1744"><text:s/></text:span><text:span text:style-name="T1745">है।</text:span></text:p>
      <text:p text:style-name="P1746"/>
      <text:p text:style-name="P1747"><text:span text:style-name="T1748">सत्यापन</text:span><text:span text:style-name="T1749"><text:s/></text:span><text:span text:style-name="T1750">सामग्री<text:s/></text:span><text:span text:style-name="T1751">-</text:span><text:span text:style-name="T1752"><text:s/></text:span><text:span text:style-name="T1753">साक्ष्य<text:s/></text:span><text:span text:style-name="T1754">जो<text:s/></text:span><text:span text:style-name="T1755">किसी</text:span><text:span text:style-name="T1756"><text:s/></text:span><text:span text:style-name="T1757">दिए</text:span><text:span text:style-name="T1758"><text:s/></text:span><text:span text:style-name="T1759">गए</text:span><text:span text:style-name="T1760"><text:s/></text:span><text:span text:style-name="T1761">आवश्यकता</text:span><text:span text:style-name="T1762"><text:s/></text:span><text:span text:style-name="T1763">को</text:span><text:span text:style-name="T1764"><text:s/></text:span><text:span text:style-name="T1765">संतुष्ट</text:span><text:span text:style-name="T1766"><text:s/></text:span><text:span text:style-name="T1767">करने</text:span><text:span text:style-name="T1768"><text:s/></text:span><text:span text:style-name="T1769">के</text:span><text:span text:style-name="T1770"><text:s/></text:span><text:span text:style-name="T1771">लिए</text:span><text:span text:style-name="T1772"><text:s/></text:span><text:span text:style-name="T1773">विद्यमान</text:span><text:span text:style-name="T1774"><text:s/></text:span><text:span text:style-name="T1775">होना</text:span><text:span text:style-name="T1776"><text:s/></text:span><text:span text:style-name="T1777">चाहिए।</text:span><text:span text:style-name="T1778"><text:s/></text:span></text:p>
      <text:p text:style-name="P1779"/>
      <text:p text:style-name="P1780"/>
      <text:p text:style-name="P1781"/>
      <text:p text:style-name="P1782">३) आवश्यकताऐ<text:s/></text:p>
      <text:p text:style-name="P1783">उद्देश्य<text:s/>१: आपकी<text:s/>एफओएसएस<text:s/>(FOSS)<text:s/>उत्तरदायित्वों<text:s/>को जानिए<text:s/><text:s/></text:p>
      <text:p text:style-name="P1784"><text:span text:style-name="T1785">१</text:span><text:span text:style-name="T1786">.</text:span><text:span text:style-name="T1787"><text:s/>१</text:span><text:span text:style-name="T1788"><text:s/></text:span><text:span text:style-name="T1789">एक</text:span><text:span text:style-name="T1790"><text:s/></text:span><text:span text:style-name="T1791">लिखित</text:span><text:span text:style-name="T1792"><text:s/></text:span><text:span text:style-name="T1793">एफओएसएस</text:span><text:span text:style-name="T1794"><text:s/></text:span><text:span text:style-name="T1795">नीति</text:span><text:span text:style-name="T1796"><text:s/></text:span><text:span text:style-name="T1797">विद्यमान</text:span><text:span text:style-name="T1798"><text:s/></text:span><text:span text:style-name="T1799">है</text:span><text:span text:style-name="T1800"><text:s/></text:span><text:span text:style-name="T1801">जो</text:span><text:span text:style-name="T1802"><text:s/></text:span><text:span text:style-name="T1803">आपूर्ति</text:span><text:span text:style-name="T1804"><text:s/></text:span><text:span text:style-name="T1805">सॉफ्टवेयर</text:span><text:span text:style-name="T1806"><text:s/></text:span><text:span text:style-name="T1807">वितरण</text:span><text:span text:style-name="T1808"><text:s/></text:span><text:span text:style-name="T1809">के</text:span><text:span text:style-name="T1810"><text:s/></text:span><text:span text:style-name="T1811">एफओएसएस</text:span><text:span text:style-name="T1812"><text:s/></text:span><text:span text:style-name="T1813">लाइसेंस</text:span><text:span text:style-name="T1814"><text:s/></text:span><text:span text:style-name="T1815">अनुपालन</text:span><text:span text:style-name="T1816"><text:s/></text:span><text:span text:style-name="T1817">को</text:span><text:span text:style-name="T1818"><text:s/></text:span><text:span text:style-name="T1819">नियंत्रित</text:span><text:span text:style-name="T1820"><text:s/></text:span><text:span text:style-name="T1821">करती</text:span><text:span text:style-name="T1822"><text:s/></text:span><text:span text:style-name="T1823">है।</text:span><text:span text:style-name="T1824"><text:s/></text:span><text:span text:style-name="T1825">नीति को आंतरिक रूप से<text:s/></text:span><text:span text:style-name="T1826">सूचित<text:s/></text:span><text:span text:style-name="T1827">किया जाना चाहिए।</text:span><text:span text:style-name="T1828"><text:s/></text:span></text:p>
      <text:p text:style-name="P1829">सत्यापन<text:s/>सामग्रियां:<text:s/></text:p>
      <text:list text:style-name="LFO9" text:continue-numbering="true">
        <text:list-item>
          <text:p text:style-name="P1830">१. १. १<text:s/>एक<text:s/>दस्तावेजी<text:s/>एफओएसएस<text:s/>नीति।</text:p>
        </text:list-item>
        <text:list-item>
          <text:p text:style-name="P1831">१. १.<text:s/>२<text:s/>एक<text:s/>दस्तावेजी<text:s/>प्रक्रिया<text:s/>जो<text:s/>सॉफ्टवेयर<text:s/>कर्मचारियों<text:s/>को<text:s/>एफओएसएस<text:s/>नीति<text:s/>के<text:s/>अस्तित्व<text:s/>के<text:s/>बारे<text:s/>में<text:s/>जागरूक<text:s/>करती<text:s/>है<text:s/>(उदाहरण<text:s/>के<text:s/>लिए,<text:s/>प्रशिक्षण,<text:s/>आंतरिक<text:s/>विकी,<text:s/>या<text:s/>अन्य<text:s/>व्यावहारिक<text:s/>संचार<text:s/>विधि<text:s/>के<text:s/>माध्यम<text:s/>से) ।</text:p>
        </text:list-item>
      </text:list>
      <text:p text:style-name="P1832">औचित्य:</text:p>
      <text:p text:style-name="P1833"><text:span text:style-name="T1834">यह</text:span><text:span text:style-name="T1835"><text:s/></text:span><text:span text:style-name="T1836">सुनिश्चित</text:span><text:span text:style-name="T1837"><text:s/></text:span><text:span text:style-name="T1838">करने</text:span><text:span text:style-name="T1839"><text:s/></text:span><text:span text:style-name="T1840">के</text:span><text:span text:style-name="T1841"><text:s/></text:span><text:span text:style-name="T1842">लिए</text:span><text:span text:style-name="T1843"><text:s/></text:span><text:span text:style-name="T1844">कि</text:span><text:span text:style-name="T1845"><text:s/></text:span><text:span text:style-name="T1846">एफओएसएस</text:span><text:span text:style-name="T1847"><text:s/></text:span><text:span text:style-name="T1848">नीति</text:span><text:span text:style-name="T1849"><text:s/></text:span><text:span text:style-name="T1850">का</text:span><text:span text:style-name="T1851"><text:s/></text:span><text:s/><text:span text:style-name="T1852">निर्माण</text:span><text:span text:style-name="T1853"><text:s/></text:span><text:span text:style-name="T1854">करने</text:span><text:span text:style-name="T1855">,<text:s/></text:span><text:span text:style-name="T1856">लिपिबद्ध</text:span><text:span text:style-name="T1857"><text:s/></text:span><text:span text:style-name="T1858">करने और</text:span><text:span text:style-name="T1859"><text:s/></text:span><text:span text:style-name="T1860">इस<text:s/></text:span><text:span text:style-name="T1861">के</text:span><text:span text:style-name="T1862"><text:s/></text:span><text:span text:style-name="T1863">अस्तित्व</text:span><text:span text:style-name="T1864"><text:s/></text:span><text:span text:style-name="T1865">के</text:span><text:span text:style-name="T1866"><text:s/></text:span><text:span text:style-name="T1867">बारे</text:span><text:span text:style-name="T1868"><text:s/></text:span><text:span text:style-name="T1869">में</text:span><text:span text:style-name="T1870"><text:s/></text:span><text:span text:style-name="T1871">सॉफ्टवेयर</text:span><text:span text:style-name="T1872"><text:s/></text:span><text:span text:style-name="T1873">कर्मचारियों</text:span><text:span text:style-name="T1874"><text:s/></text:span><text:span text:style-name="T1875">को</text:span><text:span text:style-name="T1876"><text:s/></text:span><text:span text:style-name="T1877">अवगत</text:span><text:span text:style-name="T1878"><text:s/></text:span><text:span text:style-name="T1879">कराने</text:span><text:span text:style-name="T1880"><text:s/></text:span><text:span text:style-name="T1881">के</text:span><text:span text:style-name="T1882"><text:s/></text:span><text:span text:style-name="T1883">लिए</text:span><text:span text:style-name="T1884"><text:s/></text:span><text:span text:style-name="T1885">कदम</text:span><text:span text:style-name="T1886"><text:s/></text:span><text:span text:style-name="T1887">उठाए</text:span><text:span text:style-name="T1888"><text:s/></text:span><text:span text:style-name="T1889">जाएं।</text:span><text:span text:style-name="T1890"><text:s/></text:span><text:span text:style-name="T1891">हालांकि</text:span><text:span text:style-name="T1892"><text:s/></text:span><text:span text:style-name="T1893">नीति<text:s/></text:span><text:span text:style-name="T1894">में</text:span><text:span text:style-name="T1895"><text:s/></text:span><text:span text:style-name="T1896">क्या</text:span><text:span text:style-name="T1897"><text:s/></text:span><text:span text:style-name="T1898">समाविष्ट<text:s/></text:span><text:span text:style-name="T1899">किया</text:span><text:span text:style-name="T1900"><text:s/></text:span><text:span text:style-name="T1901">जाना</text:span><text:span text:style-name="T1902"><text:s/></text:span><text:span text:style-name="T1903">चाहिए</text:span><text:span text:style-name="T1904">,<text:s/></text:span><text:span text:style-name="T1905">इस</text:span><text:span text:style-name="T1906"><text:s/></text:span><text:span text:style-name="T1907">पर</text:span><text:span text:style-name="T1908"><text:s/></text:span><text:span text:style-name="T1909">कोई</text:span><text:span text:style-name="T1910"><text:s/></text:span><text:span text:style-name="T1911">आवश्यकता</text:span><text:span text:style-name="T1912"><text:s/></text:span><text:span text:style-name="T1913">नहीं</text:span><text:span text:style-name="T1914"><text:s/></text:span><text:span text:style-name="T1915">दी</text:span><text:span text:style-name="T1916"><text:s/></text:span><text:span text:style-name="T1917">गई</text:span><text:span text:style-name="T1918"><text:s/></text:span><text:span text:style-name="T1919">है</text:span><text:span text:style-name="T1920">,<text:s/></text:span><text:span text:style-name="T1921">अन्य</text:span><text:span text:style-name="T1922"><text:s/></text:span><text:span text:style-name="T1923">अनुभाग</text:span><text:span text:style-name="T1924"><text:s/></text:span><text:span text:style-name="T1925">नीति</text:span><text:span text:style-name="T1926"><text:s/></text:span><text:span text:style-name="T1927">पर</text:span><text:span text:style-name="T1928"><text:s/></text:span><text:span text:style-name="T1929">आवश्यकताओं</text:span><text:span text:style-name="T1930"><text:s/></text:span><text:span text:style-name="T1931">को</text:span><text:span text:style-name="T1932"><text:s/></text:span><text:span text:style-name="T1933">लागू</text:span><text:span text:style-name="T1934"><text:s/></text:span><text:span text:style-name="T1935">कर</text:span><text:span text:style-name="T1936"><text:s/></text:span><text:span text:style-name="T1937">सकते</text:span><text:span text:style-name="T1938"><text:s/></text:span><text:span text:style-name="T1939">हैं।</text:span></text:p>
      <text:p text:style-name="P1940"/>
      <text:soft-page-break/>
      <text:p text:style-name="P1941"><text:span text:style-name="T1942">१</text:span><text:span text:style-name="T1943">.</text:span><text:span text:style-name="T1944"><text:s/></text:span><text:span text:style-name="T1945">२</text:span><text:span text:style-name="T1946"><text:s/></text:span><text:span text:style-name="T1947">सभी</text:span><text:span text:style-name="T1948"><text:s/></text:span><text:span text:style-name="T1949">सॉफ्टवेयर</text:span><text:span text:style-name="T1950"><text:s/></text:span><text:span text:style-name="T1951">कर्मचारियों</text:span><text:span text:style-name="T1952"><text:s/></text:span><text:span text:style-name="T1953">के</text:span><text:span text:style-name="T1954"><text:s/></text:span><text:span text:style-name="T1955">लिए</text:span><text:span text:style-name="T1956"><text:s/></text:span><text:span text:style-name="T1957">अनिवार्य</text:span><text:span text:style-name="T1958"><text:s/></text:span><text:span text:style-name="T1959">एफओएसएस</text:span><text:span text:style-name="T1960"><text:s/></text:span><text:span text:style-name="T1961">प्रशिक्षण</text:span><text:span text:style-name="T1962"><text:s/></text:span><text:span text:style-name="T1963">इस</text:span><text:span text:style-name="T1964"><text:s/></text:span><text:span text:style-name="T1965">प्रकार</text:span><text:span text:style-name="T1966"><text:s/></text:span><text:span text:style-name="T1967">विद्यमान</text:span><text:span text:style-name="T1968"><text:s/></text:span><text:span text:style-name="T1969">है</text:span><text:span text:style-name="T1970"><text:s/></text:span><text:span text:style-name="T1971">कि</text:span><text:span text:style-name="T1972">:</text:span></text:p>
      <text:list text:style-name="LFO15" text:continue-numbering="true">
        <text:list-item>
          <text:p text:style-name="P1973"><text:span text:style-name="T1974">प्रशिक्षण,<text:s/></text:span><text:span text:style-name="T1975">कम</text:span><text:span text:style-name="T1976"><text:s/></text:span><text:span text:style-name="T1977">से</text:span><text:span text:style-name="T1978"><text:s/></text:span><text:span text:style-name="T1979">कम</text:span><text:span text:style-name="T1980">,<text:s/></text:span><text:span text:style-name="T1981">निम्नलिखित</text:span><text:span text:style-name="T1982"><text:s/></text:span><text:span text:style-name="T1983">विषयों</text:span><text:span text:style-name="T1984"><text:s/></text:span><text:span text:style-name="T1985">को</text:span><text:span text:style-name="T1986"><text:s/></text:span><text:span text:style-name="T1987">समाविष्ट</text:span><text:span text:style-name="T1988"><text:s/></text:span><text:span text:style-name="T1989">करता</text:span><text:span text:style-name="T1990"><text:s/></text:span><text:span text:style-name="T1991">है</text:span><text:span text:style-name="T1992">:</text:span></text:p>
        </text:list-item>
      </text:list>
      <text:list text:style-name="LFO16" text:continue-numbering="true">
        <text:list-item>
          <text:p text:style-name="P1993">एफओएसएस<text:s/>नीति<text:s/>और<text:s/>एक<text:s/>प्रतिलिपि<text:s/>कहां<text:s/>मिलें;</text:p>
        </text:list-item>
        <text:list-item>
          <text:p text:style-name="P1994">एफओएसएस<text:s/>और<text:s/>एफओएसएस<text:s/>लाइसेंस<text:s/>से<text:s/>संबंधित<text:s/>बौद्धिक<text:s/>संपदा<text:s/>कानून<text:s/>की<text:s/>मूल<text:s/>बातें;</text:p>
        </text:list-item>
        <text:list-item>
          <text:p text:style-name="P1995">एफओएसएस<text:s/>लाइसेंसिंग<text:s/>अवधारणाओं<text:s/>(अनुमोदित<text:s/>और<text:s/>कॉपीलेफ्ट<text:s/>लाइसेंस<text:s/>की<text:s/>अवधारणाओं<text:s/>सहित);</text:p>
        </text:list-item>
        <text:list-item>
          <text:p text:style-name="P1996"><text:span text:style-name="T1997">एफओएसएस</text:span><text:span text:style-name="T1998"><text:s/></text:span><text:span text:style-name="T1999">परियोजना</text:span><text:span text:style-name="T2000"><text:s/></text:span><text:span text:style-name="T2001">लाइसेंसिंग</text:span><text:span text:style-name="T2002"><text:s/></text:span><text:span text:style-name="T2003">प्रतिरूप</text:span><text:span text:style-name="T2004">;</text:span></text:p>
        </text:list-item>
        <text:list-item>
          <text:p text:style-name="P2005">विशेष<text:s/>रूप<text:s/>से<text:s/>एफओएसएस<text:s/>अनुपालन<text:s/>से<text:s/>संबंधित,<text:s/>और<text:s/>सामान्य<text:s/>रूप<text:s/>से<text:s/>एफओएसएस<text:s/>नीति<text:s/>से<text:s/>संबंधित<text:s/>सॉफ्टवेयर<text:s/>कर्मचारी<text:s/>की भूमिकाएं<text:s/>और<text:s/>जिम्मेदारियां;<text:s/>तथा<text:s/></text:p>
        </text:list-item>
        <text:list-item>
          <text:p text:style-name="P2006">आपूर्ति<text:s/>सॉफ्टवेयर<text:s/>में<text:s/>निहित<text:s/>एफओएसएस<text:s/>घटकों<text:s/>की<text:s/>पहचान,<text:s/>अभिलेखन<text:s/>और<text:s/>/<text:s/>या<text:s/>मार्गन<text:s/>की<text:s/>प्रक्रिया।</text:p>
        </text:list-item>
      </text:list>
      <text:list text:style-name="LFO15" text:continue-numbering="true">
        <text:list-item>
          <text:p text:style-name="P2007">सॉफ़्टवेयर<text:s/><text:bookmark-start text:name="_Hlk526712896"/>कर्मचारी<text:bookmark-end text:name="_Hlk526712896"/><text:s/>ने<text:s/>पिछले<text:s/>२४<text:s/>महीनों<text:s/>के<text:s/>भीतर<text:s/>एफओएसएस<text:s/>प्रशिक्षण<text:s/>पूरा<text:s/>कर<text:s/>लिया<text:s/>होगा<text:s/>जिसे<text:s/>वर्तमान<text:s/>("वर्तमान<text:s/>में<text:s/>प्रशिक्षित")<text:s/>माना<text:s/>जाएगा।<text:s/>सॉफ्टवेयर<text:s/>कर्मचारी<text:s/>के<text:s/>प्रशिक्षण<text:s/>की<text:s/>आवश्यकता<text:s/>को<text:s/>पूरा<text:s/>करने<text:s/>के<text:s/>लिए<text:s/>एक<text:s/>परीक्षा<text:s/>का<text:s/>उपयोग<text:s/>किया<text:s/>जा<text:s/>सकता<text:s/>है।</text:p>
        </text:list-item>
      </text:list>
      <text:p text:style-name="P2008">सत्यापन<text:s/>सामग्रियां:<text:s/></text:p>
      <text:list text:style-name="LFO17" text:continue-numbering="true">
        <text:list-item>
          <text:p text:style-name="P2009">१.<text:s/>२. १<text:s/>उपरोक्त<text:s/>विषयों<text:s/>को<text:s/>आच्छादन<text:s/>करने<text:s/>वाली<text:s/>एफओएसएस<text:s/>प्रशिक्षण<text:s/>सामग्री<text:s/>(उदाहरण<text:s/>के<text:s/>लिए,<text:s/>स्लाइड<text:s/>डेक,<text:s/>ऑनलाइन<text:s/>पाठ्यक्रम,<text:s/>या<text:s/>अन्य<text:s/>प्रशिक्षण<text:s/>सामग्री) ।<text:s/></text:p>
        </text:list-item>
        <text:list-item>
          <text:p text:style-name="P2010">१.<text:s/>२.<text:s/>२<text:s/>सॉफ्टवेयर<text:s/>कर्मचारी<text:s/>के<text:s/>प्रशिक्षण<text:s/>पूर्णता का मार्गन<text:s/>करने<text:s/>के<text:s/>लिए<text:s/>दस्तावेजीकृत<text:s/>विधि।</text:p>
        </text:list-item>
        <text:list-item>
          <text:p text:style-name="P2011"><text:span text:style-name="T2012">१</text:span><text:span text:style-name="T2013">.</text:span><text:span text:style-name="T2014"><text:s/></text:span><text:span text:style-name="T2015">२.<text:s/></text:span><text:span text:style-name="T2016">३</text:span><text:span text:style-name="T2017"><text:s/></text:span><text:span text:style-name="T2018">ऊपर</text:span><text:span text:style-name="T2019"><text:s/></text:span><text:span text:style-name="T2020">दी</text:span><text:span text:style-name="T2021"><text:s/></text:span><text:span text:style-name="T2022">गई</text:span><text:span text:style-name="T2023"><text:s/></text:span><text:span text:style-name="T2024">परिभाषा</text:span><text:span text:style-name="T2025"><text:s/></text:span><text:span text:style-name="T2026">के</text:span><text:span text:style-name="T2027"><text:s/></text:span><text:span text:style-name="T2028">अनुसार</text:span><text:span text:style-name="T2029">,<text:s/></text:span><text:span text:style-name="T2030">कम</text:span><text:span text:style-name="T2031"><text:s/></text:span><text:span text:style-name="T2032">से</text:span><text:span text:style-name="T2033"><text:s/></text:span><text:span text:style-name="T2034">कम</text:span><text:span text:style-name="T2035"><text:s/></text:span><text:span text:style-name="T2036">८५</text:span><text:span text:style-name="T2037">%<text:s/></text:span><text:span text:style-name="T2038">सॉफ्टवेयर</text:span><text:span text:style-name="T2039"><text:s/></text:span><text:span text:style-name="T2040">कर्मचारी</text:span><text:span text:style-name="T2041"><text:s/></text:span><text:span text:style-name="T2042">वर्तमान</text:span><text:span text:style-name="T2043"><text:s/></text:span><text:span text:style-name="T2044">में</text:span><text:span text:style-name="T2045"><text:s/></text:span><text:span text:style-name="T2046">प्रशिक्षित</text:span><text:span text:style-name="T2047"><text:s/></text:span><text:span text:style-name="T2048">हैं।</text:span><text:span text:style-name="T2049"><text:s/></text:span><text:span text:style-name="T2050">जरूरी</text:span><text:span text:style-name="T2051"><text:s/></text:span><text:span text:style-name="T2052">नहीं</text:span><text:span text:style-name="T2053"><text:s/></text:span><text:span text:style-name="T2054">कि</text:span><text:span text:style-name="T2055"><text:s/></text:span><text:span text:style-name="T2056">यह<text:s/></text:span><text:span text:style-name="T2057">८५</text:span><text:span text:style-name="T2058">%<text:s/></text:span><text:span text:style-name="T2059"><text:s/></text:span><text:span text:style-name="T2060"><text:s/></text:span><text:span text:style-name="T2061">पूरीसंस्था</text:span><text:span text:style-name="T2062"><text:s/></text:span><text:span text:style-name="T2063">के</text:span><text:span text:style-name="T2064"><text:s/></text:span><text:span text:style-name="T2065">सन्दर्भ में<text:s/></text:span><text:span text:style-name="T2066">किया</text:span><text:s/><text:span text:style-name="T2067">जाये</text:span><text:span text:style-name="T2068">,<text:s/></text:span><text:span text:style-name="T2069">परन्तु<text:s/></text:span><text:span text:style-name="T2070">ओपनचेन</text:span><text:span text:style-name="T2071"><text:s/></text:span><text:span text:style-name="T2072">अनुरूपता<text:s/></text:span><text:span text:style-name="T2073">योजना<text:s/></text:span><text:span text:style-name="T2074">द्वारा</text:span><text:span text:style-name="T2075"><text:s/></text:span><text:span text:style-name="T2076">शासित<text:s/></text:span><text:span text:style-name="T2077">सॉफ़्टवेयर</text:span><text:span text:style-name="T2078"><text:s/></text:span><text:span text:style-name="T2079">कर्मचारियों</text:span><text:span text:style-name="T2080"><text:s/></text:span><text:span text:style-name="T2081">की</text:span><text:span text:style-name="T2082"><text:s/></text:span><text:span text:style-name="T2083">कुल</text:span><text:span text:style-name="T2084"><text:s/></text:span><text:span text:style-name="T2085">संख्या</text:span><text:span text:style-name="T2086"><text:s/></text:span><text:span text:style-name="T2087">के</text:span><text:span text:style-name="T2088"><text:s/></text:span><text:span text:style-name="T2089">संबंध</text:span><text:span text:style-name="T2090"><text:s/></text:span><text:span text:style-name="T2091">में</text:span><text:span text:style-name="T2092"><text:s/></text:span><text:span text:style-name="T2093">हो</text:span><text:span text:style-name="T2094"><text:s/></text:span><text:span text:style-name="T2095">सकता</text:span><text:span text:style-name="T2096"><text:s/></text:span><text:span text:style-name="T2097">है।</text:span><text:span text:style-name="T2098"><text:s/></text:span></text:p>
        </text:list-item>
      </text:list>
      <text:p text:style-name="P2099"/>
      <text:p text:style-name="P2100"/>
      <text:p text:style-name="P2101">औचित्य:</text:p>
      <text:p text:style-name="P2102"><text:span text:style-name="T2103">यह</text:span><text:span text:style-name="T2104"><text:s/></text:span><text:span text:style-name="T2105">सुनिश्चित</text:span><text:span text:style-name="T2106"><text:s/></text:span><text:span text:style-name="T2107">करने</text:span><text:span text:style-name="T2108"><text:s/></text:span><text:span text:style-name="T2109">के</text:span><text:span text:style-name="T2110"><text:s/></text:span><text:span text:style-name="T2111">लिए</text:span><text:span text:style-name="T2112"><text:s/></text:span><text:span text:style-name="T2113">कि</text:span><text:span text:style-name="T2114"><text:s/></text:span><text:span text:style-name="T2115">सॉफ्टवेयर</text:span><text:span text:style-name="T2116"><text:s/></text:span><text:span text:style-name="T2117">कर्मचारी</text:span><text:span text:style-name="T2118"><text:s/></text:span><text:span text:style-name="T2119">ने</text:span><text:span text:style-name="T2120"><text:s/></text:span><text:span text:style-name="T2121">समीप</text:span><text:span text:style-name="T2122"><text:s/></text:span><text:span text:style-name="T2123">काल</text:span><text:span text:style-name="T2124"><text:s/></text:span><text:span text:style-name="T2125">में</text:span><text:span text:style-name="T2126"><text:s/></text:span><text:span text:style-name="T2127">एफओएसएस</text:span><text:span text:style-name="T2128"><text:s/></text:span><text:span text:style-name="T2129">प्रशिक्षण</text:span><text:span text:style-name="T2130"><text:s/></text:span><text:span text:style-name="T2131">में</text:span><text:span text:style-name="T2132"><text:s/></text:span><text:span text:style-name="T2133">भाग</text:span><text:span text:style-name="T2134"><text:s/></text:span><text:span text:style-name="T2135">लिया</text:span><text:span text:style-name="T2136"><text:s/></text:span><text:span text:style-name="T2137">है</text:span><text:span text:style-name="T2138"><text:s/></text:span><text:span text:style-name="T2139">और</text:span><text:span text:style-name="T2140"><text:s/></text:span><text:span text:style-name="T2141">प्रशिक्षण</text:span><text:span text:style-name="T2142"><text:s/></text:span><text:span text:style-name="T2143">में</text:span><text:span text:style-name="T2144"><text:s/></text:span><text:span text:style-name="T2145">प्रासंगिक</text:span><text:span text:style-name="T2146"><text:s/></text:span><text:span text:style-name="T2147">एफओएसएस</text:span><text:span text:style-name="T2148"><text:s/></text:span><text:span text:style-name="T2149">विषयों</text:span><text:span text:style-name="T2150"><text:s/></text:span><text:span text:style-name="T2151">का</text:span><text:span text:style-name="T2152"><text:s/></text:span><text:span text:style-name="T2153">एक</text:span><text:span text:style-name="T2154"><text:s/></text:span><text:span text:style-name="T2155">मूल</text:span><text:span text:style-name="T2156"><text:s/></text:span><text:span text:style-name="T2157">सेट</text:span><text:span text:style-name="T2158"><text:s/></text:span><text:span text:style-name="T2159">समाविष्ट</text:span><text:span text:style-name="T2160"><text:s/></text:span><text:span text:style-name="T2161"><text:s/></text:span><text:span text:style-name="T2162">किया</text:span><text:span text:style-name="T2163"><text:s/></text:span><text:span text:style-name="T2164">गया</text:span><text:span text:style-name="T2165"><text:s/></text:span><text:span text:style-name="T2166">था।</text:span><text:span text:style-name="T2167"><text:s/></text:span><text:span text:style-name="T2168">इसका</text:span><text:span text:style-name="T2169"><text:s/></text:span><text:span text:style-name="T2170">उद्देश्य</text:span><text:span text:style-name="T2171"><text:s/></text:span><text:span text:style-name="T2172">यह</text:span><text:span text:style-name="T2173"><text:s/></text:span><text:span text:style-name="T2174">सुनिश्चित</text:span><text:span text:style-name="T2175"><text:s/></text:span><text:span text:style-name="T2176">करना</text:span><text:span text:style-name="T2177"><text:s/></text:span><text:span text:style-name="T2178">है</text:span><text:span text:style-name="T2179"><text:s/></text:span><text:span text:style-name="T2180">कि</text:span><text:span text:style-name="T2181"><text:s/></text:span><text:span text:style-name="T2182">विषयों</text:span><text:span text:style-name="T2183"><text:s/></text:span><text:span text:style-name="T2184">के</text:span><text:span text:style-name="T2185"><text:s/></text:span><text:span text:style-name="T2186">मूल</text:span><text:span text:style-name="T2187"><text:s/></text:span><text:span text:style-name="T2188">आधार</text:span><text:span text:style-name="T2189"><text:s/></text:span><text:span text:style-name="T2190">स्तर</text:span><text:span text:style-name="T2191"><text:s/></text:span><text:span text:style-name="T2192">के</text:span><text:span text:style-name="T2193"><text:s/></text:span><text:span text:style-name="T2194">सेट</text:span><text:span text:style-name="T2195"><text:s/></text:span><text:span text:style-name="T2196">को</text:span><text:span text:style-name="T2197"><text:s/></text:span><text:span text:style-name="T2198"><text:s/></text:span><text:span text:style-name="T2199">समाविष्ट</text:span><text:span text:style-name="T2200">किया</text:span><text:span text:style-name="T2201"><text:s/></text:span><text:span text:style-name="T2202">गया</text:span><text:span text:style-name="T2203"><text:s/></text:span><text:span text:style-name="T2204">हो</text:span><text:span text:style-name="T2205">,</text:span><text:span text:style-name="T2206"><text:s/></text:span><text:span text:style-name="T2207">परन्तु</text:span><text:span text:style-name="T2208"><text:s/></text:span><text:span text:style-name="T2209"><text:s/></text:span><text:span text:style-name="T2210">एक</text:span><text:span text:style-name="T2211"><text:s/></text:span><text:span text:style-name="T2212">प्ररूपी</text:span><text:span text:style-name="T2213"><text:s/></text:span><text:span text:style-name="T2214">प्रशिक्षण</text:span><text:span text:style-name="T2215"><text:s/></text:span><text:span text:style-name="T2216">कार्यक्रम</text:span><text:span text:style-name="T2217"><text:s/></text:span><text:span text:style-name="T2218">यहां</text:span><text:span text:style-name="T2219"><text:s/></text:span><text:span text:style-name="T2220">दी</text:span><text:span text:style-name="T2221"><text:s/></text:span><text:span text:style-name="T2222">गई<text:s/></text:span><text:span text:style-name="T2223">आवश्यकता</text:span><text:span text:style-name="T2224"><text:s/></text:span><text:span text:style-name="T2225">से</text:span><text:span text:style-name="T2226"><text:s/></text:span><text:span text:style-name="T2227">अधिक</text:span><text:span text:style-name="T2228"><text:s/></text:span><text:span text:style-name="T2229">व्यापक</text:span><text:span text:style-name="T2230"><text:s/></text:span><text:span text:style-name="T2231">होगा।</text:span></text:p>
      <text:p text:style-name="P2232"/>
      <text:p text:style-name="P2233"><text:span text:style-name="T2234">१</text:span><text:span text:style-name="T2235">.</text:span><text:span text:style-name="T2236"><text:s/></text:span><text:span text:style-name="T2237">३</text:span><text:span text:style-name="T2238"><text:s/></text:span><text:span text:style-name="T2239">प्रत्येक</text:span><text:span text:style-name="T2240"><text:s/></text:span><text:span text:style-name="T2241">निर्धारित<text:s/></text:span><text:span text:style-name="T2242">लाइसेंस</text:span><text:span text:style-name="T2243"><text:s/></text:span><text:span text:style-name="T2244">द्वारा</text:span><text:span text:style-name="T2245"><text:s/></text:span><text:span text:style-name="T2246">दिए</text:span><text:span text:style-name="T2247"><text:s/></text:span><text:span text:style-name="T2248">गए</text:span><text:span text:style-name="T2249"><text:s/></text:span><text:span text:style-name="T2250">दायित्वों</text:span><text:span text:style-name="T2251">,<text:s/></text:span><text:span text:style-name="T2252">प्रतिबंधों</text:span><text:span text:style-name="T2253"><text:s/></text:span><text:span text:style-name="T2254">और</text:span><text:span text:style-name="T2255"><text:s/></text:span><text:span text:style-name="T2256">अधिकारों</text:span><text:span text:style-name="T2257"><text:s/></text:span><text:span text:style-name="T2258">को</text:span><text:span text:style-name="T2259"><text:s/></text:span><text:span text:style-name="T2260">पहचानने<text:s/></text:span><text:span text:style-name="T2261">के</text:span><text:span text:style-name="T2262"><text:s/></text:span><text:span text:style-name="T2263">लिए</text:span><text:span text:style-name="T2264"><text:s/></text:span><text:span text:style-name="T2265">समीक्षा</text:span><text:span text:style-name="T2266"><text:s/></text:span><text:span text:style-name="T2267">की</text:span><text:span text:style-name="T2268"><text:s/></text:span><text:span text:style-name="T2269">एक</text:span><text:span text:style-name="T2270"><text:s/></text:span><text:span text:style-name="T2271">प्रक्रिया</text:span><text:span text:style-name="T2272"><text:s/></text:span><text:span text:style-name="T2273">विद्यमान<text:s/></text:span><text:span text:style-name="T2274">है।</text:span></text:p>
      <text:p text:style-name="P2275">सत्यापन<text:s/>सामग्रियां:</text:p>
      <text:list text:style-name="LFO17" text:continue-numbering="true">
        <text:list-item>
          <text:p text:style-name="P2276"><text:span text:style-name="T2277">१</text:span><text:span text:style-name="T2278">.</text:span><text:span text:style-name="T2279"><text:s/></text:span><text:span text:style-name="T2280">३</text:span><text:span text:style-name="T2281">. १</text:span><text:span text:style-name="T2282"><text:s/></text:span><text:span text:style-name="T2283">एक</text:span><text:span text:style-name="T2284"><text:s/></text:span><text:span text:style-name="T2285">दस्तावेजी</text:span><text:span text:style-name="T2286"><text:s/></text:span><text:span text:style-name="T2287">प्रक्रिया</text:span><text:span text:style-name="T2288"><text:s/></text:span><text:span text:style-name="T2289">जो</text:span><text:span text:style-name="T2290"><text:s/></text:span><text:span text:style-name="T2291">प्रत्येक</text:span><text:span text:style-name="T2292"><text:s/></text:span><text:s/><text:span text:style-name="T2293">निर्धारित</text:span><text:span text:style-name="T2294">लाइसेंस</text:span><text:span text:style-name="T2295"><text:s/></text:span><text:span text:style-name="T2296">द्वारा</text:span><text:span text:style-name="T2297"><text:s/></text:span><text:span text:style-name="T2298">दिए</text:span><text:span text:style-name="T2299"><text:s/></text:span><text:span text:style-name="T2300">गए</text:span><text:span text:style-name="T2301"><text:s/></text:span><text:span text:style-name="T2302">दायित्वों</text:span><text:span text:style-name="T2303">,<text:s/></text:span><text:span text:style-name="T2304">प्रतिबंधों</text:span><text:span text:style-name="T2305"><text:s/></text:span><text:span text:style-name="T2306">और</text:span><text:span text:style-name="T2307"><text:s/></text:span><text:span text:style-name="T2308">अधिकारों</text:span><text:span text:style-name="T2309"><text:s/></text:span><text:span text:style-name="T2310">की</text:span><text:span text:style-name="T2311"><text:s/></text:span><text:span text:style-name="T2312">समीक्षा</text:span><text:span text:style-name="T2313"><text:s/></text:span><text:span text:style-name="T2314">और</text:span><text:span text:style-name="T2315"><text:s/></text:span><text:span text:style-name="T2316">दस्तावेज़ीकरण</text:span><text:span text:style-name="T2317"><text:s/></text:span><text:span text:style-name="T2318"><text:s/></text:span><text:span text:style-name="T2319">करें</text:span><text:span text:style-name="T2320">।</text:span></text:p>
        </text:list-item>
      </text:list>
      <text:p text:style-name="P2321">औचित्य:</text:p>
      <text:p text:style-name="P2322"><text:span text:style-name="T2323">यह</text:span><text:span text:style-name="T2324"><text:s/></text:span><text:span text:style-name="T2325">सुनिश्चित</text:span><text:span text:style-name="T2326"><text:s/></text:span><text:span text:style-name="T2327">करने</text:span><text:span text:style-name="T2328"><text:s/></text:span><text:span text:style-name="T2329">के</text:span><text:span text:style-name="T2330"><text:s/></text:span><text:span text:style-name="T2331">लिए</text:span><text:span text:style-name="T2332"><text:s/></text:span><text:span text:style-name="T2333">कि</text:span><text:span text:style-name="T2334"><text:s/></text:span><text:span text:style-name="T2335">विभिन्न</text:span><text:span text:style-name="T2336"><text:s/></text:span><text:span text:style-name="T2337">उपयोग</text:span><text:span text:style-name="T2338"><text:s/></text:span><text:span text:style-name="T2339">परिस्थिति<text:s/></text:span><text:span text:style-name="T2340">के</text:span><text:span text:style-name="T2341"><text:s/></text:span><text:span text:style-name="T2342">लिए</text:span><text:span text:style-name="T2343"><text:s/></text:span><text:span text:style-name="T2344">प्रत्येक</text:span><text:span text:style-name="T2345"><text:s/></text:span><text:span text:style-name="T2346">निर्धारित</text:span><text:span text:style-name="T2347"><text:s/></text:span><text:span text:style-name="T2348">लाइसेंस</text:span><text:span text:style-name="T2349"><text:s/></text:span><text:span text:style-name="T2350">के</text:span><text:span text:style-name="T2351"><text:s/></text:span><text:span text:style-name="T2352">दायित्वों</text:span><text:span text:style-name="T2353"><text:s/></text:span><text:span text:style-name="T2354">की</text:span><text:span text:style-name="T2355"><text:s/></text:span><text:span text:style-name="T2356">समीक्षा</text:span><text:span text:style-name="T2357"><text:s/></text:span><text:span text:style-name="T2358">और</text:span><text:span text:style-name="T2359"><text:s/></text:span><text:span text:style-name="T2360">पहचान</text:span><text:span text:style-name="T2361"><text:s/></text:span><text:span text:style-name="T2362">करने</text:span><text:span text:style-name="T2363"><text:s/></text:span><text:s/><text:span text:style-name="T2364">की</text:span><text:span text:style-name="T2365">एक</text:span><text:span text:style-name="T2366"><text:s/></text:span><text:span text:style-name="T2367">प्रक्रिया</text:span><text:span text:style-name="T2368"><text:s/></text:span><text:span text:style-name="T2369">विद्यमान<text:s/></text:span><text:span text:style-name="T2370">है।</text:span></text:p>
      <text:p text:style-name="P2371"/>
      <text:p text:style-name="P2372"/>
      <text:p text:style-name="P2373"/>
      <text:p text:style-name="P2374"/>
      <text:p text:style-name="P2375"/>
      <text:p text:style-name="P2376"/>
      <text:p text:style-name="P2377"/>
      <text:p text:style-name="P2378"/>
      <text:p text:style-name="P2379"/>
      <text:p text:style-name="P2380"/>
      <text:p text:style-name="P2381"/>
      <text:p text:style-name="P2382"/>
      <text:p text:style-name="P2383"/>
      <text:p text:style-name="P2384"/>
      <text:p text:style-name="P2385"/>
      <text:p text:style-name="P2386"/>
      <text:p text:style-name="P2387"/>
      <text:p text:style-name="P2388"/>
      <text:p text:style-name="P2389"/>
      <text:p text:style-name="P2390"><text:s/><text:span text:style-name="T2391">उद्देश्य</text:span><text:span text:style-name="T2392"><text:s/></text:span><text:span text:style-name="T2393">२</text:span><text:span text:style-name="T2394">:<text:s/></text:span><text:span text:style-name="T2395">अनुपालन</text:span><text:span text:style-name="T2396"><text:s/></text:span><text:span text:style-name="T2397">प्राप्त</text:span><text:span text:style-name="T2398"><text:s/></text:span><text:span text:style-name="T2399">करने</text:span><text:span text:style-name="T2400"><text:s/></text:span><text:span text:style-name="T2401">के</text:span><text:span text:style-name="T2402"><text:s/></text:span><text:span text:style-name="T2403">लिए</text:span><text:span text:style-name="T2404"><text:s/></text:span><text:span text:style-name="T2405">उत्तरदायित्व<text:s/></text:span><text:span text:style-name="T2406">सौंपें</text:span><text:span text:style-name="T2407"><text:s/></text:span><text:span text:style-name="T2408">२</text:span><text:span text:style-name="T2409">.<text:s/></text:span><text:span text:style-name="T2410">१</text:span><text:span text:style-name="T2411"><text:s/></text:span><text:span text:style-name="T2412">बाहरी</text:span><text:span text:style-name="T2413"><text:s/></text:span><text:span text:style-name="T2414">एफओएसएस</text:span><text:span text:style-name="T2415"><text:s/></text:span><text:span text:style-name="T2416">संपर्क</text:span><text:span text:style-name="T2417"><text:s/></text:span><text:span text:style-name="T2418">कार्य</text:span><text:span text:style-name="T2419"><text:s/>("</text:span><text:span text:style-name="T2420">एफओएसएस</text:span><text:span text:style-name="T2421"><text:s/></text:span><text:span text:style-name="T2422">संपर्क</text:span><text:span text:style-name="T2423">")<text:s/></text:span><text:span text:style-name="T2424">की</text:span><text:span text:style-name="T2425"><text:s/></text:span><text:span text:style-name="T2426">पहचान</text:span><text:span text:style-name="T2427"><text:s/></text:span><text:span text:style-name="T2428">करें।</text:span></text:p>
      <text:list text:style-name="LFO21" text:continue-numbering="true">
        <text:list-item>
          <text:p text:style-name="P2429"><text:span text:style-name="T2430">बाहरी</text:span><text:span text:style-name="T2431"><text:s/></text:span><text:span text:style-name="T2432">एफओएसएस</text:span><text:span text:style-name="T2433"><text:s/></text:span><text:span text:style-name="T2434">पूछताछ</text:span><text:span text:style-name="T2435"><text:s/></text:span><text:span text:style-name="T2436">प्राप्त</text:span><text:span text:style-name="T2437"><text:s/></text:span><text:span text:style-name="T2438">करने</text:span><text:span text:style-name="T2439"><text:s/></text:span><text:span text:style-name="T2440">के</text:span><text:span text:style-name="T2441"><text:s/></text:span><text:span text:style-name="T2442">लिए</text:span><text:span text:style-name="T2443"><text:s/></text:span><text:span text:style-name="T2444">उत्तरदायी<text:s/></text:span><text:span text:style-name="T2445">व्यक्तियों</text:span><text:span text:style-name="T2446"><text:s/></text:span><text:span text:style-name="T2447">को</text:span><text:span text:style-name="T2448"><text:s/></text:span><text:span text:style-name="T2449">निर्धारित<text:s/></text:span><text:span text:style-name="T2450">करें</text:span><text:span text:style-name="T2451">;</text:span></text:p>
        </text:list-item>
        <text:list-item>
          <text:p text:style-name="P2452">एफओएसएस<text:s/>संपर्क<text:s/>अधिकारी<text:s/>को<text:s/>एफओएसएस<text:s/>अनुपालन<text:s/>पूछताछ<text:s/>का<text:s/>जवाब<text:s/>देने<text:s/>के<text:s/>लिए<text:s/>व्यावसायिक<text:s/>रूप<text:s/>से<text:s/>उचित<text:s/>प्रयास<text:s/>करना<text:s/>चाहिए;<text:s/>तथा</text:p>
        </text:list-item>
        <text:list-item>
          <text:p text:style-name="P2453">सार्वजनिक<text:s/>रूप<text:s/>से<text:s/>उन<text:s/>तरीकों<text:s/>की<text:s/>पहचान<text:s/>करें<text:s/>जिनसे<text:s/>कोई<text:s/>एफओएसएस<text:s/>संपर्क<text:s/>अधिकारी<text:s/>से<text:s/>संपर्क स्थापित<text:s/>किया<text:s/>जा<text:s/>सकता<text:s/>है।</text:p>
        </text:list-item>
      </text:list>
      <text:p text:style-name="P2454">सत्यापन<text:s/>सामग्रियां:</text:p>
      <text:list text:style-name="LFO22" text:continue-numbering="true">
        <text:list-item>
          <text:p text:style-name="P2455"><text:span text:style-name="T2456">२</text:span><text:span text:style-name="T2457">.<text:s/></text:span><text:span text:style-name="T2458">१</text:span><text:span text:style-name="T2459">.<text:s/></text:span><text:span text:style-name="T2460">१</text:span><text:span text:style-name="T2461"><text:s/></text:span><text:span text:style-name="T2462">एफओएसएस</text:span><text:span text:style-name="T2463"><text:s/></text:span><text:span text:style-name="T2464">संपर्क</text:span><text:s/><text:span text:style-name="T2465">अधिकारी</text:span><text:span text:style-name="T2466"><text:s/></text:span><text:span text:style-name="T2467">की</text:span><text:span text:style-name="T2468"><text:s/></text:span><text:span text:style-name="T2469">सार्वजनिक</text:span><text:span text:style-name="T2470"><text:s/></text:span><text:span text:style-name="T2471">रूप</text:span><text:span text:style-name="T2472"><text:s/></text:span><text:span text:style-name="T2473">से</text:span><text:span text:style-name="T2474"><text:s/></text:span><text:span text:style-name="T2475">दिखाई</text:span><text:span text:style-name="T2476"><text:s/></text:span><text:span text:style-name="T2477">देने</text:span><text:span text:style-name="T2478"><text:s/></text:span><text:span text:style-name="T2479">वाली</text:span><text:span text:style-name="T2480"><text:s/></text:span><text:span text:style-name="T2481">पहचान</text:span><text:span text:style-name="T2482"><text:s/>(</text:span><text:span text:style-name="T2483">उदाहरण</text:span><text:span text:style-name="T2484"><text:s/></text:span><text:span text:style-name="T2485">के</text:span><text:span text:style-name="T2486"><text:s/></text:span><text:span text:style-name="T2487">लिए</text:span><text:span text:style-name="T2488">,<text:s/></text:span><text:span text:style-name="T2489">एक</text:span><text:span text:style-name="T2490"><text:s/></text:span><text:span text:style-name="T2491">प्रकाशित</text:span><text:span text:style-name="T2492"><text:s/></text:span><text:span text:style-name="T2493">संपर्क</text:span><text:span text:style-name="T2494"><text:s/></text:span><text:span text:style-name="T2495">ईमेल</text:span><text:span text:style-name="T2496"><text:s/></text:span><text:span text:style-name="T2497">पते</text:span><text:span text:style-name="T2498"><text:s/></text:span><text:span text:style-name="T2499">के</text:span><text:span text:style-name="T2500"><text:s/></text:span><text:span text:style-name="T2501">माध्यम</text:span><text:span text:style-name="T2502"><text:s/></text:span><text:span text:style-name="T2503">से</text:span><text:span text:style-name="T2504">,<text:s/></text:span><text:span text:style-name="T2505">या</text:span><text:span text:style-name="T2506"><text:s/></text:span><text:span text:style-name="T2507">लिनक्स</text:span><text:span text:style-name="T2508"><text:s/></text:span><text:span text:style-name="T2509">फाउंडेशन</text:span><text:span text:style-name="T2510"><text:s/></text:span><text:span text:style-name="T2511">की</text:span><text:span text:style-name="T2512"><text:s/></text:span><text:span text:style-name="T2513">ओपन</text:span><text:span text:style-name="T2514"><text:s/></text:span><text:span text:style-name="T2515">अनुपालन</text:span><text:span text:style-name="T2516"><text:s/></text:span><text:span text:style-name="T2517">निर्देशिका</text:span><text:span text:style-name="T2518">) ।</text:span></text:p>
        </text:list-item>
        <text:list-item>
          <text:p text:style-name="P2519"><text:span text:style-name="T2520">२</text:span><text:span text:style-name="T2521">.<text:s/></text:span><text:span text:style-name="T2522">१</text:span><text:span text:style-name="T2523">.<text:s/></text:span><text:span text:style-name="T2524">२</text:span><text:span text:style-name="T2525"><text:s/></text:span><text:span text:style-name="T2526">एक</text:span><text:span text:style-name="T2527"><text:s/></text:span><text:span text:style-name="T2528">आंतरिक</text:span><text:span text:style-name="T2529"><text:s/></text:span><text:span text:style-name="T2530">दस्तावेजी</text:span><text:span text:style-name="T2531"><text:s/></text:span><text:span text:style-name="T2532">प्रक्रिया</text:span><text:span text:style-name="T2533"><text:s/></text:span><text:span text:style-name="T2534">जो</text:span><text:span text:style-name="T2535"><text:s/></text:span><text:span text:style-name="T2536">एफओएसएस</text:span><text:span text:style-name="T2537"><text:s/></text:span><text:span text:style-name="T2538">अनुपालन</text:span><text:span text:style-name="T2539"><text:s/></text:span><text:span text:style-name="T2540">पूछताछ</text:span><text:span text:style-name="T2541"><text:s/></text:span><text:span text:style-name="T2542">प्राप्त</text:span><text:span text:style-name="T2543"><text:s/></text:span><text:span text:style-name="T2544">करने</text:span><text:span text:style-name="T2545"><text:s/></text:span><text:span text:style-name="T2546">का</text:span><text:span text:style-name="T2547"><text:s/></text:span><text:span text:style-name="T2548">उत्तरदायित्व<text:s/></text:span><text:span text:style-name="T2549">सौंपती</text:span><text:span text:style-name="T2550"><text:s/></text:span><text:span text:style-name="T2551">है।</text:span></text:p>
        </text:list-item>
      </text:list>
      <text:p text:style-name="P2552">औचित्य:</text:p>
      <text:p text:style-name="P2553"><text:span text:style-name="T2554">यह</text:span><text:span text:style-name="T2555"><text:s/></text:span><text:span text:style-name="T2556">सुनिश्चित</text:span><text:span text:style-name="T2557"><text:s/></text:span><text:span text:style-name="T2558">करने</text:span><text:span text:style-name="T2559"><text:s/></text:span><text:span text:style-name="T2560">के</text:span><text:span text:style-name="T2561"><text:s/></text:span><text:span text:style-name="T2562">लिए</text:span><text:span text:style-name="T2563"><text:s/></text:span><text:span text:style-name="T2564">कि</text:span><text:span text:style-name="T2565"><text:s/></text:span><text:span text:style-name="T2566">तीसरे</text:span><text:span text:style-name="T2567"><text:s/></text:span><text:span text:style-name="T2568">पक्ष</text:span><text:span text:style-name="T2569"><text:s/></text:span><text:span text:style-name="T2570">के</text:span><text:span text:style-name="T2571"><text:s/></text:span><text:span text:style-name="T2572">लिए</text:span><text:span text:style-name="T2573"><text:s/></text:span><text:span text:style-name="T2574">एफओएसएस</text:span><text:span text:style-name="T2575"><text:s/></text:span><text:span text:style-name="T2576">अनुपालन</text:span><text:span text:style-name="T2577"><text:s/></text:span><text:span text:style-name="T2578">पूछताछ</text:span><text:span text:style-name="T2579"><text:s/></text:span><text:span text:style-name="T2580">के</text:span><text:span text:style-name="T2581"><text:s/></text:span><text:span text:style-name="T2582">संबंध</text:span><text:span text:style-name="T2583"><text:s/></text:span><text:span text:style-name="T2584">में</text:span><text:span text:style-name="T2585"><text:s/></text:span><text:span text:style-name="T2586">संस्था</text:span><text:span text:style-name="T2587"><text:s/></text:span><text:span text:style-name="T2588">से</text:span><text:span text:style-name="T2589"><text:s/></text:span><text:span text:style-name="T2590">संपर्क</text:span><text:span text:style-name="T2591"><text:s/></text:span><text:span text:style-name="T2592">करने</text:span><text:span text:style-name="T2593"><text:s/></text:span><text:span text:style-name="T2594">का</text:span><text:span text:style-name="T2595"><text:s/></text:span><text:span text:style-name="T2596">एक</text:span><text:span text:style-name="T2597"><text:s/></text:span><text:span text:style-name="T2598">उचित</text:span><text:span text:style-name="T2599"><text:s/></text:span><text:span text:style-name="T2600">तरीका</text:span><text:span text:style-name="T2601"><text:s/></text:span><text:span text:style-name="T2602"><text:s/></text:span><text:span text:style-name="T2603">विद्यमान</text:span><text:span text:style-name="T2604">है</text:span><text:span text:style-name="T2605"><text:s/></text:span><text:span text:style-name="T2606">और</text:span><text:span text:style-name="T2607"><text:s/></text:span><text:span text:style-name="T2608">यह</text:span><text:span text:style-name="T2609"><text:s/></text:span><text:span text:style-name="T2610">उत्तरदायित्व<text:s/></text:span><text:span text:style-name="T2611">प्रभावी</text:span><text:span text:style-name="T2612"><text:s/></text:span><text:span text:style-name="T2613">ढंग</text:span><text:span text:style-name="T2614"><text:s/></text:span><text:span text:style-name="T2615">से</text:span><text:span text:style-name="T2616"><text:s/></text:span><text:span text:style-name="T2617">निर्धारित<text:s/></text:span><text:span text:style-name="T2618">की</text:span><text:span text:style-name="T2619"><text:s/></text:span><text:span text:style-name="T2620">गई</text:span><text:span text:style-name="T2621"><text:s/></text:span><text:span text:style-name="T2622">है।</text:span></text:p>
      <text:p text:style-name="P2623"/>
      <text:p text:style-name="P2624">२.<text:s/>२<text:s/>आंतरिक<text:s/>एफओएसएस<text:s/>अनुपालन<text:s/>भूमिका<text:s/>(ओं)<text:s/>की<text:s/>पहचान<text:s/>करें।</text:p>
      <text:soft-page-break/>
      <text:list text:style-name="LFO24" text:continue-numbering="true">
        <text:list-item>
          <text:p text:style-name="P2625"><text:span text:style-name="T2626">आंतरिक</text:span><text:span text:style-name="T2627"><text:s/></text:span><text:span text:style-name="T2628">एफओएसएस</text:span><text:span text:style-name="T2629"><text:s/></text:span><text:span text:style-name="T2630">अनुपालन</text:span><text:span text:style-name="T2631"><text:s/></text:span><text:span text:style-name="T2632">के</text:span><text:span text:style-name="T2633"><text:s/></text:span><text:span text:style-name="T2634">प्रबंधन</text:span><text:span text:style-name="T2635"><text:s/></text:span><text:span text:style-name="T2636">के</text:span><text:span text:style-name="T2637"><text:s/></text:span><text:span text:style-name="T2638">लिए</text:span><text:span text:style-name="T2639"><text:s/></text:span><text:span text:style-name="T2640">उत्तरदायी<text:s/></text:span><text:span text:style-name="T2641">व्यक्तियों</text:span><text:span text:style-name="T2642"><text:s/></text:span><text:span text:style-name="T2643">को</text:span><text:span text:style-name="T2644"><text:s/></text:span><text:span text:style-name="T2645">निर्धारित</text:span><text:span text:style-name="T2646"><text:s/></text:span><text:span text:style-name="T2647">करें।</text:span><text:span text:style-name="T2648"><text:s/></text:span><text:span text:style-name="T2649">एफओएसएस</text:span><text:span text:style-name="T2650"><text:s/></text:span><text:span text:style-name="T2651">अनुपालन</text:span><text:span text:style-name="T2652"><text:s/></text:span><text:span text:style-name="T2653">भूमिका</text:span><text:span text:style-name="T2654"><text:s/></text:span><text:span text:style-name="T2655">और</text:span><text:span text:style-name="T2656"><text:s/></text:span><text:span text:style-name="T2657">एफओएसएस</text:span><text:span text:style-name="T2658"><text:s/></text:span><text:span text:style-name="T2659">संपर्क</text:span><text:s/><text:span text:style-name="T2660">अधिकारी</text:span><text:span text:style-name="T2661"><text:s/></text:span><text:span text:style-name="T2662">एक</text:span><text:span text:style-name="T2663"><text:s/></text:span><text:span text:style-name="T2664">ही</text:span><text:span text:style-name="T2665"><text:s/></text:span><text:span text:style-name="T2666">व्यक्ति</text:span><text:span text:style-name="T2667"><text:s/></text:span><text:span text:style-name="T2668">हो</text:span><text:span text:style-name="T2669"><text:s/></text:span><text:span text:style-name="T2670">सकता</text:span><text:span text:style-name="T2671"><text:s/></text:span><text:span text:style-name="T2672">है।</text:span></text:p>
        </text:list-item>
        <text:list-item>
          <text:p text:style-name="P2673">एफओएसएस<text:s/>अनुपालन<text:s/>प्रबंधन<text:s/>गतिविधि<text:s/>के लिए पर्याप्त<text:s/>रूप<text:s/>से<text:s/>संसाधन<text:s/>है:</text:p>
        </text:list-item>
      </text:list>
      <text:list text:style-name="LFO25" text:continue-numbering="true">
        <text:list-item>
          <text:p text:style-name="P2674">भूमिका<text:s/>निभाने<text:s/>का<text:s/>समय<text:s/>आवंटित<text:s/>किया<text:s/>गया<text:s/>है;<text:s/>तथा</text:p>
        </text:list-item>
        <text:list-item>
          <text:p text:style-name="P2675">वाणिज्यिक<text:s/>रूप<text:s/>से<text:s/>उचित<text:s/>बजट<text:s/>आवंटित<text:s/>किया<text:s/>गया<text:s/>है।</text:p>
        </text:list-item>
      </text:list>
      <text:list text:style-name="LFO26" text:continue-numbering="true">
        <text:list-item>
          <text:p text:style-name="P2676">एफओएसएस<text:s/>अनुपालन<text:s/>नीति<text:s/>और<text:s/>प्रक्रियाओं<text:s/>को<text:s/>विकसित<text:s/>और<text:s/>बनाए<text:s/>रखने<text:s/>के<text:s/>लिए<text:s/>उत्तरदायित्वों<text:s/>को<text:s/>निर्धारित<text:s/>करें;</text:p>
        </text:list-item>
        <text:list-item>
          <text:p text:style-name="P2677">एफओएसएस<text:s/>अनुपालन<text:s/>से<text:s/>संबंधित<text:s/>कानूनी<text:s/>विशेषज्ञता<text:s/>एफओएसएस<text:s/>अनुपालन<text:s/>भूमिका<text:s/>के<text:s/>लिए<text:s/>सुलभ<text:s/>है<text:s/>(उदाहरण<text:s/>के<text:s/>लिए,<text:s/>आंतरिक<text:s/>या<text:s/>बाहरी<text:s/>हो<text:s/>सकता<text:s/><text:s/>है);<text:s/>तथा</text:p>
        </text:list-item>
        <text:list-item>
          <text:p text:style-name="P2678"><text:span text:style-name="T2679">एफओएसएस</text:span><text:span text:style-name="T2680"><text:s/></text:span><text:span text:style-name="T2681">अनुपालन</text:span><text:span text:style-name="T2682"><text:s/></text:span><text:span text:style-name="T2683">के</text:span><text:span text:style-name="T2684"><text:s/></text:span><text:span text:style-name="T2685">मुद्दों</text:span><text:span text:style-name="T2686"><text:s/></text:span><text:span text:style-name="T2687">के</text:span><text:span text:style-name="T2688"><text:s/></text:span><text:span text:style-name="T2689">समाधान</text:span><text:span text:style-name="T2690"><text:s/></text:span><text:span text:style-name="T2691">के</text:span><text:span text:style-name="T2692"><text:s/></text:span><text:span text:style-name="T2693">लिए</text:span><text:span text:style-name="T2694"><text:s/></text:span><text:span text:style-name="T2695">एक</text:span><text:span text:style-name="T2696"><text:s/></text:span><text:span text:style-name="T2697">प्रक्रिया</text:span><text:span text:style-name="T2698"><text:s/></text:span><text:span text:style-name="T2699">विद्यमान<text:s/></text:span><text:span text:style-name="T2700">है।</text:span></text:p>
        </text:list-item>
      </text:list>
      <text:p text:style-name="P2701">सत्यापन<text:s/>सामग्रियां:</text:p>
      <text:list text:style-name="LFO23" text:continue-numbering="true">
        <text:list-item>
          <text:p text:style-name="P2702"><text:span text:style-name="T2703">२</text:span><text:span text:style-name="T2704">.<text:s/></text:span><text:span text:style-name="T2705">२</text:span><text:span text:style-name="T2706">.</text:span><text:span text:style-name="T2707"><text:s/></text:span><text:span text:style-name="T2708">१</text:span><text:span text:style-name="T2709"><text:s/></text:span><text:span text:style-name="T2710">एफओएसएस</text:span><text:span text:style-name="T2711"><text:s/></text:span><text:span text:style-name="T2712">अनुपालन</text:span><text:span text:style-name="T2713"><text:s/></text:span><text:span text:style-name="T2714">भूमिका</text:span><text:span text:style-name="T2715"><text:s/></text:span><text:span text:style-name="T2716">में</text:span><text:span text:style-name="T2717"><text:s/></text:span><text:span text:style-name="T2718">व्यक्तियों</text:span><text:span text:style-name="T2719">,<text:s/></text:span><text:span text:style-name="T2720">समूह</text:span><text:span text:style-name="T2721"><text:s/></text:span><text:span text:style-name="T2722">या</text:span><text:span text:style-name="T2723"><text:s/></text:span><text:span text:style-name="T2724">कार्य</text:span><text:span text:style-name="T2725"><text:s/></text:span><text:span text:style-name="T2726">का</text:span><text:span text:style-name="T2727"><text:s/></text:span><text:span text:style-name="T2728">नाम</text:span><text:span text:style-name="T2729"><text:s/></text:span><text:span text:style-name="T2730">आंतरिक</text:span><text:span text:style-name="T2731"><text:s/></text:span><text:span text:style-name="T2732">रूप</text:span><text:span text:style-name="T2733"><text:s/></text:span><text:span text:style-name="T2734">से</text:span><text:span text:style-name="T2735"><text:s/></text:span><text:span text:style-name="T2736">पहचाना</text:span><text:span text:style-name="T2737"><text:s/></text:span><text:span text:style-name="T2738">गया</text:span><text:span text:style-name="T2739"><text:s/></text:span><text:span text:style-name="T2740">है।<text:s/></text:span></text:p>
        </text:list-item>
        <text:list-item>
          <text:p text:style-name="P2741"><text:span text:style-name="T2742">२</text:span><text:span text:style-name="T2743">.<text:s/></text:span><text:span text:style-name="T2744">२</text:span><text:span text:style-name="T2745">.<text:s/></text:span><text:span text:style-name="T2746">२</text:span><text:span text:style-name="T2747"><text:s/></text:span><text:span text:style-name="T2748">एफओएसएस</text:span><text:span text:style-name="T2749"><text:s/></text:span><text:span text:style-name="T2750">अनुपालन</text:span><text:span text:style-name="T2751"><text:s/></text:span><text:span text:style-name="T2752">भूमिका</text:span><text:span text:style-name="T2753"><text:s/>(</text:span><text:span text:style-name="T2754">ओं</text:span><text:span text:style-name="T2755">)<text:s/></text:span><text:span text:style-name="T2756">के</text:span><text:span text:style-name="T2757"><text:s/></text:span><text:span text:style-name="T2758">लिए</text:span><text:span text:style-name="T2759"><text:s/></text:span><text:span text:style-name="T2760">उपलब्ध</text:span><text:span text:style-name="T2761"><text:s/></text:span><text:span text:style-name="T2762">कानूनी</text:span><text:span text:style-name="T2763"><text:s/></text:span><text:span text:style-name="T2764">विशेषज्ञता</text:span><text:span text:style-name="T2765"><text:s/></text:span><text:span text:style-name="T2766">की</text:span><text:span text:style-name="T2767"><text:s/></text:span><text:span text:style-name="T2768">पहचान</text:span><text:span text:style-name="T2769"><text:s/></text:span><text:span text:style-name="T2770">करना<text:s/></text:span><text:span text:style-name="T2771">जो</text:span><text:span text:style-name="T2772"><text:s/></text:span><text:span text:style-name="T2773">आंतरिक</text:span><text:span text:style-name="T2774"><text:s/></text:span><text:span text:style-name="T2775">या</text:span><text:span text:style-name="T2776"><text:s/></text:span><text:span text:style-name="T2777">बाहरी</text:span><text:span text:style-name="T2778"><text:s/></text:span><text:span text:style-name="T2779">हो</text:span><text:span text:style-name="T2780"><text:s/></text:span><text:span text:style-name="T2781">सकता</text:span><text:span text:style-name="T2782"><text:s/></text:span><text:span text:style-name="T2783">है।</text:span></text:p>
        </text:list-item>
        <text:list-item>
          <text:p text:style-name="P2784">२.<text:s/>२. ३ एक<text:s/>दस्तावेजी<text:s/>प्रक्रिया<text:s/>जो<text:s/>एफओएसएस<text:s/>अनुपालन<text:s/>के<text:s/>लिए<text:s/>आंतरिक<text:s/><text:s/>उत्तरदायित्वोंको<text:s/>निर्दिष्ट<text:s/>करती<text:s/>है।</text:p>
        </text:list-item>
        <text:list-item>
          <text:p text:style-name="P2785"><text:span text:style-name="T2786">२</text:span><text:span text:style-name="T2787">.<text:s/></text:span><text:span text:style-name="T2788">२</text:span><text:span text:style-name="T2789">.<text:s/></text:span><text:span text:style-name="T2790">४</text:span><text:span text:style-name="T2791"><text:s/></text:span><text:span text:style-name="T2792">गैर</text:span><text:span text:style-name="T2793">-</text:span><text:span text:style-name="T2794">अनुपालन</text:span><text:span text:style-name="T2795"><text:s/></text:span><text:span text:style-name="T2796">मामलों</text:span><text:span text:style-name="T2797"><text:s/></text:span><text:span text:style-name="T2798">की</text:span><text:span text:style-name="T2799"><text:s/></text:span><text:span text:style-name="T2800">समीक्षा</text:span><text:span text:style-name="T2801"><text:s/></text:span><text:span text:style-name="T2802">और</text:span><text:span text:style-name="T2803"><text:s/></text:span><text:span text:style-name="T2804">उपचार</text:span><text:span text:style-name="T2805"><text:s/></text:span><text:span text:style-name="T2806">को</text:span><text:span text:style-name="T2807"><text:s/></text:span><text:span text:style-name="T2808">संभालने</text:span><text:span text:style-name="T2809"><text:s/></text:span><text:span text:style-name="T2810">के</text:span><text:span text:style-name="T2811"><text:s/></text:span><text:span text:style-name="T2812">लिए</text:span><text:span text:style-name="T2813"><text:s/></text:span><text:span text:style-name="T2814">एक</text:span><text:span text:style-name="T2815"><text:s/></text:span><text:span text:style-name="T2816">दस्तावेजी</text:span><text:span text:style-name="T2817"><text:s/></text:span><text:span text:style-name="T2818">प्रक्रिया।</text:span></text:p>
        </text:list-item>
      </text:list>
      <text:p text:style-name="P2819">औचित्य:</text:p>
      <text:p text:style-name="P2820">यह<text:s/>सुनिश्चित<text:s/>करने<text:s/>के<text:s/>लिए<text:s/>कि<text:s/>आंतरिक<text:s/>एफओएसएस<text:s/>उत्तरदायित्वों<text:s/>को<text:s/>प्रभावी<text:s/>ढंग<text:s/>से<text:s/>सौंपा<text:s/>गया<text:s/>है<text:s/>।<text:s/></text:p>
      <text:p text:style-name="P2821"/>
      <text:p text:style-name="P2822">उद्देश्य<text:s/>३:<text:s/>एफओएसएस<text:s/>सामग्री<text:s/>की<text:s/>समीक्षा<text:s/>करें<text:s/>और<text:s/>स्वीकृति<text:s/>दें<text:s/></text:p>
      <text:p text:style-name="P2823">३. १<text:s/>एफओएसएस घटक<text:s/>सामग्री<text:s/>की सूची<text:s/>बनाने और प्रबंधित करने के लिए एक प्रक्रिया<text:s/>विद्यमान<text:s/>है जिसमें प्रत्येक घटक (और इसके<text:s/><text:s/>निर्धारितलाइसेंस)<text:s/>समाविष्ट<text:s/>हैं<text:s/>जो<text:s/>आपूर्ति सॉफ्टवेयर में<text:s/>अंतर्निहित<text:s/>हैं।</text:p>
      <text:p text:style-name="P2824">सत्यापन<text:s/>सामग्रियां:</text:p>
      <text:list text:style-name="LFO27" text:continue-numbering="true">
        <text:list-item>
          <text:p text:style-name="P2825">३.<text:s/>१. १<text:s/>एक<text:s/>दस्तावेजी<text:s/>प्रक्रिया<text:s/>जो<text:s/>एक<text:s/>आपूर्ति<text:s/>सॉफ्टवेयर<text:s/>प्रकाशन<text:s/>में<text:s/>अंतर्निहित<text:s/>एफओएसएस<text:s/>घटकों<text:s/>के<text:s/>संग्रह<text:s/>के<text:s/>बारे<text:s/>में<text:s/>जानकारी<text:s/>की<text:s/>पहचान,<text:s/>मार्गन<text:s/>और<text:s/>पुरालेखन<text:s/>करता<text:s/>है<text:s/>।</text:p>
        </text:list-item>
        <text:list-item>
          <text:p text:style-name="P2826">३.<text:s/>१. २ प्रत्येक<text:s/>आपूर्ति<text:s/>सॉफ्टवेयर<text:s/><text:s/>प्रकाशन<text:s/>के<text:s/>लिए<text:s/>एफओएसएस<text:s/>घटक<text:s/>रिकॉर्ड<text:s/>जो<text:s/>दस्तावेजी<text:s/>प्रक्रिया<text:s/>का<text:s/>ठीक<text:s/>से<text:s/>पालन<text:s/>करने<text:s/>का<text:s/>प्रदर्शन<text:s/>करता<text:s/>है<text:s/>।</text:p>
        </text:list-item>
      </text:list>
      <text:p text:style-name="P2827">औचित्य:</text:p>
      <text:p text:style-name="P2828">यह<text:s/>सुनिश्चित<text:s/>करने<text:s/>के<text:s/>लिए<text:s/>कि<text:s/>एक<text:s/>प्रक्रिया<text:s/>विद्यमान<text:s/>है<text:s/>जो<text:s/>आपूर्ति<text:s/>सॉफ्टवेयर<text:s/>में<text:s/>अंतर्निहित<text:s/>एफओएसएस<text:s/>घटक<text:s/>सामग्री<text:s/>की<text:s/>सूची<text:s/>बनाता<text:s/>और<text:s/>प्रबंधित<text:s/>करता<text:s/>है।<text:s/>सामग्री<text:s/>की<text:s/>एक<text:s/>सूची<text:s/>आवश्यक<text:s/>है<text:s/>जो<text:s/>प्रत्येक<text:s/>घटक<text:s/>के<text:s/>लाइसेंस<text:s/>निबंधनों<text:s/>की<text:s/>व्यवस्थित<text:s/>समीक्षा<text:s/>में<text:s/>सहायक<text:s/>होगी<text:s/>और<text:s/>जिसके<text:s/>द्वारा<text:s/>आपूर्ति<text:s/>सॉफ्टवेयर<text:s/>के<text:s/>वितरण<text:s/>पर<text:s/>लागू<text:s/>होते<text:s/>दायित्वों<text:s/>और<text:s/>प्रतिबंधों<text:s/>को<text:s/>समझ<text:s/>सकें<text:s/>।</text:p>
      <text:p text:style-name="P2829"/>
      <text:p text:style-name="P2830"><text:span text:style-name="T2831">३</text:span><text:span text:style-name="T2832">. २<text:s/></text:span><text:span text:style-name="T2833">एफओएसएस प्रबंधन कार्यक्रम<text:s/></text:span><text:span text:style-name="T2834">आपूर्ति</text:span><text:span text:style-name="T2835"><text:s/></text:span><text:span text:style-name="T2836">सॉफ्टवेयर</text:span><text:span text:style-name="T2837"><text:s/></text:span><text:span text:style-name="T2838">के</text:span><text:span text:style-name="T2839"><text:s/></text:span><text:span text:style-name="T2840">सामान्य एफओएसएस लाइसेंस उपयोग<text:s/></text:span><text:span text:style-name="T2841">परिस्थिति</text:span><text:span text:style-name="T2842">ओं</text:span><text:span text:style-name="T2843"><text:s/>को संभालने में सक्षम होना चाहिए<text:s/></text:span><text:span text:style-name="T2844">जिन्हें</text:span><text:span text:style-name="T2845"><text:s/></text:span><text:span text:style-name="T2846">सॉफ़्टवेयर<text:s/></text:span><text:span text:style-name="T2847">कर्मचारी</text:span><text:span text:style-name="T2848"><text:s/></text:span><text:span text:style-name="T2849">सामना</text:span><text:s/><text:span text:style-name="T2850">करते</text:span><text:span text:style-name="T2851"><text:s/></text:span><text:span text:style-name="T2852">हैं</text:span><text:span text:style-name="T2853">, जिसमें निम्न उपयोग<text:s/></text:span><text:span text:style-name="T2854">परिस्थितियाँ</text:span><text:span text:style-name="T2855"><text:s/></text:span><text:span text:style-name="T2856">शामिल हो सकते हैं (ध्यान दें कि सूची न तो संपूर्ण है, न ही सभी उपयोग<text:s/></text:span><text:span text:style-name="T2857">परिस्थितियाँ</text:span><text:span text:style-name="T2858"><text:s/></text:span><text:span text:style-name="T2859">लागू हो सकते हैं):</text:span></text:p>
      <text:list text:style-name="LFO29" text:continue-numbering="true">
        <text:list-item>
          <text:p text:style-name="P2860">बाइनरी रूप में वितरित;</text:p>
        </text:list-item>
        <text:list-item>
          <text:p text:style-name="P2861">स्रोत<text:s/>रूप<text:s/>में<text:s/>वितरित;</text:p>
        </text:list-item>
        <text:list-item>
          <text:p text:style-name="P2862"><text:span text:style-name="T2863">अन्य</text:span><text:span text:style-name="T2864"><text:s/></text:span><text:span text:style-name="T2865">एफओएसएस</text:span><text:span text:style-name="T2866"><text:s/></text:span><text:span text:style-name="T2867">के</text:span><text:span text:style-name="T2868"><text:s/></text:span><text:span text:style-name="T2869">साथ</text:span><text:span text:style-name="T2870"><text:s/></text:span><text:span text:style-name="T2871">एकीकृत</text:span><text:span text:style-name="T2872"><text:s/></text:span><text:span text:style-name="T2873">ऐसा</text:span><text:span text:style-name="T2874"><text:s/></text:span><text:span text:style-name="T2875">है</text:span><text:span text:style-name="T2876"><text:s/></text:span><text:span text:style-name="T2877">कि</text:span><text:span text:style-name="T2878"><text:s/></text:span><text:span text:style-name="T2879">यह</text:span><text:span text:style-name="T2880"><text:s/></text:span><text:span text:style-name="T2881">कॉपीलेफ्ट<text:s/></text:span><text:span text:style-name="T2882">दायित्वों</text:span><text:span text:style-name="T2883"><text:s/></text:span><text:span text:style-name="T2884">को</text:span><text:span text:style-name="T2885"><text:s/></text:span><text:span text:style-name="T2886">सक्रिय</text:span><text:span text:style-name="T2887"><text:s/></text:span><text:span text:style-name="T2888">कर</text:span><text:span text:style-name="T2889"><text:s/></text:span><text:span text:style-name="T2890">सकता</text:span><text:span text:style-name="T2891"><text:s/></text:span><text:span text:style-name="T2892">है</text:span><text:span text:style-name="T2893">;</text:span></text:p>
        </text:list-item>
        <text:list-item>
          <text:p text:style-name="P2894">संशोधित एफओएसएस<text:s/>समाविष्ट<text:s/>है;<text:s/></text:p>
        </text:list-item>
        <text:list-item>
          <text:p text:style-name="P2895">एक असंगत लाइसेंस के<text:s/>अंतर्गत<text:s/>एफओएसएस या अन्य सॉफ्टवेयर<text:s/>हैं<text:s/>जो<text:s/>आपूर्ति सॉफ्टवेयर<text:s/>में<text:s/>समाविष्ट<text:s/>अन्य घटकों के साथ<text:s/>परस्पर<text:s/>संबद्ध<text:s/><text:s/>रखते<text:s/>हैं; और / या</text:p>
        </text:list-item>
        <text:list-item>
          <text:p text:style-name="P2896">एफओएसएस के साथ<text:s/>श्रेय<text:s/>आवश्यकताऐ<text:s/><text:s/>समाविष्टहै।</text:p>
        </text:list-item>
      </text:list>
      <text:p text:style-name="P2897"/>
      <text:p text:style-name="P2898">सत्यापन<text:s/>सामग्रियां:</text:p>
      <text:list text:style-name="LFO28" text:continue-numbering="true">
        <text:list-item>
          <text:p text:style-name="P2899">३. २. १<text:s/>एक<text:s/>दस्तावेजी<text:s/>प्रक्रिया<text:s/>जो<text:s/>आपूर्ति<text:s/>सॉफ़्टवेयर<text:s/>के<text:s/>एफओएसएस<text:s/>घटकों<text:s/>के<text:s/>लिए<text:s/>सामान्य<text:s/>एफओएसएस<text:s/>लाइसेंस<text:s/>उपयोग<text:s/>परिस्थितियों<text:s/>को<text:s/>संभालता<text:s/>है<text:s/>।</text:p>
        </text:list-item>
      </text:list>
      <text:p text:style-name="P2900">औचित्य:</text:p>
      <text:p text:style-name="P2901"><text:span text:style-name="T2902">यह</text:span><text:span text:style-name="T2903"><text:s/></text:span><text:span text:style-name="T2904">सुनिश्चित</text:span><text:span text:style-name="T2905"><text:s/></text:span><text:span text:style-name="T2906">करने</text:span><text:span text:style-name="T2907"><text:s/></text:span><text:span text:style-name="T2908">के</text:span><text:span text:style-name="T2909"><text:s/></text:span><text:span text:style-name="T2910">लिए</text:span><text:span text:style-name="T2911"><text:s/></text:span><text:span text:style-name="T2912">कि</text:span><text:span text:style-name="T2913"><text:s/></text:span><text:span text:style-name="T2914">कार्यक्रम</text:span><text:span text:style-name="T2915"><text:s/></text:span><text:span text:style-name="T2916">किसी</text:span><text:span text:style-name="T2917"><text:s/></text:span><text:span text:style-name="T2918">संस्था</text:span><text:span text:style-name="T2919"><text:s/></text:span><text:span text:style-name="T2920">के</text:span><text:span text:style-name="T2921"><text:s/></text:span><text:span text:style-name="T2922">सामान्य</text:span><text:span text:style-name="T2923"><text:s/></text:span><text:span text:style-name="T2924">एफओएसएस</text:span><text:span text:style-name="T2925"><text:s/></text:span><text:span text:style-name="T2926">लाइसेंस</text:span><text:span text:style-name="T2927"><text:s/></text:span><text:span text:style-name="T2928">उपयोग</text:span><text:span text:style-name="T2929"><text:s/></text:span><text:span text:style-name="T2930">परिस्थिति</text:span><text:span text:style-name="T2931"><text:s/></text:span><text:span text:style-name="T2932">को</text:span><text:span text:style-name="T2933"><text:s/></text:span><text:span text:style-name="T2934">संभालने</text:span><text:span text:style-name="T2935"><text:s/></text:span><text:span text:style-name="T2936">के</text:span><text:span text:style-name="T2937"><text:s/></text:span><text:span text:style-name="T2938">लिए</text:span><text:span text:style-name="T2939"><text:s/></text:span><text:span text:style-name="T2940">पर्याप्त</text:span><text:span text:style-name="T2941"><text:s/></text:span><text:span text:style-name="T2942">रूप</text:span><text:span text:style-name="T2943"><text:s/></text:span><text:span text:style-name="T2944">से</text:span><text:span text:style-name="T2945"><text:s/></text:span><text:span text:style-name="T2946">प्रबल<text:s/></text:span><text:span text:style-name="T2947">है।</text:span><text:span text:style-name="T2948"><text:s/></text:span><text:span text:style-name="T2949">इस</text:span><text:span text:style-name="T2950"><text:s/></text:span><text:span text:style-name="T2951">गतिविधि</text:span><text:span text:style-name="T2952"><text:s/></text:span><text:s/><text:span text:style-name="T2953">के</text:span><text:span text:style-name="T2954"><text:s/></text:span><text:span text:style-name="T2955">समर्थन</text:span><text:span text:style-name="T2956"><text:s/></text:span><text:span text:style-name="T2957">में<text:s/></text:span><text:span text:style-name="T2958">एक<text:s/></text:span><text:span text:style-name="T2959">प्रक्रिया</text:span><text:span text:style-name="T2960"><text:s/></text:span><text:span text:style-name="T2961">विद्यमान</text:span><text:span text:style-name="T2962"><text:s/></text:span><text:span text:style-name="T2963">है<text:s/></text:span><text:span text:style-name="T2964">और</text:span><text:span text:style-name="T2965"><text:s/></text:span><text:span text:style-name="T2966">उस<text:s/></text:span><text:span text:style-name="T2967">प्रक्रिया</text:span><text:span text:style-name="T2968"><text:s/></text:span><text:span text:style-name="T2969">का</text:span><text:span text:style-name="T2970"><text:s/></text:span><text:span text:style-name="T2971">पालन</text:span><text:span text:style-name="T2972"><text:s/></text:span><text:span text:style-name="T2973">किया</text:span><text:span text:style-name="T2974"><text:s/></text:span><text:span text:style-name="T2975">जाता</text:span><text:span text:style-name="T2976"><text:s/></text:span><text:span text:style-name="T2977">है।</text:span></text:p>
      <text:p text:style-name="P2978"/>
      <text:p text:style-name="P2979">उद्देश्य<text:s/>४:<text:s/><text:s/>एफओएसएस<text:s/>सामग्री<text:s/>दस्तावेज़ीकरण<text:s/>और<text:s/>कलाकृतियों<text:s/>को<text:s/>वितरित<text:s/>करें</text:p>
      <text:p text:style-name="P2980"><text:span text:style-name="T2981">४</text:span><text:span text:style-name="T2982">. १ प</text:span><text:span text:style-name="T2983">्रत्येक</text:span><text:span text:style-name="T2984"><text:s/></text:span><text:span text:style-name="T2985">आपूर्ति</text:span><text:span text:style-name="T2986"><text:s/></text:span><text:span text:style-name="T2987">सॉफ्टवेयर</text:span><text:span text:style-name="T2988"><text:s/></text:span><text:span text:style-name="T2989">प्रकाशन</text:span><text:span text:style-name="T2990"><text:s/></text:span><text:span text:style-name="T2991">के</text:span><text:span text:style-name="T2992"><text:s/></text:span><text:span text:style-name="T2993">लिए</text:span><text:span text:style-name="T2994"><text:s/></text:span><text:span text:style-name="T2995">अनुपालन</text:span><text:span text:style-name="T2996"><text:s/></text:span><text:span text:style-name="T2997">कलाकृतियों</text:span><text:span text:style-name="T2998"><text:s/></text:span><text:span text:style-name="T2999">के</text:span><text:span text:style-name="T3000"><text:s/></text:span><text:span text:style-name="T3001">सेट</text:span><text:span text:style-name="T3002"><text:s/></text:span><text:span text:style-name="T3003">बनाने</text:span><text:span text:style-name="T3004"><text:s/></text:span><text:span text:style-name="T3005">के</text:span><text:span text:style-name="T3006"><text:s/></text:span><text:span text:style-name="T3007">लिए</text:span><text:span text:style-name="T3008"><text:s/></text:span><text:span text:style-name="T3009">एक</text:span><text:span text:style-name="T3010"><text:s/></text:span><text:span text:style-name="T3011">प्रक्रिया</text:span><text:span text:style-name="T3012"><text:s/></text:span><text:span text:style-name="T3013">विद्यमान</text:span><text:span text:style-name="T3014"><text:s/></text:span><text:span text:style-name="T3015">है।</text:span></text:p>
      <text:p text:style-name="P3016">सत्यापन<text:s/>सामग्रियां:</text:p>
      <text:list text:style-name="LFO30" text:continue-numbering="true">
        <text:list-item>
          <text:p text:style-name="P3017">४. १. १<text:s/>एक<text:s/>दस्तावेजी<text:s/>प्रक्रिया<text:s/>जो<text:s/>सुनिश्चित<text:s/>करती<text:s/>है<text:s/>कि<text:s/>अनुपालन<text:s/>कलाकृतियां<text:s/>तैयार<text:s/>किए<text:s/>गए<text:s/>हो<text:s/>और<text:s/>निर्धारित<text:s/>लाइसेंसों<text:s/>की<text:s/>आवश्यकताओं<text:s/>के<text:s/>अनुसार<text:s/>आपूर्ति<text:s/>सॉफ्टवेयर<text:s/>प्रकाशन<text:s/>के<text:s/>साथ<text:s/>वितरित<text:s/>की<text:s/>जाती<text:s/>हो<text:s/>।</text:p>
        </text:list-item>
        <text:list-item>
          <text:p text:style-name="P3018">४. १. २<text:s/>आपूर्ति<text:s/>सॉफ्टवेयर<text:s/>प्रकाशन<text:s/>के<text:s/>अनुपालन<text:s/>कलाकृतियों<text:s/>की<text:s/>प्रतिलिपियाँ<text:s/>संग्रहीत<text:s/>और<text:s/>आसानी<text:s/>से<text:s/>पुनर्प्राप्त<text:s/>करने<text:s/>योग्य<text:s/>हैं,<text:s/>और<text:s/>संग्रहीत<text:s/>प्रतिलिपियाँ<text:s/>कम<text:s/>से<text:s/>कम<text:s/>तब<text:s/>तक<text:s/>विद्यमान<text:s/><text:s/>होने<text:s/>की<text:s/>योजना<text:s/>हो<text:s/>जब<text:s/>तक<text:s/>आपूर्ति<text:s/>सॉफ़्टवेयर<text:s/>प्रदान<text:s/>की<text:s/>जाती<text:s/>है<text:s/>या<text:s/><text:s/>निर्धारित<text:s/>लाइसेंसों<text:s/><text:s/>के<text:s/>आवश्यकतानुसार<text:s/>(जो<text:s/>भी<text:s/>अधिक<text:s/>हो)<text:s/>।</text:p>
        </text:list-item>
      </text:list>
      <text:p text:style-name="P3019">औचित्य:</text:p>
      <text:p text:style-name="P3020">यह<text:s/>सुनिश्चित<text:s/>करने<text:s/>के<text:s/>लिए<text:s/>कि<text:s/>एफओएसएस<text:s/>समीक्षा<text:s/>प्रक्रिया<text:s/>के<text:s/>भाग<text:s/>में<text:s/>बनाई<text:s/>गई<text:s/>अन्य<text:s/>रिपोर्ट<text:s/>के<text:s/>साथ<text:s/><text:s/>अनुपालन<text:s/>कलाकृतियों<text:s/>का<text:s/>पूरा<text:s/>संग्रह<text:s/>निर्धारित<text:s/>लाइसेंस<text:s/>के<text:s/>आवश्यकतानुसार<text:s/>आपूर्ति<text:s/>सॉफ़्टवेयर<text:s/>के<text:s/>साथ<text:s/>वितरित<text:s/>की<text:s/>जाती<text:s/>हो<text:s/>।</text:p>
      <text:p text:style-name="P3021"/>
      <text:p text:style-name="P3022"/>
      <text:p text:style-name="P3023"/>
      <text:p text:style-name="P3024"/>
      <text:p text:style-name="P3025"/>
      <text:p text:style-name="P3026"/>
      <text:p text:style-name="P3027"/>
      <text:p text:style-name="P3028"/>
      <text:p text:style-name="P3029"/>
      <text:p text:style-name="P3030"/>
      <text:p text:style-name="P3031"/>
      <text:p text:style-name="P3032"/>
      <text:p text:style-name="P3033"/>
      <text:p text:style-name="P3034"/>
      <text:p text:style-name="P3035"/>
      <text:p text:style-name="P3036"/>
      <text:p text:style-name="P3037"/>
      <text:p text:style-name="P3038"/>
      <text:p text:style-name="P3039">उद्देश्य<text:s/>५:<text:s/>एफओएसएस सामुदायिक<text:s/>व्यस्तता<text:s/>को<text:s/>समझें<text:s/></text:p>
      <text:p text:style-name="P3040"><text:span text:style-name="T3041">५</text:span><text:span text:style-name="T3042">.<text:s/></text:span><text:span text:style-name="T3043">१ एक</text:span><text:span text:style-name="T3044"><text:s/></text:span><text:span text:style-name="T3045">लिखित</text:span><text:span text:style-name="T3046"><text:s/></text:span><text:span text:style-name="T3047">नीति</text:span><text:span text:style-name="T3048"><text:s/></text:span><text:span text:style-name="T3049">विद्यमान</text:span><text:span text:style-name="T3050"><text:s/></text:span><text:span text:style-name="T3051">है</text:span><text:span text:style-name="T3052"><text:s/></text:span><text:span text:style-name="T3053">जो</text:span><text:span text:style-name="T3054"><text:s/></text:span><text:span text:style-name="T3055">एफओएसएस</text:span><text:span text:style-name="T3056"><text:s/></text:span><text:span text:style-name="T3057">प्रकल्पों में</text:span><text:span text:style-name="T3058"><text:s/></text:span><text:span text:style-name="T3059">संस्था</text:span><text:span text:style-name="T3060"><text:s/></text:span><text:span text:style-name="T3061">द्वारा<text:s/></text:span><text:span text:style-name="T3062">किए</text:span><text:span text:style-name="T3063"><text:s/></text:span><text:span text:style-name="T3064">गए<text:s/></text:span><text:span text:style-name="T3065">योगदान</text:span><text:span text:style-name="T3066"><text:s/></text:span><text:span text:style-name="T3067">को</text:span><text:span text:style-name="T3068"><text:s/></text:span><text:span text:style-name="T3069">नियंत्रित</text:span><text:span text:style-name="T3070"><text:s/></text:span><text:span text:style-name="T3071">करती</text:span><text:span text:style-name="T3072"><text:s/></text:span><text:span text:style-name="T3073">है।</text:span><text:span text:style-name="T3074"><text:s/></text:span><text:span text:style-name="T3075">नीति</text:span><text:span text:style-name="T3076"><text:s/></text:span><text:span text:style-name="T3077">को</text:span><text:span text:style-name="T3078"><text:s/></text:span><text:span text:style-name="T3079">आंतरिक</text:span><text:span text:style-name="T3080"><text:s/></text:span><text:span text:style-name="T3081">रूप</text:span><text:span text:style-name="T3082"><text:s/></text:span><text:span text:style-name="T3083">से</text:span><text:span text:style-name="T3084"><text:s/></text:span><text:span text:style-name="T3085">संप्रेषित</text:span><text:span text:style-name="T3086"><text:s/></text:span><text:span text:style-name="T3087">किया</text:span><text:span text:style-name="T3088"><text:s/></text:span><text:span text:style-name="T3089">जाना</text:span><text:span text:style-name="T3090"><text:s/></text:span><text:span text:style-name="T3091">चाहिए।</text:span></text:p>
      <text:p text:style-name="P3092">सत्यापन<text:s/>सामग्रियां:</text:p>
      <text:list text:style-name="LFO31" text:continue-numbering="true">
        <text:list-item>
          <text:p text:style-name="P3093">५. १. १<text:s/>एक<text:s/>दस्तावेजी<text:s/>एफओएसएस<text:s/>योगदान<text:s/>नीति;</text:p>
        </text:list-item>
        <text:list-item>
          <text:p text:style-name="P3094">५. १. २<text:s/>एक<text:s/>दस्तावेजी<text:s/>प्रक्रिया<text:s/>जो<text:s/>सभी<text:s/>सॉफ्टवेयर<text:s/>कर्मचारियों<text:s/>को<text:s/>एफओएसएस<text:s/>योगदान<text:s/>नीति<text:s/>के<text:s/>अस्तित्व<text:s/>के<text:s/>बारे<text:s/>में<text:s/>जागरूक<text:s/>करती<text:s/>है<text:s/>(उदाहरण<text:s/>के<text:s/>लिए,<text:s/>प्रशिक्षण,<text:s/>आंतरिक<text:s/>विकी,<text:s/>या<text:s/>अन्य<text:s/>व्यावहारिक<text:s/>संचार<text:s/>विधि<text:s/>के<text:s/>माध्यम<text:s/>से) ।</text:p>
        </text:list-item>
      </text:list>
      <text:p text:style-name="P3095">औचित्य:</text:p>
      <text:p text:style-name="P3096"><text:span text:style-name="T3097">यह</text:span><text:span text:style-name="T3098"><text:s/></text:span><text:span text:style-name="T3099">सुनिश्चित</text:span><text:span text:style-name="T3100"><text:s/></text:span><text:span text:style-name="T3101">करने</text:span><text:span text:style-name="T3102"><text:s/></text:span><text:span text:style-name="T3103">के</text:span><text:span text:style-name="T3104"><text:s/></text:span><text:span text:style-name="T3105">लिए</text:span><text:span text:style-name="T3106"><text:s/></text:span><text:span text:style-name="T3107">कि</text:span><text:span text:style-name="T3108"><text:s/></text:span><text:span text:style-name="T3109">संस्था</text:span><text:span text:style-name="T3110"><text:s/></text:span><text:span text:style-name="T3111">ने</text:span><text:span text:style-name="T3112"><text:s/></text:span><text:span text:style-name="T3113">एफओएसएस</text:span><text:span text:style-name="T3114"><text:s/></text:span><text:span text:style-name="T3115">में</text:span><text:span text:style-name="T3116"><text:s/></text:span><text:span text:style-name="T3117">सार्वजनिक</text:span><text:span text:style-name="T3118"><text:s/></text:span><text:span text:style-name="T3119">रूप</text:span><text:span text:style-name="T3120"><text:s/></text:span><text:span text:style-name="T3121">से</text:span><text:span text:style-name="T3122"><text:s/></text:span><text:span text:style-name="T3123">योगदान</text:span><text:span text:style-name="T3124"><text:s/></text:span><text:span text:style-name="T3125">देने</text:span><text:span text:style-name="T3126"><text:s/></text:span><text:span text:style-name="T3127">के</text:span><text:span text:style-name="T3128"><text:s/></text:span><text:span text:style-name="T3129">संबंध</text:span><text:span text:style-name="T3130"><text:s/></text:span><text:span text:style-name="T3131">में</text:span><text:span text:style-name="T3132"><text:s/></text:span><text:span text:style-name="T3133">नीति</text:span><text:span text:style-name="T3134"><text:s/></text:span><text:span text:style-name="T3135">विकसित</text:span><text:span text:style-name="T3136"><text:s/></text:span><text:span text:style-name="T3137">करने</text:span><text:span text:style-name="T3138"><text:s/></text:span><text:span text:style-name="T3139">के</text:span><text:span text:style-name="T3140"><text:s/></text:span><text:span text:style-name="T3141">लिए</text:span><text:span text:style-name="T3142"><text:s/></text:span><text:span text:style-name="T3143">उचित</text:span><text:span text:style-name="T3144"><text:s/></text:span><text:span text:style-name="T3145">विचार</text:span><text:span text:style-name="T3146"><text:s/></text:span><text:span text:style-name="T3147">किया</text:span><text:span text:style-name="T3148"><text:s/></text:span><text:span text:style-name="T3149">है।</text:span><text:span text:style-name="T3150"><text:s/></text:span><text:span text:style-name="T3151">एफओएसएस</text:span><text:span text:style-name="T3152"><text:s/></text:span><text:span text:style-name="T3153">योगदान</text:span><text:span text:style-name="T3154"><text:s/></text:span><text:span text:style-name="T3155">नीति</text:span><text:span text:style-name="T3156"><text:s/></text:span><text:span text:style-name="T3157">को</text:span><text:span text:style-name="T3158"><text:s/></text:span><text:span text:style-name="T3159">किसी</text:span><text:span text:style-name="T3160"><text:s/></text:span><text:span text:style-name="T3161">संस्था<text:s/></text:span><text:span text:style-name="T3162">की</text:span><text:span text:style-name="T3163"><text:s/></text:span><text:span text:style-name="T3164">समग्र</text:span><text:span text:style-name="T3165"><text:s/></text:span><text:span text:style-name="T3166">एफओएसएस</text:span><text:span text:style-name="T3167"><text:s/></text:span><text:span text:style-name="T3168">नीति</text:span><text:span text:style-name="T3169"><text:s/></text:span><text:span text:style-name="T3170">का</text:span><text:span text:style-name="T3171"><text:s/></text:span><text:span text:style-name="T3172">भाग</text:span><text:span text:style-name="T3173"><text:s/></text:span><text:span text:style-name="T3174">बनाया</text:span><text:span text:style-name="T3175"><text:s/></text:span><text:span text:style-name="T3176">जा</text:span><text:span text:style-name="T3177"><text:s/></text:span><text:span text:style-name="T3178">सकता</text:span><text:span text:style-name="T3179"><text:s/></text:span><text:span text:style-name="T3180">है</text:span><text:span text:style-name="T3181"><text:s/></text:span><text:span text:style-name="T3182">या</text:span><text:span text:style-name="T3183"><text:s/></text:span><text:span text:style-name="T3184">अपनी</text:span><text:span text:style-name="T3185"><text:s/></text:span><text:span text:style-name="T3186">अलग</text:span><text:span text:style-name="T3187"><text:s/></text:span><text:span text:style-name="T3188">नीति</text:span><text:span text:style-name="T3189"><text:s/></text:span><text:span text:style-name="T3190">हो</text:span><text:span text:style-name="T3191"><text:s/></text:span><text:span text:style-name="T3192">सकती</text:span><text:span text:style-name="T3193"><text:s/></text:span><text:span text:style-name="T3194">है।</text:span><text:span text:style-name="T3195"><text:s/></text:span><text:span text:style-name="T3196">जहां</text:span><text:span text:style-name="T3197"><text:s/></text:span><text:span text:style-name="T3198">योगदान</text:span><text:span text:style-name="T3199"><text:s/></text:span><text:span text:style-name="T3200">सीमित</text:span><text:span text:style-name="T3201"><text:s/></text:span><text:span text:style-name="T3202">हैं</text:span><text:span text:style-name="T3203"><text:s/></text:span><text:span text:style-name="T3204">या</text:span><text:span text:style-name="T3205"><text:s/></text:span><text:span text:style-name="T3206">इसकी<text:s/></text:span><text:span text:style-name="T3207">अनुमति</text:span><text:span text:style-name="T3208"><text:s/></text:span><text:span text:style-name="T3209">नहीं</text:span><text:span text:style-name="T3210"><text:s/></text:span><text:span text:style-name="T3211">है</text:span><text:span text:style-name="T3212">,<text:s/></text:span><text:span text:style-name="T3213"><text:s/></text:span><text:span text:style-name="T3214">ऐसी</text:span><text:span text:style-name="T3215"><text:s/></text:span><text:span text:style-name="T3216">स्थिति</text:span><text:span text:style-name="T3217"><text:s/></text:span><text:span text:style-name="T3218">को</text:span><text:span text:style-name="T3219"><text:s/></text:span><text:span text:style-name="T3220">स्पष्ट</text:span><text:span text:style-name="T3221"><text:s/></text:span><text:span text:style-name="T3222">करने</text:span><text:span text:style-name="T3223"><text:s/></text:span><text:span text:style-name="T3224">के</text:span><text:span text:style-name="T3225"><text:s/></text:span><text:span text:style-name="T3226">लिए</text:span><text:span text:style-name="T3227"><text:s/></text:span><text:span text:style-name="T3228">एक</text:span><text:span text:style-name="T3229"><text:s/></text:span><text:span text:style-name="T3230">नीति</text:span><text:span text:style-name="T3231"><text:s/></text:span><text:span text:style-name="T3232">विद्यमान</text:span><text:span text:style-name="T3233"><text:s/></text:span><text:span text:style-name="T3234">होनी</text:span><text:span text:style-name="T3235"><text:s/></text:span><text:span text:style-name="T3236">चाहिए।</text:span></text:p>
      <text:p text:style-name="P3237"/>
      <text:p text:style-name="P3238">५. २<text:s/>यदि<text:s/>कोई<text:s/>संस्था<text:s/>एफओएसएस<text:s/>प्रकल्पों<text:s/>में<text:s/>योगदान<text:s/>की<text:s/>अनुमति<text:s/>देता<text:s/>है<text:s/>तो<text:s/>एक<text:s/>प्रक्रिया<text:s/>विद्यमान<text:s/>है<text:s/>जो<text:s/>धारा<text:s/>५.<text:s/>१<text:s/>में<text:s/>उल्लिखित<text:s/>एफओएसएस<text:s/>योगदान<text:s/>नीति<text:s/>लागू<text:s/>करती<text:s/>है।<text:s/></text:p>
      <text:p text:style-name="P3239">सत्यापन<text:s/>सामग्रियां:</text:p>
      <text:list text:style-name="LFO32" text:continue-numbering="true">
        <text:list-item>
          <text:p text:style-name="P3240"><text:span text:style-name="T3241">५</text:span><text:span text:style-name="T3242">. २. १<text:s/></text:span><text:span text:style-name="T3243">एक</text:span><text:span text:style-name="T3244"><text:s/></text:span><text:span text:style-name="T3245">दस्तावेजी</text:span><text:span text:style-name="T3246"><text:s/></text:span><text:span text:style-name="T3247">प्रक्रिया</text:span><text:span text:style-name="T3248"><text:s/></text:span><text:span text:style-name="T3249">जो</text:span><text:span text:style-name="T3250"><text:s/></text:span><text:span text:style-name="T3251">एफओएसएस</text:span><text:span text:style-name="T3252"><text:s/></text:span><text:span text:style-name="T3253">योगदान</text:span><text:span text:style-name="T3254"><text:s/></text:span><text:span text:style-name="T3255">को</text:span><text:span text:style-name="T3256"><text:s/></text:span><text:span text:style-name="T3257">नियंत्रित</text:span><text:span text:style-name="T3258"><text:s/></text:span><text:span text:style-name="T3259">करती</text:span><text:span text:style-name="T3260"><text:s/></text:span><text:span text:style-name="T3261">है</text:span><text:span text:style-name="T3262">,<text:s/></text:span><text:span text:style-name="T3263">यदि</text:span><text:span text:style-name="T3264"><text:s/></text:span><text:span text:style-name="T3265">एफओएसएस</text:span><text:span text:style-name="T3266"><text:s/></text:span><text:span text:style-name="T3267">योगदान</text:span><text:span text:style-name="T3268"><text:s/></text:span><text:span text:style-name="T3269">नीति</text:span><text:span text:style-name="T3270"><text:s/></text:span><text:span text:style-name="T3271">योगदान</text:span><text:span text:style-name="T3272"><text:s/></text:span><text:span text:style-name="T3273">की</text:span><text:span text:style-name="T3274"><text:s/></text:span><text:span text:style-name="T3275">अनुमति</text:span><text:span text:style-name="T3276"><text:s/></text:span><text:span text:style-name="T3277">दे</text:span><text:span text:style-name="T3278">,</text:span><text:span text:style-name="T3279">।</text:span><text:span text:style-name="T3280"><text:s/></text:span></text:p>
        </text:list-item>
      </text:list>
      <text:p text:style-name="P3281">औचित्य:</text:p>
      <text:p text:style-name="P3282">यह<text:s/>सुनिश्चित<text:s/>करने<text:s/>के<text:s/>लिए<text:s/>कि<text:s/>संस्था<text:s/>में<text:s/>एक<text:s/>दस्तावेजी<text:s/>प्रक्रिया<text:s/>विद्यमान<text:s/>है<text:s/>जो<text:s/>सार्वजनिक<text:s/>रूप<text:s/>से<text:s/>एफओएसएस<text:s/>में<text:s/>योगदान<text:s/>करने<text:s/>की प्रणाली का<text:s/>वर्णन<text:s/>करता<text:s/>है<text:s/>।<text:s/>एक<text:s/>नीति<text:s/><text:s/>विद्यमानहो<text:s/>सकती<text:s/>है<text:s/>कि<text:s/>योगदान<text:s/>की<text:s/>अनुमति<text:s/>नहीं<text:s/>है।<text:s/>उस<text:s/>स्थिति<text:s/>में<text:s/>यह<text:s/>समझा<text:s/>जाता<text:s/>है<text:s/>कि<text:s/>कोई<text:s/>प्रक्रिया<text:s/>विद्यमान<text:s/>नहीं<text:s/>हो<text:s/>सकती<text:s/>है<text:s/>और<text:s/>फिर<text:s/>भी<text:s/>यह<text:s/>आवश्यकता<text:s/>पूरी<text:s/>की<text:s/>जाएगी।</text:p>
      <text:p text:style-name="P3283"/>
      <text:p text:style-name="P3284"/>
      <text:p text:style-name="P3285"/>
      <text:p text:style-name="P3286"/>
      <text:p text:style-name="P3287"/>
      <text:p text:style-name="P3288"/>
      <text:p text:style-name="P3289"/>
      <text:p text:style-name="P3290"/>
      <text:p text:style-name="P3291"/>
      <text:p text:style-name="P3292"/>
      <text:p text:style-name="P3293"/>
      <text:p text:style-name="P3294">उद्देश्य<text:s/>६:<text:s/>ओपनचेन<text:s/>आवश्यकताओं<text:s/>का<text:s/>अनुपालन<text:s/>प्रमाणित<text:s/>करें</text:p>
      <text:p text:style-name="P3295">६.<text:s/>१<text:s/>किसी<text:s/>संस्था<text:s/>को<text:s/>ओपनचेन<text:s/>प्रमाणित<text:s/>होने<text:s/>के<text:s/>लिए,<text:s/>उस<text:s/>संस्था<text:s/>को<text:s/>यह<text:s/>पुष्टि<text:s/>करनी<text:s/>चाहिए<text:s/>कि<text:s/>संस्था<text:s/>में<text:s/>एक<text:s/>एफओएसएस<text:s/>प्रबंधन<text:s/>कार्यक्रम<text:s/>है<text:s/>जो<text:s/>इस<text:s/>ओपनचेन<text:s/>विशिष्टता<text:s/>संस्करण<text:s/>१. २<text:s/>में<text:s/>वर्णित<text:s/>मानदंडों<text:s/>को<text:s/>पूरा<text:s/>करता<text:s/>है।</text:p>
      <text:p text:style-name="P3296"/>
      <text:p text:style-name="P3297">सत्यापन<text:s/>सामग्रियां:</text:p>
      <text:list text:style-name="LFO33" text:continue-numbering="true">
        <text:list-item>
          <text:p text:style-name="P3298"><text:span text:style-name="T3299">६</text:span><text:span text:style-name="T3300">. १. १</text:span><text:span text:style-name="T3301"><text:s/></text:span><text:span text:style-name="T3302">एक</text:span><text:span text:style-name="T3303"><text:s/></text:span><text:span text:style-name="T3304">एफओएसएस</text:span><text:span text:style-name="T3305"><text:s/></text:span><text:span text:style-name="T3306">प्रबंधन</text:span><text:span text:style-name="T3307"><text:s/></text:span><text:span text:style-name="T3308">कार्यक्रम</text:span><text:span text:style-name="T3309"><text:s/></text:span><text:span text:style-name="T3310">के</text:span><text:span text:style-name="T3311"><text:s/></text:span><text:span text:style-name="T3312">अस्तित्व</text:span><text:span text:style-name="T3313"><text:s/></text:span><text:span text:style-name="T3314">का</text:span><text:span text:style-name="T3315"><text:s/></text:span><text:span text:style-name="T3316"><text:s/></text:span><text:span text:style-name="T3317">पुष्टीकरण</text:span><text:span text:style-name="T3318"><text:s/></text:span><text:span text:style-name="T3319">जो</text:span><text:span text:style-name="T3320"><text:s/></text:span><text:span text:style-name="T3321">इस</text:span><text:span text:style-name="T3322"><text:s/></text:span><text:span text:style-name="T3323">ओपनचेन</text:span><text:span text:style-name="T3324"><text:s/></text:span><text:span text:style-name="T3325">विशिष्टता</text:span><text:span text:style-name="T3326"><text:s/></text:span><text:span text:style-name="T3327">संस्करण</text:span><text:span text:style-name="T3328"><text:s/></text:span><text:span text:style-name="T3329">१</text:span><text:span text:style-name="T3330">.<text:s/></text:span><text:span text:style-name="T3331">२</text:span><text:span text:style-name="T3332"><text:s/></text:span><text:span text:style-name="T3333">की</text:span><text:span text:style-name="T3334"><text:s/></text:span><text:span text:style-name="T3335">सभी</text:span><text:span text:style-name="T3336"><text:s/></text:span><text:span text:style-name="T3337">आवश्यकताओं</text:span><text:span text:style-name="T3338"><text:s/></text:span><text:span text:style-name="T3339">को</text:span><text:span text:style-name="T3340"><text:s/></text:span><text:span text:style-name="T3341">पूरा</text:span><text:span text:style-name="T3342"><text:s/></text:span><text:span text:style-name="T3343">करती</text:span><text:span text:style-name="T3344"><text:s/></text:span><text:span text:style-name="T3345">है।</text:span></text:p>
        </text:list-item>
      </text:list>
      <text:p text:style-name="P3346"/>
      <text:p text:style-name="P3347">औचित्य:</text:p>
      <text:p text:style-name="P3348">यह<text:s/>सुनिश्चित<text:s/>करने<text:s/>के<text:s/>लिए<text:s/>कि<text:s/>यदि<text:s/>कोई<text:s/>संस्था<text:s/>घोषित<text:s/><text:s/>करें<text:s/>कि<text:s/>इसमें<text:s/>एक<text:s/>एफओएसएस<text:s/>प्रबंधन<text:s/>कार्यक्रम<text:s/>है<text:s/>जो<text:s/>ओपनचेन<text:s/>अनुरूप<text:s/>है,<text:s/>तो<text:s/>ऐसा<text:s/>कार्यक्रम<text:s/>इस<text:s/>विनिर्देश<text:s/>की<text:s/>सभी<text:s/>आवश्यकताओं<text:s/>को<text:s/>पूरा<text:s/>किया<text:s/>है।<text:s/>इन<text:s/>आवश्यकताओं<text:s/>के<text:s/>सिर्फ<text:s/>एक<text:s/>उप-समूह<text:s/>की<text:s/>परिपूर्ति<text:s/>पर्याप्त<text:s/>नहीं<text:s/>माना<text:s/>जाएगा।</text:p>
      <text:p text:style-name="P3349"/>
      <text:p text:style-name="P3350">६. २<text:s/>विनिर्देश<text:s/>के<text:s/>इस<text:s/>संस्करण<text:s/>के<text:s/>साथ<text:s/>अनुरूपता,<text:s/>अनुरूपता<text:s/>सत्यापन<text:s/>प्राप्त<text:s/>होने<text:s/>से<text:s/>१८<text:s/>महीने<text:s/>तक<text:s/>चलेगी<text:s/>।<text:s/>अनुरूपता<text:s/>सत्यापन<text:s/>आवश्यकताओं<text:s/>को<text:s/>ओपनचेन<text:s/>प्रोजेक्ट<text:s/>की<text:s/>वेबसाइट<text:s/>पर<text:s/>पाया<text:s/>जा<text:s/>सकता<text:s/>है।</text:p>
      <text:p text:style-name="P3351"/>
      <text:p text:style-name="P3352">सत्यापन<text:s/>सामग्रियां:</text:p>
      <text:list text:style-name="LFO34" text:continue-numbering="true">
        <text:list-item>
          <text:p text:style-name="P3353"><text:span text:style-name="T3354">६</text:span><text:span text:style-name="T3355">. २.<text:s/></text:span><text:span text:style-name="T3356">१</text:span><text:span text:style-name="T3357"><text:s/></text:span><text:span text:style-name="T3358">संस्था</text:span><text:span text:style-name="T3359"><text:s/></text:span><text:span text:style-name="T3360">एक</text:span><text:span text:style-name="T3361"><text:s/></text:span><text:span text:style-name="T3362">एफओएसएस</text:span><text:span text:style-name="T3363"><text:s/></text:span><text:span text:style-name="T3364">प्रबंधन</text:span><text:span text:style-name="T3365"><text:s/></text:span><text:span text:style-name="T3366">कार्यक्रम</text:span><text:span text:style-name="T3367"><text:s/></text:span><text:span text:style-name="T3368">के</text:span><text:span text:style-name="T3369"><text:s/></text:span><text:span text:style-name="T3370">अस्तित्व</text:span><text:span text:style-name="T3371"><text:s/></text:span><text:span text:style-name="T3372">की</text:span><text:span text:style-name="T3373"><text:s/></text:span><text:span text:style-name="T3374">पुष्टि</text:span><text:span text:style-name="T3375"><text:s/></text:span><text:span text:style-name="T3376">करती</text:span><text:span text:style-name="T3377"><text:s/></text:span><text:span text:style-name="T3378">है</text:span><text:span text:style-name="T3379"><text:s/></text:span><text:span text:style-name="T3380">जो</text:span><text:span text:style-name="T3381"><text:s/></text:span><text:span text:style-name="T3382">अनुरूपता</text:span><text:span text:style-name="T3383"><text:s/></text:span><text:span text:style-name="T3384">सत्यापन</text:span><text:span text:style-name="T3385"><text:s/></text:span><text:span text:style-name="T3386">प्राप्त</text:span><text:span text:style-name="T3387"><text:s/></text:span><text:span text:style-name="T3388">करने</text:span><text:span text:style-name="T3389"><text:s/></text:span><text:span text:style-name="T3390">के</text:span><text:span text:style-name="T3391"><text:s/></text:span><text:span text:style-name="T3392">१८</text:span><text:span text:style-name="T3393"><text:s/></text:span><text:span text:style-name="T3394">महीनों</text:span><text:span text:style-name="T3395"><text:s/></text:span><text:span text:style-name="T3396">के</text:span><text:span text:style-name="T3397"><text:s/></text:span><text:span text:style-name="T3398">भीतर</text:span><text:span text:style-name="T3399"><text:s/></text:span><text:span text:style-name="T3400">इस</text:span><text:span text:style-name="T3401"><text:s/></text:span><text:span text:style-name="T3402">ओपनचैन</text:span><text:span text:style-name="T3403"><text:s/></text:span><text:span text:style-name="T3404">विनिर्देश</text:span><text:span text:style-name="T3405"><text:s/></text:span><text:span text:style-name="T3406">संस्करण</text:span><text:span text:style-name="T3407"><text:s/></text:span><text:span text:style-name="T3408">१</text:span><text:span text:style-name="T3409">.<text:s/></text:span><text:span text:style-name="T3410">२</text:span><text:span text:style-name="T3411"><text:s/></text:span><text:span text:style-name="T3412">की</text:span><text:span text:style-name="T3413"><text:s/></text:span><text:span text:style-name="T3414">सभी</text:span><text:span text:style-name="T3415"><text:s/></text:span><text:span text:style-name="T3416">आवश्यकताओं</text:span><text:span text:style-name="T3417"><text:s/></text:span><text:span text:style-name="T3418">को</text:span><text:span text:style-name="T3419"><text:s/></text:span><text:span text:style-name="T3420">पूरा</text:span><text:span text:style-name="T3421"><text:s/></text:span><text:span text:style-name="T3422">करता</text:span><text:span text:style-name="T3423"><text:s/></text:span><text:span text:style-name="T3424">है।</text:span><text:span text:style-name="T3425"><text:s/></text:span></text:p>
        </text:list-item>
      </text:list>
      <text:p text:style-name="P3426"/>
      <text:p text:style-name="P3427">औचित्य:</text:p>
      <text:p text:style-name="P3428"><text:span text:style-name="T3429">संस्था</text:span><text:span text:style-name="T3430"><text:s/></text:span><text:span text:style-name="T3431">के</text:span><text:span text:style-name="T3432"><text:s/></text:span><text:span text:style-name="T3433">लिए</text:span><text:span text:style-name="T3434"><text:s/></text:span><text:span text:style-name="T3435">विनिर्देश</text:span><text:span text:style-name="T3436"><text:s/></text:span><text:span text:style-name="T3437">के</text:span><text:span text:style-name="T3438"><text:s/></text:span><text:span text:style-name="T3439">साथ</text:span><text:span text:style-name="T3440"><text:s/></text:span><text:span text:style-name="T3441">वर्तमान</text:span><text:span text:style-name="T3442"><text:s/></text:span><text:span text:style-name="T3443">बने</text:span><text:span text:style-name="T3444"><text:s/></text:span><text:span text:style-name="T3445">रहना</text:span><text:span text:style-name="T3446"><text:s/></text:span><text:span text:style-name="T3447">महत्वपूर्ण</text:span><text:span text:style-name="T3448"><text:s/></text:span><text:span text:style-name="T3449">है</text:span><text:span text:style-name="T3450"><text:s/></text:span><text:span text:style-name="T3451">यदि</text:span><text:span text:style-name="T3452"><text:s/></text:span><text:span text:style-name="T3453">वह</text:span><text:span text:style-name="T3454"><text:s/></text:span><text:span text:style-name="T3455">संस्था</text:span><text:span text:style-name="T3456"><text:s/></text:span><text:span text:style-name="T3457">समय</text:span><text:span text:style-name="T3458"><text:s/></text:span><text:span text:style-name="T3459">के</text:span><text:span text:style-name="T3460"><text:s/></text:span><text:span text:style-name="T3461">साथ</text:span><text:span text:style-name="T3462"><text:s/></text:span><text:span text:style-name="T3463">कार्यक्रम</text:span><text:span text:style-name="T3464"><text:s/></text:span><text:span text:style-name="T3465">अनुरूपता</text:span><text:span text:style-name="T3466"><text:s/></text:span><text:span text:style-name="T3467">के</text:span><text:span text:style-name="T3468"><text:s/></text:span><text:span text:style-name="T3469">स्वत्व</text:span><text:span text:style-name="T3470"><text:s/></text:span><text:span text:style-name="T3471"><text:s/></text:span><text:span text:style-name="T3472">को</text:span><text:span text:style-name="T3473"><text:s/></text:span><text:span text:style-name="T3474">प्रबल</text:span><text:span text:style-name="T3475"><text:s/></text:span><text:span text:style-name="T3476">रखना</text:span><text:span text:style-name="T3477"><text:s/></text:span><text:span text:style-name="T3478">चाहती<text:s/></text:span><text:span text:style-name="T3479">है।</text:span><text:span text:style-name="T3480"><text:s/></text:span><text:span text:style-name="T3481">यह</text:span><text:span text:style-name="T3482"><text:s/></text:span><text:span text:style-name="T3483">आवश्यकता</text:span><text:span text:style-name="T3484"><text:s/></text:span><text:span text:style-name="T3485">सुनिश्चित</text:span><text:span text:style-name="T3486"><text:s/></text:span><text:span text:style-name="T3487">करती</text:span><text:span text:style-name="T3488"><text:s/></text:span><text:span text:style-name="T3489">है</text:span><text:span text:style-name="T3490"><text:s/></text:span><text:span text:style-name="T3491">कि</text:span><text:span text:style-name="T3492"><text:s/></text:span><text:span text:style-name="T3493">कार्यक्रम</text:span><text:span text:style-name="T3494"><text:s/></text:span><text:span text:style-name="T3495">के</text:span><text:span text:style-name="T3496"><text:s/></text:span><text:span text:style-name="T3497">सहायक प्रकियाएं<text:s/></text:span><text:span text:style-name="T3498">और</text:span><text:span text:style-name="T3499"><text:s/></text:span><text:span text:style-name="T3500">नियंत्रण</text:span><text:span text:style-name="T3501"><text:s/></text:span><text:span text:style-name="T3502">में</text:span><text:span text:style-name="T3503"><text:s/></text:span><text:span text:style-name="T3504">क्षय न</text:span><text:span text:style-name="T3505"><text:s/></text:span><text:span text:style-name="T3506">हो</text:span><text:span text:style-name="T3507"><text:s/></text:span><text:s/><text:span text:style-name="T3508">यदि</text:span><text:span text:style-name="T3509"><text:s/></text:span><text:span text:style-name="T3510">अनुपालित<text:s/></text:span><text:span text:style-name="T3511">संस्था</text:span><text:span text:style-name="T3512"><text:s/></text:span><text:span text:style-name="T3513">समय</text:span><text:span text:style-name="T3514"><text:s/></text:span><text:span text:style-name="T3515">के</text:span><text:span text:style-name="T3516"><text:s/></text:span><text:span text:style-name="T3517">साथ</text:span><text:span text:style-name="T3518"><text:s/></text:span><text:span text:style-name="T3519">अनुरूपता</text:span><text:span text:style-name="T3520"><text:s/></text:span><text:span text:style-name="T3521">का</text:span><text:span text:style-name="T3522"><text:s/></text:span><text:span text:style-name="T3523">स्वत्व<text:s/></text:span><text:span text:style-name="T3524">प्रबल</text:span><text:span text:style-name="T3525"><text:s/></text:span><text:span text:style-name="T3526">रखती</text:span><text:span text:style-name="T3527"><text:s/></text:span><text:span text:style-name="T3528"><text:s/></text:span><text:span text:style-name="T3529"><text:s/></text:span><text:span text:style-name="T3530">है।</text:span></text:p>
      <text:p text:style-name="P3531"/>
      <text:p text:style-name="P3532"/>
      <text:p text:style-name="P3533"/>
      <text:p text:style-name="P3534"/>
      <text:p text:style-name="P3535"/>
      <text:p text:style-name="P3536"/>
      <text:p text:style-name="P3537"/>
      <text:p text:style-name="P3538">अनुबंध<text:s/>१:<text:s/>भाषा<text:s/>अनुवाद</text:p>
      <text:p text:style-name="P3539"><text:span text:style-name="T3540">विश्वव्यापी स्वीकृति<text:s/></text:span><text:span text:style-name="T3541">की</text:span><text:span text:style-name="T3542"><text:s/></text:span><text:span text:style-name="T3543">सुविधा</text:span><text:span text:style-name="T3544"><text:s/></text:span><text:span text:style-name="T3545">के</text:span><text:span text:style-name="T3546"><text:s/></text:span><text:span text:style-name="T3547">लिए</text:span><text:span text:style-name="T3548"><text:s/></text:span><text:span text:style-name="T3549">हम</text:span><text:span text:style-name="T3550"><text:s/></text:span><text:span text:style-name="T3551">विनिर्देशों</text:span><text:span text:style-name="T3552"><text:s/></text:span><text:span text:style-name="T3553">का</text:span><text:span text:style-name="T3554"><text:s/></text:span><text:span text:style-name="T3555">अनुवाद</text:span><text:span text:style-name="T3556"><text:s/></text:span><text:span text:style-name="T3557">कई</text:span><text:span text:style-name="T3558"><text:s/></text:span><text:span text:style-name="T3559">भाषाओं</text:span><text:span text:style-name="T3560"><text:s/></text:span><text:span text:style-name="T3561">में</text:span><text:span text:style-name="T3562"><text:s/></text:span><text:span text:style-name="T3563">करने</text:span><text:span text:style-name="T3564"><text:s/></text:span><text:span text:style-name="T3565">के</text:span><text:span text:style-name="T3566"><text:s/></text:span><text:span text:style-name="T3567">प्रयासों</text:span><text:span text:style-name="T3568"><text:s/></text:span><text:span text:style-name="T3569">का</text:span><text:span text:style-name="T3570"><text:s/></text:span><text:span text:style-name="T3571">स्वागत</text:span><text:span text:style-name="T3572"><text:s/></text:span><text:span text:style-name="T3573">करते</text:span><text:span text:style-name="T3574"><text:s/></text:span><text:span text:style-name="T3575">हैं।</text:span><text:span text:style-name="T3576"><text:s/></text:span><text:span text:style-name="T3577">चूंकि</text:span><text:span text:style-name="T3578"><text:s/></text:span><text:span text:style-name="T3579">ओपनचेन</text:span><text:span text:style-name="T3580"><text:s/></text:span><text:span text:style-name="T3581">एक</text:span><text:span text:style-name="T3582"><text:s/></text:span><text:span text:style-name="T3583">ओपन</text:span><text:span text:style-name="T3584"><text:s/></text:span><text:span text:style-name="T3585">सोर्स</text:span><text:span text:style-name="T3586"><text:s/></text:span><text:span text:style-name="T3587">प्रोजेक्ट</text:span><text:span text:style-name="T3588"><text:s/></text:span><text:span text:style-name="T3589">के</text:span><text:span text:style-name="T3590"><text:s/></text:span><text:span text:style-name="T3591">रूप</text:span><text:span text:style-name="T3592"><text:s/></text:span><text:span text:style-name="T3593">में</text:span><text:span text:style-name="T3594"><text:s/></text:span><text:span text:style-name="T3595">कार्य</text:span><text:span text:style-name="T3596"><text:s/></text:span><text:span text:style-name="T3597">करता</text:span><text:span text:style-name="T3598"><text:s/></text:span><text:span text:style-name="T3599">है</text:span><text:span text:style-name="T3600">,<text:s/></text:span><text:span text:style-name="T3601">सभी<text:s/></text:span><text:span text:style-name="T3602">अनुवाद</text:span><text:span text:style-name="T3603"><text:s/></text:span><text:span text:style-name="T3604">उन<text:s/></text:span><text:span text:style-name="T3605">लोगो</text:span><text:span text:style-name="T3606"><text:s/></text:span><text:span text:style-name="T3607">से</text:span><text:span text:style-name="T3608"><text:s/></text:span><text:span text:style-name="T3609">चालित</text:span><text:span text:style-name="T3610"><text:s/></text:span><text:span text:style-name="T3611">है</text:span><text:span text:style-name="T3612"><text:s/></text:span><text:span text:style-name="T3613">जो</text:span><text:span text:style-name="T3614"><text:s/></text:span><text:span text:style-name="T3615">अनुवाद</text:span><text:span text:style-name="T3616"><text:s/></text:span><text:span text:style-name="T3617">करने</text:span><text:span text:style-name="T3618"><text:s/></text:span><text:span text:style-name="T3619">के</text:span><text:span text:style-name="T3620"><text:s/></text:span><text:span text:style-name="T3621">लिए</text:span><text:span text:style-name="T3622"><text:s/></text:span><text:span text:style-name="T3623">अपना</text:span><text:span text:style-name="T3624"><text:s/></text:span><text:span text:style-name="T3625">समय</text:span><text:span text:style-name="T3626"><text:s/></text:span><text:span text:style-name="T3627">और</text:span><text:span text:style-name="T3628"><text:s/></text:span><text:span text:style-name="T3629">विशेषज्ञता</text:span><text:span text:style-name="T3630"><text:s/></text:span><text:span text:style-name="T3631">योगदान</text:span><text:span text:style-name="T3632"><text:s/></text:span><text:span text:style-name="T3633">करने</text:span><text:span text:style-name="T3634"><text:s/></text:span><text:span text:style-name="T3635">के</text:span><text:span text:style-name="T3636"><text:s/></text:span><text:span text:style-name="T3637">इच्छुक</text:span><text:span text:style-name="T3638"><text:s/></text:span><text:span text:style-name="T3639">है</text:span><text:span text:style-name="T3640">,</text:span><text:span text:style-name="T3641"><text:s/></text:span><text:span text:style-name="T3642">और</text:span><text:span text:style-name="T3643"><text:s/></text:span><text:span text:style-name="T3644">जो</text:span><text:span text:style-name="T3645"><text:s/></text:span><text:span text:style-name="T3646">सीसी</text:span><text:span text:style-name="T3647">-</text:span><text:span text:style-name="T3648">बाय</text:span><text:span text:style-name="T3649"><text:s/></text:span><text:span text:style-name="T3650">४</text:span><text:span text:style-name="T3651">.0<text:s/></text:span><text:span text:style-name="T3652">(</text:span>CC-BY 4.0)<text:s/><text:span text:style-name="T3653">लाइसेंस</text:span><text:span text:style-name="T3654"><text:s/></text:span><text:span text:style-name="T3655">और</text:span><text:span text:style-name="T3656"><text:s/></text:span><text:span text:style-name="T3657">परियोजना</text:span><text:span text:style-name="T3658"><text:s/></text:span><text:span text:style-name="T3659">की</text:span><text:span text:style-name="T3660"><text:s/></text:span><text:span text:style-name="T3661">अनुवाद</text:span><text:span text:style-name="T3662"><text:s/></text:span><text:span text:style-name="T3663">नीति</text:span><text:span text:style-name="T3664"><text:s/></text:span><text:span text:style-name="T3665">के</text:span><text:span text:style-name="T3666"><text:s/></text:span><text:span text:style-name="T3667">निबंधनों<text:s/></text:span><text:span text:style-name="T3668">के<text:s/></text:span><text:span text:style-name="T3669">अनुसार<text:s/></text:span><text:span text:style-name="T3670">होगा</text:span><text:span text:style-name="T3671">।</text:span><text:span text:style-name="T3672"><text:s/></text:span><text:span text:style-name="T3673">नीति</text:span><text:span text:style-name="T3674"><text:s/></text:span><text:span text:style-name="T3675">और</text:span><text:span text:style-name="T3676"><text:s/></text:span><text:span text:style-name="T3677">उपलब्ध</text:span><text:span text:style-name="T3678"><text:s/></text:span><text:span text:style-name="T3679">अनुवादों</text:span><text:span text:style-name="T3680"><text:s/></text:span><text:span text:style-name="T3681">का</text:span><text:span text:style-name="T3682"><text:s/></text:span><text:span text:style-name="T3683">विवरण</text:span><text:span text:style-name="T3684"><text:s/></text:span><text:span text:style-name="T3685">ओपनचेन</text:span><text:span text:style-name="T3686"><text:s/></text:span><text:span text:style-name="T3687">प्रोजेक्ट</text:span><text:span text:style-name="T3688"><text:s/></text:span><text:a xlink:href="https://wiki.linuxfoundation.org/openchain/spec-translations" office:target-frame-name="_top" xlink:show="replace"><text:span text:style-name="T3689">विनिर्देश</text:span><text:span text:style-name="T3690"><text:s/></text:span><text:span text:style-name="T3691">वेबपेज</text:span></text:a><text:span text:style-name="T3692"><text:s/></text:span><text:span text:style-name="T3693">पर</text:span><text:span text:style-name="T3694"><text:s/></text:span><text:span text:style-name="T3695">पाया</text:span><text:span text:style-name="T3696"><text:s/></text:span><text:span text:style-name="T3697">जा</text:span><text:span text:style-name="T3698"><text:s/></text:span><text:span text:style-name="T3699">सकता</text:span><text:span text:style-name="T3700"><text:s/></text:span><text:span text:style-name="T3701">हैं।</text:span><text:span text:style-name="T3702"><text:s/></text:span><text:span text:style-name="T370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2 11 6 4 2 2 2 2 2 4"/>
    <style:font-face style:name="Kokila" svg:font-family="Kokila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Revision" style:display-name="Revision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Nirmala UI" style:font-name-complex="Nirmala UI"/>
    </style:style>
    <style:style style:name="WW_CharLFO2LVL1" style:family="text">
      <style:text-properties style:font-name="Nirmala UI" style:font-name-asian="Times New Roman" style:font-name-complex="Nirmala UI" fo:color="#000000" fo:font-size="12pt" style:font-size-asian="12pt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weight="bold" style:font-weight-asian="bold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ourier New" style:font-name-complex="Courier New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ourier New" style:font-name-complex="Courier New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१, २, ३, ...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१, २, ३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bullet text:level="1" text:style-name="WW_CharLFO9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१, २, ३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ListParagraph" style:family="paragraph">
      <style:paragraph-properties fo:margin-left="4.5in">
        <style:tab-stops/>
      </style:paragraph-properties>
      <style:text-properties style:font-name="Nirmala UI" style:font-name-complex="Nirmala UI" fo:font-size="10pt" style:font-size-asian="10pt" style:font-size-complex="9pt"/>
    </style:style>
    <style:style style:name="P3" style:parent-style-name="Footer" style:family="paragraph">
      <style:paragraph-properties fo:text-align="center"/>
    </style:style>
    <style:style style:name="P4" style:parent-style-name="Normal" style:family="paragraph">
      <style:paragraph-properties fo:text-align="center" fo:margin-bottom="0in"/>
      <style:text-properties style:font-name="Arial" style:font-name-complex="Arial" fo:color="#000000" fo:font-size="7pt" style:font-size-asian="7pt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0694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P2">ओपनचेन<text:s/>विनिर्देश संस्करण<text:s/>१.२</text:p>
        <text:p text:style-name="Header"/>
      </style:header>
      <style:footer>
        <text:p text:style-name="P3"><draw:frame draw:z-index="251659264" draw:id="id0" draw:style-name="a0" draw:name="MSIPCM2c3b4a6f886e08ca78a23a6e" text:anchor-type="paragraph" svg:x="0in" svg:y="11.20833in" svg:width="8.26806in" svg:height="0.27569in" style:rel-width="scale" style:rel-height="scale"><draw:text-box><text:p text:style-name="P4">Sensitivity: Internal &amp; Restricted</text:p></draw:text-box><svg:title/><svg:desc>{"HashCode":-1477458873,"Height":841.0,"Width":595.0,"Placement":"Footer","Index":"Primary","Section":1,"Top":0.0,"Left":0.0}</svg:desc></draw:frame>Page<text:s/><text:span text:style-name="T5"><text:page-number text:fixed="false">2</text:page-number></text:span><text:s/>of<text:s/><text:span text:style-name="T6"><text:page-count>1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Shane Coughlan</dc:creator>
    <meta:creation-date>2018-11-07T09:14:00Z</meta:creation-date>
    <dc:date>2018-11-07T09:14:00Z</dc:date>
    <meta:print-date>2018-11-07T09:13:00Z</meta:print-date>
    <meta:template xlink:href="Normal.dotm" xlink:type="simple"/>
    <meta:editing-cycles>2</meta:editing-cycles>
    <meta:editing-duration>PT0S</meta:editing-duration>
    <meta:user-defined meta:name="MSIP_Label_b9a70571-31c6-4603-80c1-ef2fb871a62a_Enabled">True</meta:user-defined>
    <meta:user-defined meta:name="MSIP_Label_b9a70571-31c6-4603-80c1-ef2fb871a62a_SiteId">258ac4e4-146a-411e-9dc8-79a9e12fd6da</meta:user-defined>
    <meta:user-defined meta:name="MSIP_Label_b9a70571-31c6-4603-80c1-ef2fb871a62a_Ref">https://api.informationprotection.azure.com/api/258ac4e4-146a-411e-9dc8-79a9e12fd6da</meta:user-defined>
    <meta:user-defined meta:name="MSIP_Label_b9a70571-31c6-4603-80c1-ef2fb871a62a_Owner">rratna@wipro.com</meta:user-defined>
    <meta:user-defined meta:name="MSIP_Label_b9a70571-31c6-4603-80c1-ef2fb871a62a_SetDate">2018-08-23T17:31:32.6800748+05:30</meta:user-defined>
    <meta:user-defined meta:name="MSIP_Label_b9a70571-31c6-4603-80c1-ef2fb871a62a_Name">Internal and Restricted</meta:user-defined>
    <meta:user-defined meta:name="MSIP_Label_b9a70571-31c6-4603-80c1-ef2fb871a62a_Application">Microsoft Azure Information Protection</meta:user-defined>
    <meta:user-defined meta:name="MSIP_Label_b9a70571-31c6-4603-80c1-ef2fb871a62a_Extended_MSFT_Method">Automatic</meta:user-defined>
    <meta:user-defined meta:name="Sensitivity">Internal and Restricted</meta:user-defined>
    <meta:document-statistic meta:page-count="11" meta:paragraph-count="40" meta:word-count="3057" meta:character-count="20448" meta:row-count="145" meta:non-whitespace-character-count="17431"/>
  </office:meta>
</office:document-meta>
</file>